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984in"/>
    </style:style>
    <style:style style:name="co10" style:family="table-column">
      <style:table-column-properties fo:break-before="auto" style:column-width="1.2909in"/>
    </style:style>
    <style:style style:name="co11" style:family="table-column">
      <style:table-column-properties fo:break-before="auto" style:column-width="1.1374in"/>
    </style:style>
    <style:style style:name="co12" style:family="table-column">
      <style:table-column-properties fo:break-before="auto" style:column-width="1.2299in"/>
    </style:style>
    <style:style style:name="co13" style:family="table-column">
      <style:table-column-properties fo:break-before="auto" style:column-width="1.2138in"/>
    </style:style>
    <style:style style:name="co14" style:family="table-column">
      <style:table-column-properties fo:break-before="auto" style:column-width="0.561in"/>
    </style:style>
    <style:style style:name="co15" style:family="table-column">
      <style:table-column-properties fo:break-before="auto" style:column-width="2.181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wifi" table:style-name="ta1">
        <table:shapes>
          <draw:frame draw:z-index="0" draw:style-name="gr1" svg:width="10in" svg:height="8in" svg:x="9.8638in" svg:y="3.9268in">
            <draw:object draw:notify-on-update-of-ranges="wifi.BK14:wifi.BK18 wifi.BL1:wifi.BL1 wifi.BL2:wifi.BL6 wifi.BM2:wifi.BM6 wifi.BM2:wifi.BM6 wifi.BL7:wifi.BL7 wifi.BL8:wifi.BL12 wifi.BM8:wifi.BM12 wifi.BM8:wifi.BM12 wifi.BL13:wifi.BL13 wifi.BL14:wifi.BL18 wifi.BM14:wifi.BM18 wifi.BM14:wifi.BM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8in" svg:x="7.9453in" svg:y="13.4524in">
            <draw:object draw:notify-on-update-of-ranges="wifi.BK14:wifi.BK18 wifi.BL1:wifi.BL1 wifi.BN2:wifi.BN6 wifi.BL7:wifi.BL7 wifi.BN8:wifi.BN12 wifi.BL13:wifi.BL13 wifi.BN14:wifi.BN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0in" svg:height="8in" svg:x="18.6224in" svg:y="13.1406in">
            <draw:object draw:notify-on-update-of-ranges="wifi.BK2:wifi.BK6 wifi.BO2:wifi.BO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10in" svg:height="8in" svg:x="20.952in" svg:y="3.0374in">
            <draw:object draw:notify-on-update-of-ranges="wifi.BK2:wifi.BK6 wifi.BL1:wifi.BL1 wifi.BS2:wifi.BS6 wifi.BL7:wifi.BL7 wifi.BS8:wifi.BS12 wifi.BL13:wifi.BL13 wifi.BS14:wifi.BS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/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75.3599">
            <text:p>75.3599</text:p>
          </table:table-cell>
          <table:table-cell office:value-type="float" office:value="75.7384">
            <text:p>75.7384</text:p>
          </table:table-cell>
          <table:table-cell office:value-type="float" office:value="75.3351">
            <text:p>75.3351</text:p>
          </table:table-cell>
          <table:table-cell office:value-type="float" office:value="75.8087">
            <text:p>75.8087</text:p>
          </table:table-cell>
          <table:table-cell office:value-type="float" office:value="75.2656">
            <text:p>75.2656</text:p>
          </table:table-cell>
          <table:table-cell office:value-type="float" office:value="75.3801">
            <text:p>75.3801</text:p>
          </table:table-cell>
          <table:table-cell office:value-type="float" office:value="75.2135">
            <text:p>75.2135</text:p>
          </table:table-cell>
          <table:table-cell office:value-type="float" office:value="75.3732">
            <text:p>75.3732</text:p>
          </table:table-cell>
          <table:table-cell office:value-type="float" office:value="75.5602">
            <text:p>75.5602</text:p>
          </table:table-cell>
          <table:table-cell office:value-type="float" office:value="75.9025">
            <text:p>75.9025</text:p>
          </table:table-cell>
          <table:table-cell office:value-type="float" office:value="75.9641">
            <text:p>75.9641</text:p>
          </table:table-cell>
          <table:table-cell office:value-type="float" office:value="75.834">
            <text:p>75.834</text:p>
          </table:table-cell>
          <table:table-cell office:value-type="float" office:value="75.6249">
            <text:p>75.6249</text:p>
          </table:table-cell>
          <table:table-cell office:value-type="float" office:value="75.2675">
            <text:p>75.2675</text:p>
          </table:table-cell>
          <table:table-cell office:value-type="float" office:value="75.5779">
            <text:p>75.5779</text:p>
          </table:table-cell>
          <table:table-cell office:value-type="float" office:value="75.2325">
            <text:p>75.2325</text:p>
          </table:table-cell>
          <table:table-cell office:value-type="float" office:value="75.4524">
            <text:p>75.4524</text:p>
          </table:table-cell>
          <table:table-cell office:value-type="float" office:value="75.6261">
            <text:p>75.6261</text:p>
          </table:table-cell>
          <table:table-cell office:value-type="float" office:value="75.6922">
            <text:p>75.6922</text:p>
          </table:table-cell>
          <table:table-cell office:value-type="float" office:value="75.355">
            <text:p>75.355</text:p>
          </table:table-cell>
          <table:table-cell office:value-type="float" office:value="75.5201">
            <text:p>75.5201</text:p>
          </table:table-cell>
          <table:table-cell office:value-type="float" office:value="76.0078">
            <text:p>76.0078</text:p>
          </table:table-cell>
          <table:table-cell office:value-type="float" office:value="75.2316">
            <text:p>75.2316</text:p>
          </table:table-cell>
          <table:table-cell office:value-type="float" office:value="75.045">
            <text:p>75.045</text:p>
          </table:table-cell>
          <table:table-cell office:value-type="float" office:value="75.3899">
            <text:p>75.3899</text:p>
          </table:table-cell>
          <table:table-cell office:value-type="float" office:value="75.3242">
            <text:p>75.3242</text:p>
          </table:table-cell>
          <table:table-cell office:value-type="float" office:value="75.2735">
            <text:p>75.2735</text:p>
          </table:table-cell>
          <table:table-cell office:value-type="float" office:value="75.2943">
            <text:p>75.2943</text:p>
          </table:table-cell>
          <table:table-cell office:value-type="float" office:value="75.2003">
            <text:p>75.2003</text:p>
          </table:table-cell>
          <table:table-cell office:value-type="float" office:value="75.3056">
            <text:p>75.3056</text:p>
          </table:table-cell>
          <table:table-cell office:value-type="float" office:value="75.5141">
            <text:p>75.5141</text:p>
          </table:table-cell>
          <table:table-cell office:value-type="float" office:value="75.5614">
            <text:p>75.5614</text:p>
          </table:table-cell>
          <table:table-cell office:value-type="float" office:value="75.6961">
            <text:p>75.6961</text:p>
          </table:table-cell>
          <table:table-cell office:value-type="float" office:value="75.7074">
            <text:p>75.7074</text:p>
          </table:table-cell>
          <table:table-cell office:value-type="float" office:value="75.345">
            <text:p>75.345</text:p>
          </table:table-cell>
          <table:table-cell office:value-type="float" office:value="75.5018">
            <text:p>75.5018</text:p>
          </table:table-cell>
          <table:table-cell office:value-type="float" office:value="75.4481">
            <text:p>75.4481</text:p>
          </table:table-cell>
          <table:table-cell office:value-type="float" office:value="75.2101">
            <text:p>75.2101</text:p>
          </table:table-cell>
          <table:table-cell office:value-type="float" office:value="75.3253">
            <text:p>75.3253</text:p>
          </table:table-cell>
          <table:table-cell office:value-type="float" office:value="75.7958">
            <text:p>75.7958</text:p>
          </table:table-cell>
          <table:table-cell office:value-type="float" office:value="75.6359">
            <text:p>75.6359</text:p>
          </table:table-cell>
          <table:table-cell office:value-type="float" office:value="75.2919">
            <text:p>75.2919</text:p>
          </table:table-cell>
          <table:table-cell office:value-type="float" office:value="75.6399">
            <text:p>75.6399</text:p>
          </table:table-cell>
          <table:table-cell office:value-type="float" office:value="75.3042">
            <text:p>75.3042</text:p>
          </table:table-cell>
          <table:table-cell office:value-type="float" office:value="75.3354">
            <text:p>75.3354</text:p>
          </table:table-cell>
          <table:table-cell office:value-type="float" office:value="75.0718">
            <text:p>75.0718</text:p>
          </table:table-cell>
          <table:table-cell office:value-type="float" office:value="75.0512">
            <text:p>75.0512</text:p>
          </table:table-cell>
          <table:table-cell office:value-type="float" office:value="75.6818">
            <text:p>75.6818</text:p>
          </table:table-cell>
          <table:table-cell office:value-type="float" office:value="75.1808">
            <text:p>75.1808</text:p>
          </table:table-cell>
          <table:table-cell office:value-type="float" office:value="75.3145">
            <text:p>75.3145</text:p>
          </table:table-cell>
          <table:table-cell office:value-type="float" office:value="75.4324">
            <text:p>75.4324</text:p>
          </table:table-cell>
          <table:table-cell office:value-type="float" office:value="75.1363">
            <text:p>75.1363</text:p>
          </table:table-cell>
          <table:table-cell office:value-type="float" office:value="75.8521">
            <text:p>75.8521</text:p>
          </table:table-cell>
          <table:table-cell office:value-type="float" office:value="75.5479">
            <text:p>75.5479</text:p>
          </table:table-cell>
          <table:table-cell office:value-type="float" office:value="75.7192">
            <text:p>75.7192</text:p>
          </table:table-cell>
          <table:table-cell office:value-type="float" office:value="75.8946">
            <text:p>75.8946</text:p>
          </table:table-cell>
          <table:table-cell office:value-type="float" office:value="75.3976">
            <text:p>75.3976</text:p>
          </table:table-cell>
          <table:table-cell office:value-type="float" office:value="75.6902">
            <text:p>75.6902</text:p>
          </table:table-cell>
          <table:table-cell office:value-type="float" office:value="75.3712">
            <text:p>75.3712</text:p>
          </table:table-cell>
          <table:table-cell office:value-type="float" office:value="75.9451">
            <text:p>75.9451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75.4792533333334">
            <text:p>75.4792533333</text:p>
          </table:table-cell>
          <table:table-cell table:formula="of:=CONFIDENCE(0.01; STDEV([.$C2:.BJ2]); COUNT([.$C2:.BJ2]))" office:value-type="float" office:value="0.0821598308844882">
            <text:p>0.0821598309</text:p>
          </table:table-cell>
          <table:table-cell table:formula="of:=MEDIAN([.$BA2:.BI2])" office:value-type="float" office:value="75.5479">
            <text:p>75.5479</text:p>
          </table:table-cell>
          <table:table-cell table:formula="of:=[.BL8]/[.BL2]" office:value-type="float" office:value="1.05663922836898">
            <text:p>1.0566392284</text:p>
          </table:table-cell>
          <table:table-cell/>
          <table:table-cell table:formula="of:=[.BL14]/[.BL2]" office:value-type="float" office:value="0.0682595517638048">
            <text:p>0.0682595518</text:p>
          </table:table-cell>
          <table:table-cell table:formula="of:=1/[.BL2]/[.$A$24]" office:value-type="float" office:value="0.0000152995827928127">
            <text:p>1.52995827928127E-005</text:p>
          </table:table-cell>
          <table:table-cell table:formula="of:=[.BR2]/MIN([.$BR$2:.$BR$6];[.$BR$8:.$BR$12];[.$BR$14:.$BR$18])" office:value-type="float" office:value="1.05663922836898">
            <text:p>1.0566392284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41.7692">
            <text:p>41.7692</text:p>
          </table:table-cell>
          <table:table-cell office:value-type="float" office:value="41.6702">
            <text:p>41.6702</text:p>
          </table:table-cell>
          <table:table-cell office:value-type="float" office:value="41.6206">
            <text:p>41.6206</text:p>
          </table:table-cell>
          <table:table-cell office:value-type="float" office:value="41.6895">
            <text:p>41.6895</text:p>
          </table:table-cell>
          <table:table-cell office:value-type="float" office:value="41.7607">
            <text:p>41.7607</text:p>
          </table:table-cell>
          <table:table-cell office:value-type="float" office:value="41.6205">
            <text:p>41.6205</text:p>
          </table:table-cell>
          <table:table-cell office:value-type="float" office:value="41.6506">
            <text:p>41.6506</text:p>
          </table:table-cell>
          <table:table-cell office:value-type="float" office:value="41.6816">
            <text:p>41.6816</text:p>
          </table:table-cell>
          <table:table-cell office:value-type="float" office:value="41.9737">
            <text:p>41.9737</text:p>
          </table:table-cell>
          <table:table-cell office:value-type="float" office:value="41.7257">
            <text:p>41.7257</text:p>
          </table:table-cell>
          <table:table-cell office:value-type="float" office:value="41.6955">
            <text:p>41.6955</text:p>
          </table:table-cell>
          <table:table-cell office:value-type="float" office:value="41.6823">
            <text:p>41.6823</text:p>
          </table:table-cell>
          <table:table-cell office:value-type="float" office:value="41.6048">
            <text:p>41.6048</text:p>
          </table:table-cell>
          <table:table-cell office:value-type="float" office:value="41.7064">
            <text:p>41.7064</text:p>
          </table:table-cell>
          <table:table-cell office:value-type="float" office:value="41.5213">
            <text:p>41.5213</text:p>
          </table:table-cell>
          <table:table-cell office:value-type="float" office:value="41.6656">
            <text:p>41.6656</text:p>
          </table:table-cell>
          <table:table-cell office:value-type="float" office:value="41.479">
            <text:p>41.479</text:p>
          </table:table-cell>
          <table:table-cell office:value-type="float" office:value="41.7707">
            <text:p>41.7707</text:p>
          </table:table-cell>
          <table:table-cell office:value-type="float" office:value="41.7549">
            <text:p>41.7549</text:p>
          </table:table-cell>
          <table:table-cell office:value-type="float" office:value="41.7882">
            <text:p>41.7882</text:p>
          </table:table-cell>
          <table:table-cell office:value-type="float" office:value="41.6261">
            <text:p>41.6261</text:p>
          </table:table-cell>
          <table:table-cell office:value-type="float" office:value="41.6972">
            <text:p>41.6972</text:p>
          </table:table-cell>
          <table:table-cell office:value-type="float" office:value="41.6277">
            <text:p>41.6277</text:p>
          </table:table-cell>
          <table:table-cell office:value-type="float" office:value="41.8397">
            <text:p>41.8397</text:p>
          </table:table-cell>
          <table:table-cell office:value-type="float" office:value="41.6333">
            <text:p>41.6333</text:p>
          </table:table-cell>
          <table:table-cell office:value-type="float" office:value="41.5702">
            <text:p>41.5702</text:p>
          </table:table-cell>
          <table:table-cell office:value-type="float" office:value="41.6349">
            <text:p>41.6349</text:p>
          </table:table-cell>
          <table:table-cell office:value-type="float" office:value="41.7116">
            <text:p>41.7116</text:p>
          </table:table-cell>
          <table:table-cell office:value-type="float" office:value="41.7577">
            <text:p>41.7577</text:p>
          </table:table-cell>
          <table:table-cell office:value-type="float" office:value="41.6249">
            <text:p>41.6249</text:p>
          </table:table-cell>
          <table:table-cell office:value-type="float" office:value="41.9081">
            <text:p>41.9081</text:p>
          </table:table-cell>
          <table:table-cell office:value-type="float" office:value="41.5683">
            <text:p>41.5683</text:p>
          </table:table-cell>
          <table:table-cell office:value-type="float" office:value="41.5751">
            <text:p>41.5751</text:p>
          </table:table-cell>
          <table:table-cell office:value-type="float" office:value="41.8158">
            <text:p>41.8158</text:p>
          </table:table-cell>
          <table:table-cell office:value-type="float" office:value="41.5234">
            <text:p>41.5234</text:p>
          </table:table-cell>
          <table:table-cell office:value-type="float" office:value="41.6399">
            <text:p>41.6399</text:p>
          </table:table-cell>
          <table:table-cell office:value-type="float" office:value="41.4925">
            <text:p>41.4925</text:p>
          </table:table-cell>
          <table:table-cell office:value-type="float" office:value="41.6816">
            <text:p>41.6816</text:p>
          </table:table-cell>
          <table:table-cell office:value-type="float" office:value="41.5152">
            <text:p>41.5152</text:p>
          </table:table-cell>
          <table:table-cell office:value-type="float" office:value="41.6998">
            <text:p>41.6998</text:p>
          </table:table-cell>
          <table:table-cell office:value-type="float" office:value="41.7844">
            <text:p>41.7844</text:p>
          </table:table-cell>
          <table:table-cell office:value-type="float" office:value="41.6521">
            <text:p>41.6521</text:p>
          </table:table-cell>
          <table:table-cell office:value-type="float" office:value="41.7283">
            <text:p>41.7283</text:p>
          </table:table-cell>
          <table:table-cell office:value-type="float" office:value="41.5989">
            <text:p>41.5989</text:p>
          </table:table-cell>
          <table:table-cell office:value-type="float" office:value="41.7041">
            <text:p>41.7041</text:p>
          </table:table-cell>
          <table:table-cell office:value-type="float" office:value="41.7971">
            <text:p>41.7971</text:p>
          </table:table-cell>
          <table:table-cell office:value-type="float" office:value="41.5792">
            <text:p>41.5792</text:p>
          </table:table-cell>
          <table:table-cell office:value-type="float" office:value="41.7589">
            <text:p>41.7589</text:p>
          </table:table-cell>
          <table:table-cell office:value-type="float" office:value="41.6913">
            <text:p>41.6913</text:p>
          </table:table-cell>
          <table:table-cell office:value-type="float" office:value="41.8722">
            <text:p>41.8722</text:p>
          </table:table-cell>
          <table:table-cell office:value-type="float" office:value="41.6608">
            <text:p>41.6608</text:p>
          </table:table-cell>
          <table:table-cell office:value-type="float" office:value="41.6333">
            <text:p>41.6333</text:p>
          </table:table-cell>
          <table:table-cell office:value-type="float" office:value="41.7581">
            <text:p>41.7581</text:p>
          </table:table-cell>
          <table:table-cell office:value-type="float" office:value="41.6194">
            <text:p>41.6194</text:p>
          </table:table-cell>
          <table:table-cell office:value-type="float" office:value="41.6629">
            <text:p>41.6629</text:p>
          </table:table-cell>
          <table:table-cell office:value-type="float" office:value="41.6623">
            <text:p>41.6623</text:p>
          </table:table-cell>
          <table:table-cell office:value-type="float" office:value="41.6683">
            <text:p>41.6683</text:p>
          </table:table-cell>
          <table:table-cell office:value-type="float" office:value="41.7838">
            <text:p>41.7838</text:p>
          </table:table-cell>
          <table:table-cell office:value-type="float" office:value="41.6549">
            <text:p>41.6549</text:p>
          </table:table-cell>
          <table:table-cell office:value-type="float" office:value="41.7972">
            <text:p>41.7972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41.684025">
            <text:p>41.684025</text:p>
          </table:table-cell>
          <table:table-cell table:formula="of:=CONFIDENCE(0.01; STDEV([.$C3:.BJ3]); COUNT([.$C3:.BJ3]))" office:value-type="float" office:value="0.0328289194674989">
            <text:p>0.0328289195</text:p>
          </table:table-cell>
          <table:table-cell table:formula="of:=MEDIAN([.$BA3:.BI3])" office:value-type="float" office:value="41.6623">
            <text:p>41.6623</text:p>
          </table:table-cell>
          <table:table-cell table:formula="of:=[.BL9]/[.BL3]" office:value-type="float" office:value="1.07805248333544">
            <text:p>1.0780524833</text:p>
          </table:table-cell>
          <table:table-cell/>
          <table:table-cell table:formula="of:=[.BL15]/[.BL3]" office:value-type="float" office:value="0.0757141374903215">
            <text:p>0.0757141375</text:p>
          </table:table-cell>
          <table:table-cell table:formula="of:=1/[.BL3]/[.$A$24]" office:value-type="float" office:value="0.0000277036846972676">
            <text:p>2.77036846972676E-005</text:p>
          </table:table-cell>
          <table:table-cell table:formula="of:=[.BR3]/MIN([.$BR$2:.$BR$6];[.$BR$8:.$BR$12];[.$BR$14:.$BR$18])" office:value-type="float" office:value="1.91330707627202">
            <text:p>1.913307076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25.4311">
            <text:p>25.4311</text:p>
          </table:table-cell>
          <table:table-cell office:value-type="float" office:value="25.5017">
            <text:p>25.5017</text:p>
          </table:table-cell>
          <table:table-cell office:value-type="float" office:value="25.784">
            <text:p>25.784</text:p>
          </table:table-cell>
          <table:table-cell office:value-type="float" office:value="26.8794">
            <text:p>26.8794</text:p>
          </table:table-cell>
          <table:table-cell office:value-type="float" office:value="26.8269">
            <text:p>26.8269</text:p>
          </table:table-cell>
          <table:table-cell office:value-type="float" office:value="32.8455">
            <text:p>32.8455</text:p>
          </table:table-cell>
          <table:table-cell office:value-type="float" office:value="25.449">
            <text:p>25.449</text:p>
          </table:table-cell>
          <table:table-cell office:value-type="float" office:value="25.6087">
            <text:p>25.6087</text:p>
          </table:table-cell>
          <table:table-cell office:value-type="float" office:value="27.6369">
            <text:p>27.6369</text:p>
          </table:table-cell>
          <table:table-cell office:value-type="float" office:value="27.0246">
            <text:p>27.0246</text:p>
          </table:table-cell>
          <table:table-cell office:value-type="float" office:value="31.8655">
            <text:p>31.8655</text:p>
          </table:table-cell>
          <table:table-cell office:value-type="float" office:value="25.622">
            <text:p>25.622</text:p>
          </table:table-cell>
          <table:table-cell office:value-type="float" office:value="28.3086">
            <text:p>28.3086</text:p>
          </table:table-cell>
          <table:table-cell office:value-type="float" office:value="27.0577">
            <text:p>27.0577</text:p>
          </table:table-cell>
          <table:table-cell office:value-type="float" office:value="25.1699">
            <text:p>25.1699</text:p>
          </table:table-cell>
          <table:table-cell office:value-type="float" office:value="26.3886">
            <text:p>26.3886</text:p>
          </table:table-cell>
          <table:table-cell office:value-type="float" office:value="27.4009">
            <text:p>27.4009</text:p>
          </table:table-cell>
          <table:table-cell office:value-type="float" office:value="25.5507">
            <text:p>25.5507</text:p>
          </table:table-cell>
          <table:table-cell office:value-type="float" office:value="25.6832">
            <text:p>25.6832</text:p>
          </table:table-cell>
          <table:table-cell office:value-type="float" office:value="25.7476">
            <text:p>25.7476</text:p>
          </table:table-cell>
          <table:table-cell office:value-type="float" office:value="24.8767">
            <text:p>24.8767</text:p>
          </table:table-cell>
          <table:table-cell office:value-type="float" office:value="33.0032">
            <text:p>33.0032</text:p>
          </table:table-cell>
          <table:table-cell office:value-type="float" office:value="26.8704">
            <text:p>26.8704</text:p>
          </table:table-cell>
          <table:table-cell office:value-type="float" office:value="27.1721">
            <text:p>27.1721</text:p>
          </table:table-cell>
          <table:table-cell office:value-type="float" office:value="25.432">
            <text:p>25.432</text:p>
          </table:table-cell>
          <table:table-cell office:value-type="float" office:value="25.6101">
            <text:p>25.6101</text:p>
          </table:table-cell>
          <table:table-cell office:value-type="float" office:value="25.57">
            <text:p>25.57</text:p>
          </table:table-cell>
          <table:table-cell office:value-type="float" office:value="25.2915">
            <text:p>25.2915</text:p>
          </table:table-cell>
          <table:table-cell office:value-type="float" office:value="40.9431">
            <text:p>40.9431</text:p>
          </table:table-cell>
          <table:table-cell office:value-type="float" office:value="27.1085">
            <text:p>27.1085</text:p>
          </table:table-cell>
          <table:table-cell office:value-type="float" office:value="26.9215">
            <text:p>26.9215</text:p>
          </table:table-cell>
          <table:table-cell office:value-type="float" office:value="25.5412">
            <text:p>25.5412</text:p>
          </table:table-cell>
          <table:table-cell office:value-type="float" office:value="32.6057">
            <text:p>32.6057</text:p>
          </table:table-cell>
          <table:table-cell office:value-type="float" office:value="27.6952">
            <text:p>27.6952</text:p>
          </table:table-cell>
          <table:table-cell office:value-type="float" office:value="27.6844">
            <text:p>27.6844</text:p>
          </table:table-cell>
          <table:table-cell office:value-type="float" office:value="25.0799">
            <text:p>25.0799</text:p>
          </table:table-cell>
          <table:table-cell office:value-type="float" office:value="25.0324">
            <text:p>25.0324</text:p>
          </table:table-cell>
          <table:table-cell office:value-type="float" office:value="27.247">
            <text:p>27.247</text:p>
          </table:table-cell>
          <table:table-cell office:value-type="float" office:value="24.883">
            <text:p>24.883</text:p>
          </table:table-cell>
          <table:table-cell office:value-type="float" office:value="25.1071">
            <text:p>25.1071</text:p>
          </table:table-cell>
          <table:table-cell office:value-type="float" office:value="31.1173">
            <text:p>31.1173</text:p>
          </table:table-cell>
          <table:table-cell office:value-type="float" office:value="25.5956">
            <text:p>25.5956</text:p>
          </table:table-cell>
          <table:table-cell office:value-type="float" office:value="26.9907">
            <text:p>26.9907</text:p>
          </table:table-cell>
          <table:table-cell office:value-type="float" office:value="25.3946">
            <text:p>25.3946</text:p>
          </table:table-cell>
          <table:table-cell office:value-type="float" office:value="27.2229">
            <text:p>27.2229</text:p>
          </table:table-cell>
          <table:table-cell office:value-type="float" office:value="29.8438">
            <text:p>29.8438</text:p>
          </table:table-cell>
          <table:table-cell office:value-type="float" office:value="25.4944">
            <text:p>25.4944</text:p>
          </table:table-cell>
          <table:table-cell office:value-type="float" office:value="27.1914">
            <text:p>27.1914</text:p>
          </table:table-cell>
          <table:table-cell office:value-type="float" office:value="25.5556">
            <text:p>25.5556</text:p>
          </table:table-cell>
          <table:table-cell office:value-type="float" office:value="27.4347">
            <text:p>27.4347</text:p>
          </table:table-cell>
          <table:table-cell office:value-type="float" office:value="32.2089">
            <text:p>32.2089</text:p>
          </table:table-cell>
          <table:table-cell office:value-type="float" office:value="25.7896">
            <text:p>25.7896</text:p>
          </table:table-cell>
          <table:table-cell office:value-type="float" office:value="28.8718">
            <text:p>28.8718</text:p>
          </table:table-cell>
          <table:table-cell office:value-type="float" office:value="26.7966">
            <text:p>26.7966</text:p>
          </table:table-cell>
          <table:table-cell office:value-type="float" office:value="38.6529">
            <text:p>38.6529</text:p>
          </table:table-cell>
          <table:table-cell office:value-type="float" office:value="25.5262">
            <text:p>25.5262</text:p>
          </table:table-cell>
          <table:table-cell office:value-type="float" office:value="32.7663">
            <text:p>32.7663</text:p>
          </table:table-cell>
          <table:table-cell office:value-type="float" office:value="27.0409">
            <text:p>27.0409</text:p>
          </table:table-cell>
          <table:table-cell office:value-type="float" office:value="25.0788">
            <text:p>25.0788</text:p>
          </table:table-cell>
          <table:table-cell office:value-type="float" office:value="31.6329">
            <text:p>31.6329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27.5610566666667">
            <text:p>27.5610566667</text:p>
          </table:table-cell>
          <table:table-cell table:formula="of:=CONFIDENCE(0.01; STDEV([.$C4:.BJ4]); COUNT([.$C4:.BJ4]))" office:value-type="float" office:value="1.07809149927256">
            <text:p>1.0780914993</text:p>
          </table:table-cell>
          <table:table-cell table:formula="of:=MEDIAN([.$BA4:.BI4])" office:value-type="float" office:value="27.0409">
            <text:p>27.0409</text:p>
          </table:table-cell>
          <table:table-cell table:formula="of:=[.BL10]/[.BL4]" office:value-type="float" office:value="0.980993048524868">
            <text:p>0.9809930485</text:p>
          </table:table-cell>
          <table:table-cell/>
          <table:table-cell table:formula="of:=[.BL16]/[.BL4]" office:value-type="float" office:value="0.0685670372821942">
            <text:p>0.0685670373</text:p>
          </table:table-cell>
          <table:table-cell table:formula="of:=1/[.BL4]/[.$A$24]" office:value-type="float" office:value="0.0000418997391674637">
            <text:p>4.18997391674637E-005</text:p>
          </table:table-cell>
          <table:table-cell table:formula="of:=[.BR4]/MIN([.$BR$2:.$BR$6];[.$BR$8:.$BR$12];[.$BR$14:.$BR$18])" office:value-type="float" office:value="2.89373302934563">
            <text:p>2.8937330293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22.1069">
            <text:p>22.1069</text:p>
          </table:table-cell>
          <table:table-cell office:value-type="float" office:value="21.5011">
            <text:p>21.5011</text:p>
          </table:table-cell>
          <table:table-cell office:value-type="float" office:value="21.8094">
            <text:p>21.8094</text:p>
          </table:table-cell>
          <table:table-cell office:value-type="float" office:value="23.9886">
            <text:p>23.9886</text:p>
          </table:table-cell>
          <table:table-cell office:value-type="float" office:value="21.8702">
            <text:p>21.8702</text:p>
          </table:table-cell>
          <table:table-cell office:value-type="float" office:value="21.4109">
            <text:p>21.4109</text:p>
          </table:table-cell>
          <table:table-cell office:value-type="float" office:value="26.9318">
            <text:p>26.9318</text:p>
          </table:table-cell>
          <table:table-cell office:value-type="float" office:value="30.8031">
            <text:p>30.8031</text:p>
          </table:table-cell>
          <table:table-cell office:value-type="float" office:value="23.4374">
            <text:p>23.4374</text:p>
          </table:table-cell>
          <table:table-cell office:value-type="float" office:value="30.3332">
            <text:p>30.3332</text:p>
          </table:table-cell>
          <table:table-cell office:value-type="float" office:value="21.2885">
            <text:p>21.2885</text:p>
          </table:table-cell>
          <table:table-cell office:value-type="float" office:value="21.4648">
            <text:p>21.4648</text:p>
          </table:table-cell>
          <table:table-cell office:value-type="float" office:value="28.3711">
            <text:p>28.3711</text:p>
          </table:table-cell>
          <table:table-cell office:value-type="float" office:value="26.7298">
            <text:p>26.7298</text:p>
          </table:table-cell>
          <table:table-cell office:value-type="float" office:value="21.6981">
            <text:p>21.6981</text:p>
          </table:table-cell>
          <table:table-cell office:value-type="float" office:value="27.7169">
            <text:p>27.7169</text:p>
          </table:table-cell>
          <table:table-cell office:value-type="float" office:value="28.6779">
            <text:p>28.6779</text:p>
          </table:table-cell>
          <table:table-cell office:value-type="float" office:value="22.0003">
            <text:p>22.0003</text:p>
          </table:table-cell>
          <table:table-cell office:value-type="float" office:value="21.4334">
            <text:p>21.4334</text:p>
          </table:table-cell>
          <table:table-cell office:value-type="float" office:value="21.3649">
            <text:p>21.3649</text:p>
          </table:table-cell>
          <table:table-cell office:value-type="float" office:value="25.0173">
            <text:p>25.0173</text:p>
          </table:table-cell>
          <table:table-cell office:value-type="float" office:value="25.7879">
            <text:p>25.7879</text:p>
          </table:table-cell>
          <table:table-cell office:value-type="float" office:value="27.6552">
            <text:p>27.6552</text:p>
          </table:table-cell>
          <table:table-cell office:value-type="float" office:value="26.0001">
            <text:p>26.0001</text:p>
          </table:table-cell>
          <table:table-cell office:value-type="float" office:value="21.7467">
            <text:p>21.7467</text:p>
          </table:table-cell>
          <table:table-cell office:value-type="float" office:value="21.6253">
            <text:p>21.6253</text:p>
          </table:table-cell>
          <table:table-cell office:value-type="float" office:value="21.9458">
            <text:p>21.9458</text:p>
          </table:table-cell>
          <table:table-cell office:value-type="float" office:value="21.577">
            <text:p>21.577</text:p>
          </table:table-cell>
          <table:table-cell office:value-type="float" office:value="26.8274">
            <text:p>26.8274</text:p>
          </table:table-cell>
          <table:table-cell office:value-type="float" office:value="33.7129">
            <text:p>33.7129</text:p>
          </table:table-cell>
          <table:table-cell office:value-type="float" office:value="26.9331">
            <text:p>26.9331</text:p>
          </table:table-cell>
          <table:table-cell office:value-type="float" office:value="23.49">
            <text:p>23.49</text:p>
          </table:table-cell>
          <table:table-cell office:value-type="float" office:value="26.3351">
            <text:p>26.3351</text:p>
          </table:table-cell>
          <table:table-cell office:value-type="float" office:value="35.8418">
            <text:p>35.8418</text:p>
          </table:table-cell>
          <table:table-cell office:value-type="float" office:value="21.3861">
            <text:p>21.3861</text:p>
          </table:table-cell>
          <table:table-cell office:value-type="float" office:value="26.7882">
            <text:p>26.7882</text:p>
          </table:table-cell>
          <table:table-cell office:value-type="float" office:value="22.5444">
            <text:p>22.5444</text:p>
          </table:table-cell>
          <table:table-cell office:value-type="float" office:value="25.9893">
            <text:p>25.9893</text:p>
          </table:table-cell>
          <table:table-cell office:value-type="float" office:value="21.8461">
            <text:p>21.8461</text:p>
          </table:table-cell>
          <table:table-cell office:value-type="float" office:value="31.6674">
            <text:p>31.6674</text:p>
          </table:table-cell>
          <table:table-cell table:number-columns-repeated="10"/>
          <table:table-cell office:value-type="float" office:value="24.7662">
            <text:p>24.7662</text:p>
          </table:table-cell>
          <table:table-cell office:value-type="float" office:value="21.8153">
            <text:p>21.8153</text:p>
          </table:table-cell>
          <table:table-cell office:value-type="float" office:value="21.5825">
            <text:p>21.5825</text:p>
          </table:table-cell>
          <table:table-cell office:value-type="float" office:value="22.6645">
            <text:p>22.6645</text:p>
          </table:table-cell>
          <table:table-cell office:value-type="float" office:value="21.6513">
            <text:p>21.6513</text:p>
          </table:table-cell>
          <table:table-cell office:value-type="float" office:value="51.042">
            <text:p>51.042</text:p>
          </table:table-cell>
          <table:table-cell office:value-type="float" office:value="21.7035">
            <text:p>21.7035</text:p>
          </table:table-cell>
          <table:table-cell office:value-type="float" office:value="21.8049">
            <text:p>21.8049</text:p>
          </table:table-cell>
          <table:table-cell office:value-type="float" office:value="24.7325">
            <text:p>24.7325</text:p>
          </table:table-cell>
          <table:table-cell office:value-type="float" office:value="21.828">
            <text:p>21.828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25.064922">
            <text:p>25.064922</text:p>
          </table:table-cell>
          <table:table-cell table:formula="of:=CONFIDENCE(0.01; STDEV([.$C5:.BJ5]); COUNT([.$C5:.BJ5]))" office:value-type="float" office:value="1.88484111955174">
            <text:p>1.8848411196</text:p>
          </table:table-cell>
          <table:table-cell table:formula="of:=MEDIAN([.$BA5:.BI5])" office:value-type="float" office:value="21.8153">
            <text:p>21.8153</text:p>
          </table:table-cell>
          <table:table-cell table:formula="of:=[.BL11]/[.BL5]" office:value-type="float" office:value="0.916675969175833">
            <text:p>0.9166759692</text:p>
          </table:table-cell>
          <table:table-cell/>
          <table:table-cell table:formula="of:=[.BL17]/[.BL5]" office:value-type="float" office:value="0.134659505423556">
            <text:p>0.1346595054</text:p>
          </table:table-cell>
          <table:table-cell table:formula="of:=1/[.BL5]/[.$A$24]" office:value-type="float" office:value="0.0000460723989291896">
            <text:p>4.60723989291896E-005</text:p>
          </table:table-cell>
          <table:table-cell table:formula="of:=[.BR5]/MIN([.$BR$2:.$BR$6];[.$BR$8:.$BR$12];[.$BR$14:.$BR$18])" office:value-type="float" office:value="3.18191056010467">
            <text:p>3.1819105601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21.3869">
            <text:p>21.3869</text:p>
          </table:table-cell>
          <table:table-cell office:value-type="float" office:value="22.5181">
            <text:p>22.5181</text:p>
          </table:table-cell>
          <table:table-cell office:value-type="float" office:value="21.35">
            <text:p>21.35</text:p>
          </table:table-cell>
          <table:table-cell office:value-type="float" office:value="21.3244">
            <text:p>21.3244</text:p>
          </table:table-cell>
          <table:table-cell office:value-type="float" office:value="21.2895">
            <text:p>21.2895</text:p>
          </table:table-cell>
          <table:table-cell office:value-type="float" office:value="21.0387">
            <text:p>21.0387</text:p>
          </table:table-cell>
          <table:table-cell office:value-type="float" office:value="21.1882">
            <text:p>21.1882</text:p>
          </table:table-cell>
          <table:table-cell office:value-type="float" office:value="21.175">
            <text:p>21.175</text:p>
          </table:table-cell>
          <table:table-cell office:value-type="float" office:value="21.2641">
            <text:p>21.2641</text:p>
          </table:table-cell>
          <table:table-cell office:value-type="float" office:value="21.255">
            <text:p>21.255</text:p>
          </table:table-cell>
          <table:table-cell office:value-type="float" office:value="16">
            <text:p>16</text:p>
          </table:table-cell>
          <table:table-cell table:formula="of:=AVERAGE([.$BA6:.BJ6])" office:value-type="float" office:value="21.37899">
            <text:p>21.37899</text:p>
          </table:table-cell>
          <table:table-cell table:formula="of:=CONFIDENCE(0.01; STDEV([.$BA6:.BJ6]); COUNT([.$BA6:.BJ6]))" office:value-type="float" office:value="0.336049636991072">
            <text:p>0.336049637</text:p>
          </table:table-cell>
          <table:table-cell table:formula="of:=MEDIAN([.$BA6:.BI6])" office:value-type="float" office:value="21.2895">
            <text:p>21.2895</text:p>
          </table:table-cell>
          <table:table-cell table:formula="of:=[.BL12]/[.BL6]" office:value-type="float" office:value="0.992838763664701">
            <text:p>0.9928387637</text:p>
          </table:table-cell>
          <table:table-cell/>
          <table:table-cell table:formula="of:=[.BL18]/[.BL6]" office:value-type="float" office:value="0.0694756861760074">
            <text:p>0.0694756862</text:p>
          </table:table-cell>
          <table:table-cell table:formula="of:=1/[.BL6]/[.$A$24]" office:value-type="float" office:value="0.0000540156988479353">
            <text:p>5.40156988479353E-005</text:p>
          </table:table-cell>
          <table:table-cell table:formula="of:=[.BR6]/MIN([.$BR$2:.$BR$6];[.$BR$8:.$BR$12];[.$BR$14:.$BR$18])" office:value-type="float" office:value="3.73050083282699">
            <text:p>3.7305008328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80.7969">
            <text:p>80.7969</text:p>
          </table:table-cell>
          <table:table-cell office:value-type="float" office:value="79.1167">
            <text:p>79.1167</text:p>
          </table:table-cell>
          <table:table-cell office:value-type="float" office:value="79.7816">
            <text:p>79.7816</text:p>
          </table:table-cell>
          <table:table-cell office:value-type="float" office:value="79.3307">
            <text:p>79.3307</text:p>
          </table:table-cell>
          <table:table-cell office:value-type="float" office:value="79.8603">
            <text:p>79.8603</text:p>
          </table:table-cell>
          <table:table-cell office:value-type="float" office:value="78.4489">
            <text:p>78.4489</text:p>
          </table:table-cell>
          <table:table-cell office:value-type="float" office:value="78.5945">
            <text:p>78.5945</text:p>
          </table:table-cell>
          <table:table-cell office:value-type="float" office:value="79.11">
            <text:p>79.11</text:p>
          </table:table-cell>
          <table:table-cell office:value-type="float" office:value="79.1998">
            <text:p>79.1998</text:p>
          </table:table-cell>
          <table:table-cell office:value-type="float" office:value="80.2797">
            <text:p>80.2797</text:p>
          </table:table-cell>
          <table:table-cell office:value-type="float" office:value="79.9638">
            <text:p>79.9638</text:p>
          </table:table-cell>
          <table:table-cell office:value-type="float" office:value="78.7216">
            <text:p>78.7216</text:p>
          </table:table-cell>
          <table:table-cell office:value-type="float" office:value="80.6989">
            <text:p>80.6989</text:p>
          </table:table-cell>
          <table:table-cell office:value-type="float" office:value="80.3204">
            <text:p>80.3204</text:p>
          </table:table-cell>
          <table:table-cell office:value-type="float" office:value="80.6398">
            <text:p>80.6398</text:p>
          </table:table-cell>
          <table:table-cell office:value-type="float" office:value="79.6085">
            <text:p>79.6085</text:p>
          </table:table-cell>
          <table:table-cell office:value-type="float" office:value="80.1952">
            <text:p>80.1952</text:p>
          </table:table-cell>
          <table:table-cell office:value-type="float" office:value="80.7179">
            <text:p>80.7179</text:p>
          </table:table-cell>
          <table:table-cell office:value-type="float" office:value="79.0669">
            <text:p>79.0669</text:p>
          </table:table-cell>
          <table:table-cell office:value-type="float" office:value="79.9853">
            <text:p>79.9853</text:p>
          </table:table-cell>
          <table:table-cell office:value-type="float" office:value="78.8169">
            <text:p>78.8169</text:p>
          </table:table-cell>
          <table:table-cell office:value-type="float" office:value="80.3328">
            <text:p>80.3328</text:p>
          </table:table-cell>
          <table:table-cell office:value-type="float" office:value="80.7385">
            <text:p>80.7385</text:p>
          </table:table-cell>
          <table:table-cell office:value-type="float" office:value="79.9039">
            <text:p>79.9039</text:p>
          </table:table-cell>
          <table:table-cell office:value-type="float" office:value="79.6866">
            <text:p>79.6866</text:p>
          </table:table-cell>
          <table:table-cell office:value-type="float" office:value="79.3123">
            <text:p>79.3123</text:p>
          </table:table-cell>
          <table:table-cell office:value-type="float" office:value="79.3783">
            <text:p>79.3783</text:p>
          </table:table-cell>
          <table:table-cell office:value-type="float" office:value="79.0649">
            <text:p>79.0649</text:p>
          </table:table-cell>
          <table:table-cell office:value-type="float" office:value="78.8015">
            <text:p>78.8015</text:p>
          </table:table-cell>
          <table:table-cell office:value-type="float" office:value="78.8817">
            <text:p>78.8817</text:p>
          </table:table-cell>
          <table:table-cell office:value-type="float" office:value="79.7857">
            <text:p>79.7857</text:p>
          </table:table-cell>
          <table:table-cell office:value-type="float" office:value="79.1135">
            <text:p>79.1135</text:p>
          </table:table-cell>
          <table:table-cell office:value-type="float" office:value="80.611">
            <text:p>80.611</text:p>
          </table:table-cell>
          <table:table-cell office:value-type="float" office:value="79.6128">
            <text:p>79.6128</text:p>
          </table:table-cell>
          <table:table-cell office:value-type="float" office:value="79.9516">
            <text:p>79.9516</text:p>
          </table:table-cell>
          <table:table-cell office:value-type="float" office:value="78.9836">
            <text:p>78.9836</text:p>
          </table:table-cell>
          <table:table-cell office:value-type="float" office:value="79.2665">
            <text:p>79.2665</text:p>
          </table:table-cell>
          <table:table-cell office:value-type="float" office:value="78.9013">
            <text:p>78.9013</text:p>
          </table:table-cell>
          <table:table-cell office:value-type="float" office:value="79.2583">
            <text:p>79.2583</text:p>
          </table:table-cell>
          <table:table-cell office:value-type="float" office:value="80.6943">
            <text:p>80.6943</text:p>
          </table:table-cell>
          <table:table-cell office:value-type="float" office:value="80.0349">
            <text:p>80.0349</text:p>
          </table:table-cell>
          <table:table-cell office:value-type="float" office:value="80.4678">
            <text:p>80.4678</text:p>
          </table:table-cell>
          <table:table-cell office:value-type="float" office:value="78.9956">
            <text:p>78.9956</text:p>
          </table:table-cell>
          <table:table-cell office:value-type="float" office:value="78.9415">
            <text:p>78.9415</text:p>
          </table:table-cell>
          <table:table-cell office:value-type="float" office:value="81.1219">
            <text:p>81.1219</text:p>
          </table:table-cell>
          <table:table-cell office:value-type="float" office:value="80.2354">
            <text:p>80.2354</text:p>
          </table:table-cell>
          <table:table-cell office:value-type="float" office:value="79.8504">
            <text:p>79.8504</text:p>
          </table:table-cell>
          <table:table-cell office:value-type="float" office:value="80.774">
            <text:p>80.774</text:p>
          </table:table-cell>
          <table:table-cell office:value-type="float" office:value="79.6933">
            <text:p>79.6933</text:p>
          </table:table-cell>
          <table:table-cell office:value-type="float" office:value="79.9923">
            <text:p>79.9923</text:p>
          </table:table-cell>
          <table:table-cell office:value-type="float" office:value="79.7385">
            <text:p>79.7385</text:p>
          </table:table-cell>
          <table:table-cell office:value-type="float" office:value="79.8462">
            <text:p>79.8462</text:p>
          </table:table-cell>
          <table:table-cell office:value-type="float" office:value="78.6414">
            <text:p>78.6414</text:p>
          </table:table-cell>
          <table:table-cell office:value-type="float" office:value="79.7638">
            <text:p>79.7638</text:p>
          </table:table-cell>
          <table:table-cell office:value-type="float" office:value="79.0784">
            <text:p>79.0784</text:p>
          </table:table-cell>
          <table:table-cell office:value-type="float" office:value="80.7773">
            <text:p>80.7773</text:p>
          </table:table-cell>
          <table:table-cell office:value-type="float" office:value="80.9009">
            <text:p>80.9009</text:p>
          </table:table-cell>
          <table:table-cell office:value-type="float" office:value="80.6803">
            <text:p>80.6803</text:p>
          </table:table-cell>
          <table:table-cell office:value-type="float" office:value="79.6115">
            <text:p>79.6115</text:p>
          </table:table-cell>
          <table:table-cell office:value-type="float" office:value="80.5816">
            <text:p>80.5816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79.75434">
            <text:p>79.75434</text:p>
          </table:table-cell>
          <table:table-cell table:formula="of:=CONFIDENCE(0.01; STDEV([.$C8:.BJ8]); COUNT([.$C8:.BJ8]))" office:value-type="float" office:value="0.236161745044017">
            <text:p>0.236161745</text:p>
          </table:table-cell>
          <table:table-cell table:formula="of:=MEDIAN([.$BA8:.BI8])" office:value-type="float" office:value="79.7638">
            <text:p>79.7638</text:p>
          </table:table-cell>
          <table:table-cell/>
          <table:table-cell table:formula="of:=[.BL2]/[.BL8]" office:value-type="float" office:value="0.946396814685362">
            <text:p>0.9463968147</text:p>
          </table:table-cell>
          <table:table-cell table:formula="of:=[.BL14]/[.BL8]" office:value-type="float" office:value="0.0646006223611154">
            <text:p>0.0646006224</text:p>
          </table:table-cell>
          <table:table-cell table:formula="of:=1/[.BL8]/[.$A$24]" office:value-type="float" office:value="0.0000144794764211329">
            <text:p>1.44794764211329E-005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45.0317">
            <text:p>45.0317</text:p>
          </table:table-cell>
          <table:table-cell office:value-type="float" office:value="45.1057">
            <text:p>45.1057</text:p>
          </table:table-cell>
          <table:table-cell office:value-type="float" office:value="45.1803">
            <text:p>45.1803</text:p>
          </table:table-cell>
          <table:table-cell office:value-type="float" office:value="45.0194">
            <text:p>45.0194</text:p>
          </table:table-cell>
          <table:table-cell office:value-type="float" office:value="44.6928">
            <text:p>44.6928</text:p>
          </table:table-cell>
          <table:table-cell office:value-type="float" office:value="45.0182">
            <text:p>45.0182</text:p>
          </table:table-cell>
          <table:table-cell office:value-type="float" office:value="44.883">
            <text:p>44.883</text:p>
          </table:table-cell>
          <table:table-cell office:value-type="float" office:value="44.7963">
            <text:p>44.7963</text:p>
          </table:table-cell>
          <table:table-cell office:value-type="float" office:value="45.0403">
            <text:p>45.0403</text:p>
          </table:table-cell>
          <table:table-cell office:value-type="float" office:value="45.0571">
            <text:p>45.0571</text:p>
          </table:table-cell>
          <table:table-cell office:value-type="float" office:value="44.8981">
            <text:p>44.8981</text:p>
          </table:table-cell>
          <table:table-cell office:value-type="float" office:value="44.7155">
            <text:p>44.7155</text:p>
          </table:table-cell>
          <table:table-cell office:value-type="float" office:value="44.9832">
            <text:p>44.9832</text:p>
          </table:table-cell>
          <table:table-cell office:value-type="float" office:value="45.0007">
            <text:p>45.0007</text:p>
          </table:table-cell>
          <table:table-cell office:value-type="float" office:value="44.8634">
            <text:p>44.8634</text:p>
          </table:table-cell>
          <table:table-cell office:value-type="float" office:value="45.0164">
            <text:p>45.0164</text:p>
          </table:table-cell>
          <table:table-cell office:value-type="float" office:value="44.7771">
            <text:p>44.7771</text:p>
          </table:table-cell>
          <table:table-cell office:value-type="float" office:value="44.6075">
            <text:p>44.6075</text:p>
          </table:table-cell>
          <table:table-cell office:value-type="float" office:value="44.6254">
            <text:p>44.6254</text:p>
          </table:table-cell>
          <table:table-cell office:value-type="float" office:value="45.0243">
            <text:p>45.0243</text:p>
          </table:table-cell>
          <table:table-cell office:value-type="float" office:value="44.963">
            <text:p>44.963</text:p>
          </table:table-cell>
          <table:table-cell office:value-type="float" office:value="44.9672">
            <text:p>44.9672</text:p>
          </table:table-cell>
          <table:table-cell office:value-type="float" office:value="44.9631">
            <text:p>44.9631</text:p>
          </table:table-cell>
          <table:table-cell office:value-type="float" office:value="44.8253">
            <text:p>44.8253</text:p>
          </table:table-cell>
          <table:table-cell office:value-type="float" office:value="44.6849">
            <text:p>44.6849</text:p>
          </table:table-cell>
          <table:table-cell office:value-type="float" office:value="45.0202">
            <text:p>45.0202</text:p>
          </table:table-cell>
          <table:table-cell office:value-type="float" office:value="44.8648">
            <text:p>44.8648</text:p>
          </table:table-cell>
          <table:table-cell office:value-type="float" office:value="44.7903">
            <text:p>44.7903</text:p>
          </table:table-cell>
          <table:table-cell office:value-type="float" office:value="44.9643">
            <text:p>44.9643</text:p>
          </table:table-cell>
          <table:table-cell office:value-type="float" office:value="44.8174">
            <text:p>44.8174</text:p>
          </table:table-cell>
          <table:table-cell office:value-type="float" office:value="45.0691">
            <text:p>45.0691</text:p>
          </table:table-cell>
          <table:table-cell office:value-type="float" office:value="45.2202">
            <text:p>45.2202</text:p>
          </table:table-cell>
          <table:table-cell office:value-type="float" office:value="44.8851">
            <text:p>44.8851</text:p>
          </table:table-cell>
          <table:table-cell office:value-type="float" office:value="44.6762">
            <text:p>44.6762</text:p>
          </table:table-cell>
          <table:table-cell office:value-type="float" office:value="44.9066">
            <text:p>44.9066</text:p>
          </table:table-cell>
          <table:table-cell office:value-type="float" office:value="44.8366">
            <text:p>44.8366</text:p>
          </table:table-cell>
          <table:table-cell office:value-type="float" office:value="45.1204">
            <text:p>45.1204</text:p>
          </table:table-cell>
          <table:table-cell office:value-type="float" office:value="45.04">
            <text:p>45.04</text:p>
          </table:table-cell>
          <table:table-cell office:value-type="float" office:value="45.0872">
            <text:p>45.0872</text:p>
          </table:table-cell>
          <table:table-cell office:value-type="float" office:value="44.8465">
            <text:p>44.8465</text:p>
          </table:table-cell>
          <table:table-cell office:value-type="float" office:value="44.7817">
            <text:p>44.7817</text:p>
          </table:table-cell>
          <table:table-cell office:value-type="float" office:value="44.9253">
            <text:p>44.9253</text:p>
          </table:table-cell>
          <table:table-cell office:value-type="float" office:value="44.6812">
            <text:p>44.6812</text:p>
          </table:table-cell>
          <table:table-cell office:value-type="float" office:value="45.0681">
            <text:p>45.0681</text:p>
          </table:table-cell>
          <table:table-cell office:value-type="float" office:value="44.7983">
            <text:p>44.7983</text:p>
          </table:table-cell>
          <table:table-cell office:value-type="float" office:value="44.8615">
            <text:p>44.8615</text:p>
          </table:table-cell>
          <table:table-cell office:value-type="float" office:value="45.2226">
            <text:p>45.2226</text:p>
          </table:table-cell>
          <table:table-cell office:value-type="float" office:value="45.0141">
            <text:p>45.0141</text:p>
          </table:table-cell>
          <table:table-cell office:value-type="float" office:value="44.9157">
            <text:p>44.9157</text:p>
          </table:table-cell>
          <table:table-cell office:value-type="float" office:value="45.1385">
            <text:p>45.1385</text:p>
          </table:table-cell>
          <table:table-cell office:value-type="float" office:value="44.8401">
            <text:p>44.8401</text:p>
          </table:table-cell>
          <table:table-cell office:value-type="float" office:value="44.9752">
            <text:p>44.9752</text:p>
          </table:table-cell>
          <table:table-cell office:value-type="float" office:value="45.1975">
            <text:p>45.1975</text:p>
          </table:table-cell>
          <table:table-cell office:value-type="float" office:value="44.9608">
            <text:p>44.9608</text:p>
          </table:table-cell>
          <table:table-cell office:value-type="float" office:value="44.9477">
            <text:p>44.9477</text:p>
          </table:table-cell>
          <table:table-cell office:value-type="float" office:value="45.0772">
            <text:p>45.0772</text:p>
          </table:table-cell>
          <table:table-cell office:value-type="float" office:value="44.8837">
            <text:p>44.8837</text:p>
          </table:table-cell>
          <table:table-cell office:value-type="float" office:value="44.8704">
            <text:p>44.8704</text:p>
          </table:table-cell>
          <table:table-cell office:value-type="float" office:value="45.1714">
            <text:p>45.1714</text:p>
          </table:table-cell>
          <table:table-cell office:value-type="float" office:value="45.0382">
            <text:p>45.0382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44.9375666666667">
            <text:p>44.9375666667</text:p>
          </table:table-cell>
          <table:table-cell table:formula="of:=CONFIDENCE(0.01; STDEV([.$C9:.BJ9]); COUNT([.$C9:.BJ9]))" office:value-type="float" office:value="0.0500781143137158">
            <text:p>0.0500781143</text:p>
          </table:table-cell>
          <table:table-cell table:formula="of:=MEDIAN([.$BA9:.BI9])" office:value-type="float" office:value="44.9608">
            <text:p>44.9608</text:p>
          </table:table-cell>
          <table:table-cell/>
          <table:table-cell table:formula="of:=[.BL3]/[.BL9]" office:value-type="float" office:value="0.927598623868523">
            <text:p>0.9275986239</text:p>
          </table:table-cell>
          <table:table-cell table:formula="of:=[.BL15]/[.BL9]" office:value-type="float" office:value="0.0702323297434144">
            <text:p>0.0702323297</text:p>
          </table:table-cell>
          <table:table-cell table:formula="of:=1/[.BL9]/[.$A$24]" office:value-type="float" office:value="0.0000256978998012729">
            <text:p>2.56978998012729E-005</text:p>
          </table:table-cell>
          <table:table-cell table:formula="of:=[.BR9]/MIN([.$BR$2:.$BR$6];[.$BR$8:.$BR$12];[.$BR$14:.$BR$18])" office:value-type="float" office:value="1.77478101098784">
            <text:p>1.774781011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26.998">
            <text:p>26.998</text:p>
          </table:table-cell>
          <table:table-cell office:value-type="float" office:value="26.8199">
            <text:p>26.8199</text:p>
          </table:table-cell>
          <table:table-cell office:value-type="float" office:value="27.1522">
            <text:p>27.1522</text:p>
          </table:table-cell>
          <table:table-cell office:value-type="float" office:value="27.4275">
            <text:p>27.4275</text:p>
          </table:table-cell>
          <table:table-cell office:value-type="float" office:value="27.3303">
            <text:p>27.3303</text:p>
          </table:table-cell>
          <table:table-cell office:value-type="float" office:value="27.3888">
            <text:p>27.3888</text:p>
          </table:table-cell>
          <table:table-cell office:value-type="float" office:value="27.3232">
            <text:p>27.3232</text:p>
          </table:table-cell>
          <table:table-cell office:value-type="float" office:value="27.1017">
            <text:p>27.1017</text:p>
          </table:table-cell>
          <table:table-cell office:value-type="float" office:value="27.1023">
            <text:p>27.1023</text:p>
          </table:table-cell>
          <table:table-cell office:value-type="float" office:value="27.0185">
            <text:p>27.0185</text:p>
          </table:table-cell>
          <table:table-cell office:value-type="float" office:value="27.2632">
            <text:p>27.2632</text:p>
          </table:table-cell>
          <table:table-cell office:value-type="float" office:value="26.5042">
            <text:p>26.5042</text:p>
          </table:table-cell>
          <table:table-cell office:value-type="float" office:value="26.9106">
            <text:p>26.9106</text:p>
          </table:table-cell>
          <table:table-cell office:value-type="float" office:value="26.4463">
            <text:p>26.4463</text:p>
          </table:table-cell>
          <table:table-cell office:value-type="float" office:value="27.1717">
            <text:p>27.1717</text:p>
          </table:table-cell>
          <table:table-cell office:value-type="float" office:value="27.421">
            <text:p>27.421</text:p>
          </table:table-cell>
          <table:table-cell office:value-type="float" office:value="26.5782">
            <text:p>26.5782</text:p>
          </table:table-cell>
          <table:table-cell office:value-type="float" office:value="26.8353">
            <text:p>26.8353</text:p>
          </table:table-cell>
          <table:table-cell office:value-type="float" office:value="26.8572">
            <text:p>26.8572</text:p>
          </table:table-cell>
          <table:table-cell office:value-type="float" office:value="27.0539">
            <text:p>27.0539</text:p>
          </table:table-cell>
          <table:table-cell office:value-type="float" office:value="27.4043">
            <text:p>27.4043</text:p>
          </table:table-cell>
          <table:table-cell office:value-type="float" office:value="26.8338">
            <text:p>26.8338</text:p>
          </table:table-cell>
          <table:table-cell office:value-type="float" office:value="26.9182">
            <text:p>26.9182</text:p>
          </table:table-cell>
          <table:table-cell office:value-type="float" office:value="26.9315">
            <text:p>26.9315</text:p>
          </table:table-cell>
          <table:table-cell office:value-type="float" office:value="26.8581">
            <text:p>26.8581</text:p>
          </table:table-cell>
          <table:table-cell office:value-type="float" office:value="26.5356">
            <text:p>26.5356</text:p>
          </table:table-cell>
          <table:table-cell office:value-type="float" office:value="26.5013">
            <text:p>26.5013</text:p>
          </table:table-cell>
          <table:table-cell office:value-type="float" office:value="27.1696">
            <text:p>27.1696</text:p>
          </table:table-cell>
          <table:table-cell office:value-type="float" office:value="26.9502">
            <text:p>26.9502</text:p>
          </table:table-cell>
          <table:table-cell office:value-type="float" office:value="27.0459">
            <text:p>27.0459</text:p>
          </table:table-cell>
          <table:table-cell office:value-type="float" office:value="27.0708">
            <text:p>27.0708</text:p>
          </table:table-cell>
          <table:table-cell office:value-type="float" office:value="26.5567">
            <text:p>26.5567</text:p>
          </table:table-cell>
          <table:table-cell office:value-type="float" office:value="27.1661">
            <text:p>27.1661</text:p>
          </table:table-cell>
          <table:table-cell office:value-type="float" office:value="26.9222">
            <text:p>26.9222</text:p>
          </table:table-cell>
          <table:table-cell office:value-type="float" office:value="27.0917">
            <text:p>27.0917</text:p>
          </table:table-cell>
          <table:table-cell office:value-type="float" office:value="26.8818">
            <text:p>26.8818</text:p>
          </table:table-cell>
          <table:table-cell office:value-type="float" office:value="27.0149">
            <text:p>27.0149</text:p>
          </table:table-cell>
          <table:table-cell office:value-type="float" office:value="26.861">
            <text:p>26.861</text:p>
          </table:table-cell>
          <table:table-cell office:value-type="float" office:value="27.0788">
            <text:p>27.0788</text:p>
          </table:table-cell>
          <table:table-cell office:value-type="float" office:value="26.4808">
            <text:p>26.4808</text:p>
          </table:table-cell>
          <table:table-cell office:value-type="float" office:value="27.2343">
            <text:p>27.2343</text:p>
          </table:table-cell>
          <table:table-cell office:value-type="float" office:value="27.0365">
            <text:p>27.0365</text:p>
          </table:table-cell>
          <table:table-cell office:value-type="float" office:value="26.8216">
            <text:p>26.8216</text:p>
          </table:table-cell>
          <table:table-cell office:value-type="float" office:value="27.3216">
            <text:p>27.3216</text:p>
          </table:table-cell>
          <table:table-cell office:value-type="float" office:value="27.5578">
            <text:p>27.5578</text:p>
          </table:table-cell>
          <table:table-cell office:value-type="float" office:value="27.3563">
            <text:p>27.3563</text:p>
          </table:table-cell>
          <table:table-cell office:value-type="float" office:value="26.9829">
            <text:p>26.9829</text:p>
          </table:table-cell>
          <table:table-cell office:value-type="float" office:value="27.1189">
            <text:p>27.1189</text:p>
          </table:table-cell>
          <table:table-cell office:value-type="float" office:value="27.2513">
            <text:p>27.2513</text:p>
          </table:table-cell>
          <table:table-cell office:value-type="float" office:value="27.2105">
            <text:p>27.2105</text:p>
          </table:table-cell>
          <table:table-cell office:value-type="float" office:value="27.1946">
            <text:p>27.1946</text:p>
          </table:table-cell>
          <table:table-cell office:value-type="float" office:value="27.0966">
            <text:p>27.0966</text:p>
          </table:table-cell>
          <table:table-cell office:value-type="float" office:value="27.153">
            <text:p>27.153</text:p>
          </table:table-cell>
          <table:table-cell office:value-type="float" office:value="26.8978">
            <text:p>26.8978</text:p>
          </table:table-cell>
          <table:table-cell office:value-type="float" office:value="27.2702">
            <text:p>27.2702</text:p>
          </table:table-cell>
          <table:table-cell office:value-type="float" office:value="27.3624">
            <text:p>27.3624</text:p>
          </table:table-cell>
          <table:table-cell office:value-type="float" office:value="27.4002">
            <text:p>27.4002</text:p>
          </table:table-cell>
          <table:table-cell office:value-type="float" office:value="26.839">
            <text:p>26.839</text:p>
          </table:table-cell>
          <table:table-cell office:value-type="float" office:value="27.0218">
            <text:p>27.0218</text:p>
          </table:table-cell>
          <table:table-cell office:value-type="float" office:value="27.1277">
            <text:p>27.1277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27.037205">
            <text:p>27.037205</text:p>
          </table:table-cell>
          <table:table-cell table:formula="of:=CONFIDENCE(0.01; STDEV([.$C10:.BJ10]); COUNT([.$C10:.BJ10]))" office:value-type="float" office:value="0.0878621936560506">
            <text:p>0.0878621937</text:p>
          </table:table-cell>
          <table:table-cell table:formula="of:=MEDIAN([.$BA10:.BI10])" office:value-type="float" office:value="27.153">
            <text:p>27.153</text:p>
          </table:table-cell>
          <table:table-cell/>
          <table:table-cell table:formula="of:=[.BL4]/[.BL10]" office:value-type="float" office:value="1.01937521525123">
            <text:p>1.0193752153</text:p>
          </table:table-cell>
          <table:table-cell table:formula="of:=[.BL16]/[.BL10]" office:value-type="float" office:value="0.0698955383886759">
            <text:p>0.0698955384</text:p>
          </table:table-cell>
          <table:table-cell table:formula="of:=1/[.BL10]/[.$A$24]" office:value-type="float" office:value="0.0000427115556328038">
            <text:p>4.27115556328038E-005</text:p>
          </table:table-cell>
          <table:table-cell table:formula="of:=[.BR10]/MIN([.$BR$2:.$BR$6];[.$BR$8:.$BR$12];[.$BR$14:.$BR$18])" office:value-type="float" office:value="2.9497997296688">
            <text:p>2.9497997297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22.6675">
            <text:p>22.6675</text:p>
          </table:table-cell>
          <table:table-cell office:value-type="float" office:value="23.1859">
            <text:p>23.1859</text:p>
          </table:table-cell>
          <table:table-cell office:value-type="float" office:value="23.1726">
            <text:p>23.1726</text:p>
          </table:table-cell>
          <table:table-cell office:value-type="float" office:value="23.1197">
            <text:p>23.1197</text:p>
          </table:table-cell>
          <table:table-cell office:value-type="float" office:value="22.6455">
            <text:p>22.6455</text:p>
          </table:table-cell>
          <table:table-cell office:value-type="float" office:value="22.7776">
            <text:p>22.7776</text:p>
          </table:table-cell>
          <table:table-cell office:value-type="float" office:value="23.1435">
            <text:p>23.1435</text:p>
          </table:table-cell>
          <table:table-cell office:value-type="float" office:value="22.9205">
            <text:p>22.9205</text:p>
          </table:table-cell>
          <table:table-cell office:value-type="float" office:value="22.6256">
            <text:p>22.6256</text:p>
          </table:table-cell>
          <table:table-cell office:value-type="float" office:value="23.1993">
            <text:p>23.1993</text:p>
          </table:table-cell>
          <table:table-cell office:value-type="float" office:value="23.1052">
            <text:p>23.1052</text:p>
          </table:table-cell>
          <table:table-cell office:value-type="float" office:value="22.7016">
            <text:p>22.7016</text:p>
          </table:table-cell>
          <table:table-cell office:value-type="float" office:value="22.6412">
            <text:p>22.6412</text:p>
          </table:table-cell>
          <table:table-cell office:value-type="float" office:value="23.0916">
            <text:p>23.0916</text:p>
          </table:table-cell>
          <table:table-cell office:value-type="float" office:value="23.0533">
            <text:p>23.0533</text:p>
          </table:table-cell>
          <table:table-cell office:value-type="float" office:value="22.6365">
            <text:p>22.6365</text:p>
          </table:table-cell>
          <table:table-cell office:value-type="float" office:value="22.6959">
            <text:p>22.6959</text:p>
          </table:table-cell>
          <table:table-cell office:value-type="float" office:value="23.0991">
            <text:p>23.0991</text:p>
          </table:table-cell>
          <table:table-cell office:value-type="float" office:value="22.942">
            <text:p>22.942</text:p>
          </table:table-cell>
          <table:table-cell office:value-type="float" office:value="23.1529">
            <text:p>23.1529</text:p>
          </table:table-cell>
          <table:table-cell office:value-type="float" office:value="22.6437">
            <text:p>22.6437</text:p>
          </table:table-cell>
          <table:table-cell office:value-type="float" office:value="23.1729">
            <text:p>23.1729</text:p>
          </table:table-cell>
          <table:table-cell office:value-type="float" office:value="23.1101">
            <text:p>23.1101</text:p>
          </table:table-cell>
          <table:table-cell office:value-type="float" office:value="23.0753">
            <text:p>23.0753</text:p>
          </table:table-cell>
          <table:table-cell office:value-type="float" office:value="23.0651">
            <text:p>23.0651</text:p>
          </table:table-cell>
          <table:table-cell office:value-type="float" office:value="23.1053">
            <text:p>23.1053</text:p>
          </table:table-cell>
          <table:table-cell office:value-type="float" office:value="23.3108">
            <text:p>23.3108</text:p>
          </table:table-cell>
          <table:table-cell office:value-type="float" office:value="23.1599">
            <text:p>23.1599</text:p>
          </table:table-cell>
          <table:table-cell office:value-type="float" office:value="22.9758">
            <text:p>22.9758</text:p>
          </table:table-cell>
          <table:table-cell office:value-type="float" office:value="23.1277">
            <text:p>23.1277</text:p>
          </table:table-cell>
          <table:table-cell office:value-type="float" office:value="23.3718">
            <text:p>23.3718</text:p>
          </table:table-cell>
          <table:table-cell office:value-type="float" office:value="23.1461">
            <text:p>23.1461</text:p>
          </table:table-cell>
          <table:table-cell office:value-type="float" office:value="22.718">
            <text:p>22.718</text:p>
          </table:table-cell>
          <table:table-cell office:value-type="float" office:value="23.1549">
            <text:p>23.1549</text:p>
          </table:table-cell>
          <table:table-cell office:value-type="float" office:value="23.0972">
            <text:p>23.0972</text:p>
          </table:table-cell>
          <table:table-cell office:value-type="float" office:value="22.6757">
            <text:p>22.6757</text:p>
          </table:table-cell>
          <table:table-cell office:value-type="float" office:value="22.6301">
            <text:p>22.6301</text:p>
          </table:table-cell>
          <table:table-cell office:value-type="float" office:value="22.6615">
            <text:p>22.6615</text:p>
          </table:table-cell>
          <table:table-cell office:value-type="float" office:value="23.1603">
            <text:p>23.1603</text:p>
          </table:table-cell>
          <table:table-cell office:value-type="float" office:value="23.192">
            <text:p>23.192</text:p>
          </table:table-cell>
          <table:table-cell office:value-type="float" office:value="23.1154">
            <text:p>23.1154</text:p>
          </table:table-cell>
          <table:table-cell office:value-type="float" office:value="23.0714">
            <text:p>23.0714</text:p>
          </table:table-cell>
          <table:table-cell office:value-type="float" office:value="23.0779">
            <text:p>23.0779</text:p>
          </table:table-cell>
          <table:table-cell office:value-type="float" office:value="23.2977">
            <text:p>23.2977</text:p>
          </table:table-cell>
          <table:table-cell office:value-type="float" office:value="23.0637">
            <text:p>23.0637</text:p>
          </table:table-cell>
          <table:table-cell office:value-type="float" office:value="23.7838">
            <text:p>23.7838</text:p>
          </table:table-cell>
          <table:table-cell office:value-type="float" office:value="22.6403">
            <text:p>22.6403</text:p>
          </table:table-cell>
          <table:table-cell office:value-type="float" office:value="23.101">
            <text:p>23.101</text:p>
          </table:table-cell>
          <table:table-cell office:value-type="float" office:value="23.0009">
            <text:p>23.0009</text:p>
          </table:table-cell>
          <table:table-cell office:value-type="float" office:value="22.808">
            <text:p>22.808</text:p>
          </table:table-cell>
          <table:table-cell office:value-type="float" office:value="22.706">
            <text:p>22.706</text:p>
          </table:table-cell>
          <table:table-cell office:value-type="float" office:value="22.9736">
            <text:p>22.9736</text:p>
          </table:table-cell>
          <table:table-cell office:value-type="float" office:value="23.0193">
            <text:p>23.0193</text:p>
          </table:table-cell>
          <table:table-cell office:value-type="float" office:value="23.1678">
            <text:p>23.1678</text:p>
          </table:table-cell>
          <table:table-cell office:value-type="float" office:value="22.6391">
            <text:p>22.6391</text:p>
          </table:table-cell>
          <table:table-cell office:value-type="float" office:value="23.1065">
            <text:p>23.1065</text:p>
          </table:table-cell>
          <table:table-cell office:value-type="float" office:value="22.6796">
            <text:p>22.6796</text:p>
          </table:table-cell>
          <table:table-cell office:value-type="float" office:value="22.648">
            <text:p>22.648</text:p>
          </table:table-cell>
          <table:table-cell office:value-type="float" office:value="22.6971">
            <text:p>22.6971</text:p>
          </table:table-cell>
          <table:table-cell office:value-type="float" office:value="22.8564">
            <text:p>22.8564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22.9764116666667">
            <text:p>22.9764116667</text:p>
          </table:table-cell>
          <table:table-cell table:formula="of:=CONFIDENCE(0.01; STDEV([.$C11:.BJ11]); COUNT([.$C11:.BJ11]))" office:value-type="float" office:value="0.0817292332934541">
            <text:p>0.0817292333</text:p>
          </table:table-cell>
          <table:table-cell table:formula="of:=MEDIAN([.$BA11:.BI11])" office:value-type="float" office:value="22.706">
            <text:p>22.706</text:p>
          </table:table-cell>
          <table:table-cell/>
          <table:table-cell table:formula="of:=[.BL5]/[.BL11]" office:value-type="float" office:value="1.09089802026673">
            <text:p>1.0908980203</text:p>
          </table:table-cell>
          <table:table-cell table:formula="of:=[.BL17]/[.BL11]" office:value-type="float" office:value="0.146899787876654">
            <text:p>0.1468997879</text:p>
          </table:table-cell>
          <table:table-cell table:formula="of:=1/[.BL11]/[.$A$24]" office:value-type="float" office:value="0.0000502602887807918">
            <text:p>5.02602887807918E-005</text:p>
          </table:table-cell>
          <table:table-cell table:formula="of:=[.BR11]/MIN([.$BR$2:.$BR$6];[.$BR$8:.$BR$12];[.$BR$14:.$BR$18])" office:value-type="float" office:value="3.47113993068398">
            <text:p>3.4711399307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21.4539">
            <text:p>21.4539</text:p>
          </table:table-cell>
          <table:table-cell office:value-type="float" office:value="21.0389">
            <text:p>21.0389</text:p>
          </table:table-cell>
          <table:table-cell office:value-type="float" office:value="21.2678">
            <text:p>21.2678</text:p>
          </table:table-cell>
          <table:table-cell office:value-type="float" office:value="21.1668">
            <text:p>21.1668</text:p>
          </table:table-cell>
          <table:table-cell office:value-type="float" office:value="21.3653">
            <text:p>21.3653</text:p>
          </table:table-cell>
          <table:table-cell office:value-type="float" office:value="21.0432">
            <text:p>21.0432</text:p>
          </table:table-cell>
          <table:table-cell office:value-type="float" office:value="21.1375">
            <text:p>21.1375</text:p>
          </table:table-cell>
          <table:table-cell office:value-type="float" office:value="21.1082">
            <text:p>21.1082</text:p>
          </table:table-cell>
          <table:table-cell office:value-type="float" office:value="21.4312">
            <text:p>21.4312</text:p>
          </table:table-cell>
          <table:table-cell office:value-type="float" office:value="21.2461">
            <text:p>21.2461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21.22589">
            <text:p>21.22589</text:p>
          </table:table-cell>
          <table:table-cell table:formula="of:=CONFIDENCE(0.01; STDEV([.$C12:.BJ12]); COUNT([.$C12:.BJ12]))" office:value-type="float" office:value="0.124198147473115">
            <text:p>0.1241981475</text:p>
          </table:table-cell>
          <table:table-cell table:formula="of:=MEDIAN([.$BA12:.BI12])" office:value-type="float" office:value="21.1668">
            <text:p>21.1668</text:p>
          </table:table-cell>
          <table:table-cell/>
          <table:table-cell table:formula="of:=[.BL6]/[.BL12]" office:value-type="float" office:value="1.00721288954197">
            <text:p>1.0072128895</text:p>
          </table:table-cell>
          <table:table-cell table:formula="of:=[.BL18]/[.BL12]" office:value-type="float" office:value="0.0699768066262475">
            <text:p>0.0699768066</text:p>
          </table:table-cell>
          <table:table-cell table:formula="of:=1/[.BL12]/[.$A$24]" office:value-type="float" office:value="0.0000544053081172578">
            <text:p>5.44053081172578E-005</text:p>
          </table:table-cell>
          <table:table-cell table:formula="of:=[.BR12]/MIN([.$BR$2:.$BR$6];[.$BR$8:.$BR$12];[.$BR$14:.$BR$18])" office:value-type="float" office:value="3.7574085232704">
            <text:p>3.7574085233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5.1957">
            <text:p>5.1957</text:p>
          </table:table-cell>
          <table:table-cell office:value-type="float" office:value="5.1419">
            <text:p>5.1419</text:p>
          </table:table-cell>
          <table:table-cell office:value-type="float" office:value="5.194">
            <text:p>5.194</text:p>
          </table:table-cell>
          <table:table-cell office:value-type="float" office:value="5.1059">
            <text:p>5.1059</text:p>
          </table:table-cell>
          <table:table-cell office:value-type="float" office:value="5.1614">
            <text:p>5.1614</text:p>
          </table:table-cell>
          <table:table-cell office:value-type="float" office:value="5.1105">
            <text:p>5.1105</text:p>
          </table:table-cell>
          <table:table-cell office:value-type="float" office:value="5.1251">
            <text:p>5.1251</text:p>
          </table:table-cell>
          <table:table-cell office:value-type="float" office:value="5.1815">
            <text:p>5.1815</text:p>
          </table:table-cell>
          <table:table-cell office:value-type="float" office:value="5.1268">
            <text:p>5.1268</text:p>
          </table:table-cell>
          <table:table-cell office:value-type="float" office:value="5.179">
            <text:p>5.179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5.15218">
            <text:p>5.15218</text:p>
          </table:table-cell>
          <table:table-cell table:formula="of:=CONFIDENCE(0.01; STDEV([.$BA14:.BJ14]); COUNT([.$BA14:.BJ14]))" office:value-type="float" office:value="0.0280452707018035">
            <text:p>0.0280452707</text:p>
          </table:table-cell>
          <table:table-cell table:formula="of:=MEDIAN([.$BA14:.BI14])" office:value-type="float" office:value="5.1419">
            <text:p>5.1419</text:p>
          </table:table-cell>
          <table:table-cell table:formula="of:=[.BN8]/[.BN14]" office:value-type="float" office:value="15.5125148291488">
            <text:p>15.5125148291</text:p>
          </table:table-cell>
          <table:table-cell table:formula="of:=[.BL2]/[.BL14]" office:value-type="float" office:value="14.6499643516596">
            <text:p>14.6499643517</text:p>
          </table:table-cell>
          <table:table-cell/>
          <table:table-cell table:formula="of:=1/[.BL14]/[.$A$23]" office:value-type="float" office:value="0.00010434132240414">
            <text:p>0.0001043413</text:p>
          </table:table-cell>
          <table:table-cell table:formula="of:=[.BR14]/MIN([.$BR$2:.$BR$6];[.$BR$8:.$BR$12];[.$BR$14:.$BR$18])" office:value-type="float" office:value="7.20615299679294">
            <text:p>7.2061529968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2.7933">
            <text:p>2.7933</text:p>
          </table:table-cell>
          <table:table-cell office:value-type="float" office:value="3.7248">
            <text:p>3.7248</text:p>
          </table:table-cell>
          <table:table-cell office:value-type="float" office:value="2.8311">
            <text:p>2.8311</text:p>
          </table:table-cell>
          <table:table-cell office:value-type="float" office:value="2.8141">
            <text:p>2.8141</text:p>
          </table:table-cell>
          <table:table-cell office:value-type="float" office:value="2.8033">
            <text:p>2.8033</text:p>
          </table:table-cell>
          <table:table-cell office:value-type="float" office:value="3.5997">
            <text:p>3.5997</text:p>
          </table:table-cell>
          <table:table-cell office:value-type="float" office:value="2.8363">
            <text:p>2.8363</text:p>
          </table:table-cell>
          <table:table-cell office:value-type="float" office:value="3.6808">
            <text:p>3.6808</text:p>
          </table:table-cell>
          <table:table-cell office:value-type="float" office:value="3.669">
            <text:p>3.669</text:p>
          </table:table-cell>
          <table:table-cell office:value-type="float" office:value="2.8083">
            <text:p>2.8083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3.15607">
            <text:p>3.15607</text:p>
          </table:table-cell>
          <table:table-cell table:formula="of:=CONFIDENCE(0.01; STDEV([.$BA15:.BJ15]); COUNT([.$BA15:.BJ15]))" office:value-type="float" office:value="0.360257628615053">
            <text:p>0.3602576286</text:p>
          </table:table-cell>
          <table:table-cell table:formula="of:=MEDIAN([.$BA15:.BI15])" office:value-type="float" office:value="2.8363">
            <text:p>2.8363</text:p>
          </table:table-cell>
          <table:table-cell table:formula="of:=[.BN9]/[.BN15]" office:value-type="float" office:value="15.8519197546099">
            <text:p>15.8519197546</text:p>
          </table:table-cell>
          <table:table-cell table:formula="of:=[.BL3]/[.BL15]" office:value-type="float" office:value="13.2075730259468">
            <text:p>13.2075730259</text:p>
          </table:table-cell>
          <table:table-cell/>
          <table:table-cell table:formula="of:=1/[.BL15]/[.$A$23]" office:value-type="float" office:value="0.000170333761438803">
            <text:p>0.0001703338</text:p>
          </table:table-cell>
          <table:table-cell table:formula="of:=[.BR15]/MIN([.$BR$2:.$BR$6];[.$BR$8:.$BR$12];[.$BR$14:.$BR$18])" office:value-type="float" office:value="11.7638066795149">
            <text:p>11.7638066795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8815">
            <text:p>1.8815</text:p>
          </table:table-cell>
          <table:table-cell office:value-type="float" office:value="1.8789">
            <text:p>1.8789</text:p>
          </table:table-cell>
          <table:table-cell office:value-type="float" office:value="1.8589">
            <text:p>1.8589</text:p>
          </table:table-cell>
          <table:table-cell office:value-type="float" office:value="1.9965">
            <text:p>1.9965</text:p>
          </table:table-cell>
          <table:table-cell office:value-type="float" office:value="2.0174">
            <text:p>2.0174</text:p>
          </table:table-cell>
          <table:table-cell office:value-type="float" office:value="1.8642">
            <text:p>1.8642</text:p>
          </table:table-cell>
          <table:table-cell office:value-type="float" office:value="1.8993">
            <text:p>1.8993</text:p>
          </table:table-cell>
          <table:table-cell office:value-type="float" office:value="1.9641">
            <text:p>1.9641</text:p>
          </table:table-cell>
          <table:table-cell office:value-type="float" office:value="1.9045">
            <text:p>1.9045</text:p>
          </table:table-cell>
          <table:table-cell office:value-type="float" office:value="1.6325">
            <text:p>1.6325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1.88978">
            <text:p>1.88978</text:p>
          </table:table-cell>
          <table:table-cell table:formula="of:=CONFIDENCE(0.01; STDEV([.$BA16:.BJ16]); COUNT([.$BA16:.BJ16]))" office:value-type="float" office:value="0.086500251471586">
            <text:p>0.0865002515</text:p>
          </table:table-cell>
          <table:table-cell table:formula="of:=MEDIAN([.$BA16:.BI16])" office:value-type="float" office:value="1.8993">
            <text:p>1.8993</text:p>
          </table:table-cell>
          <table:table-cell table:formula="of:=[.BN10]/[.BN16]" office:value-type="float" office:value="14.2963196967304">
            <text:p>14.2963196967</text:p>
          </table:table-cell>
          <table:table-cell table:formula="of:=[.BL4]/[.BL16]" office:value-type="float" office:value="14.5842673044834">
            <text:p>14.5842673045</text:p>
          </table:table-cell>
          <table:table-cell/>
          <table:table-cell table:formula="of:=1/[.BL16]/[.$A$23]" office:value-type="float" office:value="0.00028446976603846">
            <text:p>0.0002844698</text:p>
          </table:table-cell>
          <table:table-cell table:formula="of:=[.BR16]/MIN([.$BR$2:.$BR$6];[.$BR$8:.$BR$12];[.$BR$14:.$BR$18])" office:value-type="float" office:value="19.6464124644227">
            <text:p>19.6464124644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4.0127">
            <text:p>4.0127</text:p>
          </table:table-cell>
          <table:table-cell office:value-type="float" office:value="2.9185">
            <text:p>2.9185</text:p>
          </table:table-cell>
          <table:table-cell office:value-type="float" office:value="4.5307">
            <text:p>4.5307</text:p>
          </table:table-cell>
          <table:table-cell office:value-type="float" office:value="2.8823">
            <text:p>2.8823</text:p>
          </table:table-cell>
          <table:table-cell office:value-type="float" office:value="3.4992">
            <text:p>3.4992</text:p>
          </table:table-cell>
          <table:table-cell office:value-type="float" office:value="2.4952">
            <text:p>2.4952</text:p>
          </table:table-cell>
          <table:table-cell office:value-type="float" office:value="3.1605">
            <text:p>3.1605</text:p>
          </table:table-cell>
          <table:table-cell office:value-type="float" office:value="2.7437">
            <text:p>2.7437</text:p>
          </table:table-cell>
          <table:table-cell office:value-type="float" office:value="2.8804">
            <text:p>2.8804</text:p>
          </table:table-cell>
          <table:table-cell office:value-type="float" office:value="4.6291">
            <text:p>4.6291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3.37523">
            <text:p>3.37523</text:p>
          </table:table-cell>
          <table:table-cell table:formula="of:=CONFIDENCE(0.01; STDEV([.$BA17:.BJ17]); COUNT([.$BA17:.BJ17]))" office:value-type="float" office:value="0.621817759957767">
            <text:p>0.62181776</text:p>
          </table:table-cell>
          <table:table-cell table:formula="of:=MEDIAN([.$BA17:.BI17])" office:value-type="float" office:value="2.9185">
            <text:p>2.9185</text:p>
          </table:table-cell>
          <table:table-cell table:formula="of:=[.BN11]/[.BN17]" office:value-type="float" office:value="7.78002398492376">
            <text:p>7.7800239849</text:p>
          </table:table-cell>
          <table:table-cell table:formula="of:=[.BL5]/[.BL17]" office:value-type="float" office:value="7.42613747803853">
            <text:p>7.426137478</text:p>
          </table:table-cell>
          <table:table-cell/>
          <table:table-cell table:formula="of:=1/[.BL17]/[.$A$23]" office:value-type="float" office:value="0.000159273671561393">
            <text:p>0.0001592737</text:p>
          </table:table-cell>
          <table:table-cell table:formula="of:=[.BR17]/MIN([.$BR$2:.$BR$6];[.$BR$8:.$BR$12];[.$BR$14:.$BR$18])" office:value-type="float" office:value="10.9999606980907">
            <text:p>10.9999606981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4822">
            <text:p>1.4822</text:p>
          </table:table-cell>
          <table:table-cell office:value-type="float" office:value="1.4887">
            <text:p>1.4887</text:p>
          </table:table-cell>
          <table:table-cell office:value-type="float" office:value="1.4961">
            <text:p>1.4961</text:p>
          </table:table-cell>
          <table:table-cell office:value-type="float" office:value="1.4793">
            <text:p>1.4793</text:p>
          </table:table-cell>
          <table:table-cell office:value-type="float" office:value="1.4798">
            <text:p>1.4798</text:p>
          </table:table-cell>
          <table:table-cell office:value-type="float" office:value="1.4877">
            <text:p>1.4877</text:p>
          </table:table-cell>
          <table:table-cell office:value-type="float" office:value="1.4864">
            <text:p>1.4864</text:p>
          </table:table-cell>
          <table:table-cell office:value-type="float" office:value="1.4855">
            <text:p>1.4855</text:p>
          </table:table-cell>
          <table:table-cell office:value-type="float" office:value="1.4917">
            <text:p>1.4917</text:p>
          </table:table-cell>
          <table:table-cell office:value-type="float" office:value="1.4758">
            <text:p>1.4758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1.48532">
            <text:p>1.48532</text:p>
          </table:table-cell>
          <table:table-cell table:formula="of:=CONFIDENCE(0.01; STDEV([.$BA18:.BJ18]); COUNT([.$BA18:.BJ18]))" office:value-type="float" office:value="0.00502324139377392">
            <text:p>0.0050232414</text:p>
          </table:table-cell>
          <table:table-cell table:formula="of:=MEDIAN([.$BA18:.BI18])" office:value-type="float" office:value="1.4864">
            <text:p>1.4864</text:p>
          </table:table-cell>
          <table:table-cell table:formula="of:=[.BN12]/[.BN18]" office:value-type="float" office:value="14.2403121636168">
            <text:p>14.2403121636</text:p>
          </table:table-cell>
          <table:table-cell table:formula="of:=[.BL6]/[.BL18]" office:value-type="float" office:value="14.3935246276897">
            <text:p>14.3935246277</text:p>
          </table:table-cell>
          <table:table-cell/>
          <table:table-cell table:formula="of:=1/[.BL18]/[.$A$23]" office:value-type="float" office:value="0.000361932293690357">
            <text:p>0.0003619323</text:p>
          </table:table-cell>
          <table:table-cell table:formula="of:=[.BR18]/MIN([.$BR$2:.$BR$6];[.$BR$8:.$BR$12];[.$BR$14:.$BR$18])" office:value-type="float" office:value="24.9962279825335">
            <text:p>24.9962279825</text:p>
          </table:table-cell>
        </table:table-row>
        <table:table-row table:style-name="ro2" table:number-rows-repeated="2">
          <table:table-cell table:number-columns-repeated="71"/>
        </table:table-row>
        <table:table-row table:style-name="ro2">
          <table:table-cell table:number-columns-repeated="67"/>
          <table:table-cell office:value-type="string">
            <text:p>Max Speedup vs. x86</text:p>
          </table:table-cell>
          <table:table-cell table:formula="of:=MAX([.BP22:.BP26])" office:value-type="float" office:value="0.146899787876654">
            <text:p>0.1468997879</text:p>
          </table:table-cell>
          <table:table-cell office:value-type="string">
            <text:p>Times faster than ARM for price</text:p>
          </table:table-cell>
          <table:table-cell table:formula="of:=1/[.BQ21]/([.A23]/[.A24])" office:value-type="float" office:value="3.16897645089265">
            <text:p>3.1689764509</text:p>
          </table:table-cell>
        </table:table-row>
        <table:table-row table:style-name="ro2">
          <table:table-cell table:number-columns-repeated="67"/>
          <table:table-cell table:formula="of:=MAX([.BQ2];[.BQ8])" office:value-type="float" office:value="0.0682595517638048">
            <text:p>0.0682595518</text:p>
          </table:table-cell>
          <table:table-cell table:number-columns-repeated="3"/>
        </table:table-row>
        <table:table-row table:style-name="ro2">
          <table:table-cell table:style-name="ce1" office:value-type="currency" office:currency="USD" office:value="1860.17">
            <text:p>$1,860.17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24.9962279825335">
            <text:p>24.9962279825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6.65251803942178">
            <text:p>6.6525180394</text:p>
          </table:table-cell>
          <table:table-cell table:number-columns-repeated="11"/>
          <table:table-cell table:formula="of:=MAX([.BQ3];[.BQ9])" office:value-type="float" office:value="0.0757141374903215">
            <text:p>0.0757141375</text:p>
          </table:table-cell>
          <table:table-cell/>
          <table:table-cell office:value-type="string">
            <text:p>Times faster than ARM</text:p>
          </table:table-cell>
          <table:table-cell table:formula="of:=1/[.BQ21]" office:value-type="float" office:value="6.80736176991395">
            <text:p>6.8073617699</text:p>
          </table:table-cell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3.7574085232704">
            <text:p>3.7574085233</text:p>
          </table:table-cell>
          <table:table-cell table:number-columns-repeated="13"/>
          <table:table-cell table:formula="of:=MAX([.BQ4];[.BQ10])" office:value-type="float" office:value="0.0698955383886759">
            <text:p>0.0698955384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5];[.BQ11])" office:value-type="float" office:value="0.146899787876654">
            <text:p>0.1468997879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6];[.BQ12])" office:value-type="float" office:value="0.0699768066262475">
            <text:p>0.0699768066</text:p>
          </table:table-cell>
          <table:table-cell table:number-columns-repeated="3"/>
        </table:table-row>
        <table:table-row table:style-name="ro2" table:number-rows-repeated="1048549">
          <table:table-cell table:number-columns-repeated="71"/>
        </table:table-row>
        <table:table-row table:style-name="ro2">
          <table:table-cell table:number-columns-repeated="71"/>
        </table:table-row>
      </table:table>
      <table:table table:name="raid" table:style-name="ta1">
        <table:shapes>
          <draw:frame draw:z-index="0" draw:style-name="gr1" svg:width="10in" svg:height="8in" svg:x="13.1016in" svg:y="4.0063in">
            <draw:object draw:notify-on-update-of-ranges="raid.BK14:raid.BK18 raid.BL1:raid.BL1 raid.BL2:raid.BL6 raid.BM2:raid.BM6 raid.BM2:raid.BM6 raid.BL7:raid.BL7 raid.BL8:raid.BL12 raid.BM8:raid.BM12 raid.BM8:raid.BM12 raid.BL13:raid.BL13 raid.BL14:raid.BL18 raid.BM14:raid.BM18 raid.BM14:raid.BM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0in" svg:height="8in" svg:x="2.3567in" svg:y="12.2992in">
            <draw:object draw:notify-on-update-of-ranges="raid.BK14:raid.BK18 raid.BL1:raid.BL1 raid.BN2:raid.BN6 raid.BL7:raid.BL7 raid.BN8:raid.BN12 raid.BL13:raid.BL13 raid.BN14:raid.BN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0in" svg:height="8in" svg:x="13.9858in" svg:y="12.4858in">
            <draw:object draw:notify-on-update-of-ranges="raid.BK2:raid.BK6 raid.BO2:raid.BO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0in" svg:height="8in" svg:x="1.9319in" svg:y="3.4087in">
            <draw:object draw:notify-on-update-of-ranges="raid.BK14:raid.BK18 wifi.BL1:wifi.BL1 raid.BS2:raid.BS6 wifi.BL7:wifi.BL7 raid.BS8:raid.BS12 wifi.BL13:wifi.BL13 raid.BS14:raid.BS1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7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3" table:default-cell-style-name="Default"/>
        <table:table-column table:style-name="co7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36.5609">
            <text:p>36.5609</text:p>
          </table:table-cell>
          <table:table-cell office:value-type="float" office:value="36.123">
            <text:p>36.123</text:p>
          </table:table-cell>
          <table:table-cell office:value-type="float" office:value="36.0098">
            <text:p>36.0098</text:p>
          </table:table-cell>
          <table:table-cell office:value-type="float" office:value="36.3461">
            <text:p>36.3461</text:p>
          </table:table-cell>
          <table:table-cell office:value-type="float" office:value="35.8265">
            <text:p>35.8265</text:p>
          </table:table-cell>
          <table:table-cell office:value-type="float" office:value="35.9659">
            <text:p>35.9659</text:p>
          </table:table-cell>
          <table:table-cell office:value-type="float" office:value="36.4406">
            <text:p>36.4406</text:p>
          </table:table-cell>
          <table:table-cell office:value-type="float" office:value="35.8859">
            <text:p>35.8859</text:p>
          </table:table-cell>
          <table:table-cell office:value-type="float" office:value="36.4295">
            <text:p>36.4295</text:p>
          </table:table-cell>
          <table:table-cell office:value-type="float" office:value="36.507">
            <text:p>36.507</text:p>
          </table:table-cell>
          <table:table-cell office:value-type="float" office:value="35.992">
            <text:p>35.992</text:p>
          </table:table-cell>
          <table:table-cell office:value-type="float" office:value="36.3855">
            <text:p>36.3855</text:p>
          </table:table-cell>
          <table:table-cell office:value-type="float" office:value="35.9597">
            <text:p>35.9597</text:p>
          </table:table-cell>
          <table:table-cell office:value-type="float" office:value="35.9891">
            <text:p>35.9891</text:p>
          </table:table-cell>
          <table:table-cell office:value-type="float" office:value="35.9877">
            <text:p>35.9877</text:p>
          </table:table-cell>
          <table:table-cell office:value-type="float" office:value="35.9091">
            <text:p>35.9091</text:p>
          </table:table-cell>
          <table:table-cell office:value-type="float" office:value="35.8425">
            <text:p>35.8425</text:p>
          </table:table-cell>
          <table:table-cell office:value-type="float" office:value="36.0387">
            <text:p>36.0387</text:p>
          </table:table-cell>
          <table:table-cell office:value-type="float" office:value="35.9845">
            <text:p>35.9845</text:p>
          </table:table-cell>
          <table:table-cell office:value-type="float" office:value="36.369">
            <text:p>36.369</text:p>
          </table:table-cell>
          <table:table-cell office:value-type="float" office:value="35.9119">
            <text:p>35.9119</text:p>
          </table:table-cell>
          <table:table-cell office:value-type="float" office:value="36.2851">
            <text:p>36.2851</text:p>
          </table:table-cell>
          <table:table-cell office:value-type="float" office:value="36.0783">
            <text:p>36.0783</text:p>
          </table:table-cell>
          <table:table-cell office:value-type="float" office:value="35.9723">
            <text:p>35.9723</text:p>
          </table:table-cell>
          <table:table-cell office:value-type="float" office:value="35.8681">
            <text:p>35.8681</text:p>
          </table:table-cell>
          <table:table-cell office:value-type="float" office:value="36.5411">
            <text:p>36.5411</text:p>
          </table:table-cell>
          <table:table-cell office:value-type="float" office:value="36.3281">
            <text:p>36.3281</text:p>
          </table:table-cell>
          <table:table-cell office:value-type="float" office:value="35.9643">
            <text:p>35.9643</text:p>
          </table:table-cell>
          <table:table-cell office:value-type="float" office:value="35.9744">
            <text:p>35.9744</text:p>
          </table:table-cell>
          <table:table-cell office:value-type="float" office:value="35.9206">
            <text:p>35.9206</text:p>
          </table:table-cell>
          <table:table-cell office:value-type="float" office:value="35.9274">
            <text:p>35.9274</text:p>
          </table:table-cell>
          <table:table-cell office:value-type="float" office:value="35.8285">
            <text:p>35.8285</text:p>
          </table:table-cell>
          <table:table-cell office:value-type="float" office:value="36.3812">
            <text:p>36.3812</text:p>
          </table:table-cell>
          <table:table-cell office:value-type="float" office:value="35.8631">
            <text:p>35.8631</text:p>
          </table:table-cell>
          <table:table-cell office:value-type="float" office:value="35.9658">
            <text:p>35.9658</text:p>
          </table:table-cell>
          <table:table-cell office:value-type="float" office:value="35.7927">
            <text:p>35.7927</text:p>
          </table:table-cell>
          <table:table-cell office:value-type="float" office:value="35.9952">
            <text:p>35.9952</text:p>
          </table:table-cell>
          <table:table-cell office:value-type="float" office:value="35.9029">
            <text:p>35.9029</text:p>
          </table:table-cell>
          <table:table-cell office:value-type="float" office:value="36.398">
            <text:p>36.398</text:p>
          </table:table-cell>
          <table:table-cell office:value-type="float" office:value="35.7745">
            <text:p>35.7745</text:p>
          </table:table-cell>
          <table:table-cell office:value-type="float" office:value="36.2615">
            <text:p>36.2615</text:p>
          </table:table-cell>
          <table:table-cell office:value-type="float" office:value="35.8747">
            <text:p>35.8747</text:p>
          </table:table-cell>
          <table:table-cell office:value-type="float" office:value="35.802">
            <text:p>35.802</text:p>
          </table:table-cell>
          <table:table-cell office:value-type="float" office:value="36.4306">
            <text:p>36.4306</text:p>
          </table:table-cell>
          <table:table-cell office:value-type="float" office:value="36.3668">
            <text:p>36.3668</text:p>
          </table:table-cell>
          <table:table-cell office:value-type="float" office:value="35.8827">
            <text:p>35.8827</text:p>
          </table:table-cell>
          <table:table-cell office:value-type="float" office:value="35.9915">
            <text:p>35.9915</text:p>
          </table:table-cell>
          <table:table-cell office:value-type="float" office:value="35.8923">
            <text:p>35.8923</text:p>
          </table:table-cell>
          <table:table-cell office:value-type="float" office:value="36.0322">
            <text:p>36.0322</text:p>
          </table:table-cell>
          <table:table-cell office:value-type="float" office:value="35.8128">
            <text:p>35.8128</text:p>
          </table:table-cell>
          <table:table-cell table:number-columns-repeated="10"/>
          <table:table-cell office:value-type="float" office:value="2">
            <text:p>2</text:p>
          </table:table-cell>
          <table:table-cell table:formula="of:=AVERAGE([.$C2:.BJ2])" office:value-type="float" office:value="36.071472">
            <text:p>36.071472</text:p>
          </table:table-cell>
          <table:table-cell table:formula="of:=CONFIDENCE(0.01; STDEV([.$C2:.BJ2]); COUNT([.$C2:.BJ2]))" office:value-type="float" office:value="0.0852565467927843">
            <text:p>0.0852565468</text:p>
          </table:table-cell>
          <table:table-cell table:formula="of:=MEDIAN([.$C2:.BI2])" office:value-type="float" office:value="35.9861">
            <text:p>35.9861</text:p>
          </table:table-cell>
          <table:table-cell table:formula="of:=[.BL8]/[.BL2]" office:value-type="float" office:value="1.06937099766818">
            <text:p>1.0693709977</text:p>
          </table:table-cell>
          <table:table-cell/>
          <table:table-cell table:formula="of:=[.BL14]/[.BL2]" office:value-type="float" office:value="0.00829325734197928">
            <text:p>0.0082932573</text:p>
          </table:table-cell>
          <table:table-cell table:formula="of:=1/[.BL2]/[.$A$24]" office:value-type="float" office:value="0.000032014248975285">
            <text:p>3.2014248975285E-005</text:p>
          </table:table-cell>
          <table:table-cell table:formula="of:=[.BR2]/MIN([.$BR$2:.$BR$6];[.$BR$8:.$BR$12];[.$BR$14:.$BR$18])" office:value-type="float" office:value="1.06937099766818">
            <text:p>1.0693709977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10.2015">
            <text:p>10.2015</text:p>
          </table:table-cell>
          <table:table-cell office:value-type="float" office:value="10.1715">
            <text:p>10.1715</text:p>
          </table:table-cell>
          <table:table-cell office:value-type="float" office:value="10.2526">
            <text:p>10.2526</text:p>
          </table:table-cell>
          <table:table-cell office:value-type="float" office:value="10.1651">
            <text:p>10.1651</text:p>
          </table:table-cell>
          <table:table-cell office:value-type="float" office:value="10.2301">
            <text:p>10.2301</text:p>
          </table:table-cell>
          <table:table-cell office:value-type="float" office:value="10.1569">
            <text:p>10.1569</text:p>
          </table:table-cell>
          <table:table-cell office:value-type="float" office:value="10.2804">
            <text:p>10.2804</text:p>
          </table:table-cell>
          <table:table-cell office:value-type="float" office:value="10.1964">
            <text:p>10.1964</text:p>
          </table:table-cell>
          <table:table-cell office:value-type="float" office:value="10.1605">
            <text:p>10.1605</text:p>
          </table:table-cell>
          <table:table-cell office:value-type="float" office:value="10.1644">
            <text:p>10.1644</text:p>
          </table:table-cell>
          <table:table-cell office:value-type="float" office:value="10.1504">
            <text:p>10.1504</text:p>
          </table:table-cell>
          <table:table-cell office:value-type="float" office:value="10.1755">
            <text:p>10.1755</text:p>
          </table:table-cell>
          <table:table-cell office:value-type="float" office:value="10.2228">
            <text:p>10.2228</text:p>
          </table:table-cell>
          <table:table-cell office:value-type="float" office:value="10.1908">
            <text:p>10.1908</text:p>
          </table:table-cell>
          <table:table-cell office:value-type="float" office:value="10.1728">
            <text:p>10.1728</text:p>
          </table:table-cell>
          <table:table-cell office:value-type="float" office:value="10.1886">
            <text:p>10.1886</text:p>
          </table:table-cell>
          <table:table-cell office:value-type="float" office:value="10.2441">
            <text:p>10.2441</text:p>
          </table:table-cell>
          <table:table-cell office:value-type="float" office:value="10.2531">
            <text:p>10.2531</text:p>
          </table:table-cell>
          <table:table-cell office:value-type="float" office:value="10.1854">
            <text:p>10.1854</text:p>
          </table:table-cell>
          <table:table-cell office:value-type="float" office:value="10.2045">
            <text:p>10.2045</text:p>
          </table:table-cell>
          <table:table-cell office:value-type="float" office:value="10.2805">
            <text:p>10.2805</text:p>
          </table:table-cell>
          <table:table-cell office:value-type="float" office:value="10.1769">
            <text:p>10.1769</text:p>
          </table:table-cell>
          <table:table-cell office:value-type="float" office:value="10.2297">
            <text:p>10.2297</text:p>
          </table:table-cell>
          <table:table-cell office:value-type="float" office:value="10.1637">
            <text:p>10.1637</text:p>
          </table:table-cell>
          <table:table-cell office:value-type="float" office:value="10.1981">
            <text:p>10.1981</text:p>
          </table:table-cell>
          <table:table-cell office:value-type="float" office:value="10.1864">
            <text:p>10.1864</text:p>
          </table:table-cell>
          <table:table-cell office:value-type="float" office:value="10.1546">
            <text:p>10.1546</text:p>
          </table:table-cell>
          <table:table-cell office:value-type="float" office:value="10.1594">
            <text:p>10.1594</text:p>
          </table:table-cell>
          <table:table-cell office:value-type="float" office:value="10.1974">
            <text:p>10.1974</text:p>
          </table:table-cell>
          <table:table-cell office:value-type="float" office:value="10.2104">
            <text:p>10.2104</text:p>
          </table:table-cell>
          <table:table-cell office:value-type="float" office:value="10.1558">
            <text:p>10.1558</text:p>
          </table:table-cell>
          <table:table-cell office:value-type="float" office:value="10.2578">
            <text:p>10.2578</text:p>
          </table:table-cell>
          <table:table-cell office:value-type="float" office:value="10.1449">
            <text:p>10.1449</text:p>
          </table:table-cell>
          <table:table-cell office:value-type="float" office:value="10.1367">
            <text:p>10.1367</text:p>
          </table:table-cell>
          <table:table-cell office:value-type="float" office:value="10.2738">
            <text:p>10.2738</text:p>
          </table:table-cell>
          <table:table-cell office:value-type="float" office:value="10.1756">
            <text:p>10.1756</text:p>
          </table:table-cell>
          <table:table-cell office:value-type="float" office:value="10.1893">
            <text:p>10.1893</text:p>
          </table:table-cell>
          <table:table-cell office:value-type="float" office:value="10.2672">
            <text:p>10.2672</text:p>
          </table:table-cell>
          <table:table-cell office:value-type="float" office:value="10.1497">
            <text:p>10.1497</text:p>
          </table:table-cell>
          <table:table-cell office:value-type="float" office:value="10.1871">
            <text:p>10.1871</text:p>
          </table:table-cell>
          <table:table-cell office:value-type="float" office:value="10.2087">
            <text:p>10.2087</text:p>
          </table:table-cell>
          <table:table-cell office:value-type="float" office:value="10.207">
            <text:p>10.207</text:p>
          </table:table-cell>
          <table:table-cell office:value-type="float" office:value="10.2306">
            <text:p>10.2306</text:p>
          </table:table-cell>
          <table:table-cell office:value-type="float" office:value="10.2222">
            <text:p>10.2222</text:p>
          </table:table-cell>
          <table:table-cell office:value-type="float" office:value="10.1568">
            <text:p>10.1568</text:p>
          </table:table-cell>
          <table:table-cell office:value-type="float" office:value="10.3066">
            <text:p>10.3066</text:p>
          </table:table-cell>
          <table:table-cell office:value-type="float" office:value="10.1278">
            <text:p>10.1278</text:p>
          </table:table-cell>
          <table:table-cell office:value-type="float" office:value="10.1586">
            <text:p>10.1586</text:p>
          </table:table-cell>
          <table:table-cell office:value-type="float" office:value="10.1721">
            <text:p>10.1721</text:p>
          </table:table-cell>
          <table:table-cell office:value-type="float" office:value="10.1876">
            <text:p>10.1876</text:p>
          </table:table-cell>
          <table:table-cell table:number-columns-repeated="10"/>
          <table:table-cell office:value-type="float" office:value="4">
            <text:p>4</text:p>
          </table:table-cell>
          <table:table-cell table:formula="of:=AVERAGE([.$C3:.BJ3])" office:value-type="float" office:value="10.196808">
            <text:p>10.196808</text:p>
          </table:table-cell>
          <table:table-cell table:formula="of:=CONFIDENCE(0.01; STDEV([.$C3:.BJ3]); COUNT([.$C3:.BJ3]))" office:value-type="float" office:value="0.0153905348274175">
            <text:p>0.0153905348</text:p>
          </table:table-cell>
          <table:table-cell table:formula="of:=MEDIAN([.$C3:.BI3])" office:value-type="float" office:value="10.1881">
            <text:p>10.1881</text:p>
          </table:table-cell>
          <table:table-cell table:formula="of:=[.BL9]/[.BL3]" office:value-type="float" office:value="1.11039709681697">
            <text:p>1.1103970968</text:p>
          </table:table-cell>
          <table:table-cell/>
          <table:table-cell table:formula="of:=[.BL15]/[.BL3]" office:value-type="float" office:value="0.00838301554761059">
            <text:p>0.0083830155</text:p>
          </table:table-cell>
          <table:table-cell table:formula="of:=1/[.BL3]/[.$A$24]" office:value-type="float" office:value="0.000113251233671657">
            <text:p>0.0001132512</text:p>
          </table:table-cell>
          <table:table-cell table:formula="of:=[.BR3]/MIN([.$BR$2:.$BR$6];[.$BR$8:.$BR$12];[.$BR$14:.$BR$18])" office:value-type="float" office:value="3.7829275592911">
            <text:p>3.782927559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6.6908">
            <text:p>6.6908</text:p>
          </table:table-cell>
          <table:table-cell office:value-type="float" office:value="6.7058">
            <text:p>6.7058</text:p>
          </table:table-cell>
          <table:table-cell office:value-type="float" office:value="6.6469">
            <text:p>6.6469</text:p>
          </table:table-cell>
          <table:table-cell office:value-type="float" office:value="6.6076">
            <text:p>6.6076</text:p>
          </table:table-cell>
          <table:table-cell office:value-type="float" office:value="6.8752">
            <text:p>6.8752</text:p>
          </table:table-cell>
          <table:table-cell office:value-type="float" office:value="6.6453">
            <text:p>6.6453</text:p>
          </table:table-cell>
          <table:table-cell office:value-type="float" office:value="6.7567">
            <text:p>6.7567</text:p>
          </table:table-cell>
          <table:table-cell office:value-type="float" office:value="6.8024">
            <text:p>6.8024</text:p>
          </table:table-cell>
          <table:table-cell office:value-type="float" office:value="10.5564">
            <text:p>10.5564</text:p>
          </table:table-cell>
          <table:table-cell office:value-type="float" office:value="6.633">
            <text:p>6.633</text:p>
          </table:table-cell>
          <table:table-cell office:value-type="float" office:value="6.8209">
            <text:p>6.8209</text:p>
          </table:table-cell>
          <table:table-cell office:value-type="float" office:value="8.8393">
            <text:p>8.8393</text:p>
          </table:table-cell>
          <table:table-cell office:value-type="float" office:value="6.7289">
            <text:p>6.7289</text:p>
          </table:table-cell>
          <table:table-cell office:value-type="float" office:value="6.772">
            <text:p>6.772</text:p>
          </table:table-cell>
          <table:table-cell office:value-type="float" office:value="8.6869">
            <text:p>8.6869</text:p>
          </table:table-cell>
          <table:table-cell office:value-type="float" office:value="6.504">
            <text:p>6.504</text:p>
          </table:table-cell>
          <table:table-cell office:value-type="float" office:value="6.8175">
            <text:p>6.8175</text:p>
          </table:table-cell>
          <table:table-cell office:value-type="float" office:value="6.6216">
            <text:p>6.6216</text:p>
          </table:table-cell>
          <table:table-cell office:value-type="float" office:value="12.498">
            <text:p>12.498</text:p>
          </table:table-cell>
          <table:table-cell office:value-type="float" office:value="6.7728">
            <text:p>6.7728</text:p>
          </table:table-cell>
          <table:table-cell office:value-type="float" office:value="6.609">
            <text:p>6.609</text:p>
          </table:table-cell>
          <table:table-cell office:value-type="float" office:value="6.323">
            <text:p>6.323</text:p>
          </table:table-cell>
          <table:table-cell office:value-type="float" office:value="6.8257">
            <text:p>6.8257</text:p>
          </table:table-cell>
          <table:table-cell office:value-type="float" office:value="8.3633">
            <text:p>8.3633</text:p>
          </table:table-cell>
          <table:table-cell office:value-type="float" office:value="6.8594">
            <text:p>6.8594</text:p>
          </table:table-cell>
          <table:table-cell office:value-type="float" office:value="6.8345">
            <text:p>6.8345</text:p>
          </table:table-cell>
          <table:table-cell office:value-type="float" office:value="6.7578">
            <text:p>6.7578</text:p>
          </table:table-cell>
          <table:table-cell office:value-type="float" office:value="6.7414">
            <text:p>6.7414</text:p>
          </table:table-cell>
          <table:table-cell office:value-type="float" office:value="6.725">
            <text:p>6.725</text:p>
          </table:table-cell>
          <table:table-cell office:value-type="float" office:value="6.5023">
            <text:p>6.5023</text:p>
          </table:table-cell>
          <table:table-cell office:value-type="float" office:value="6.7091">
            <text:p>6.7091</text:p>
          </table:table-cell>
          <table:table-cell office:value-type="float" office:value="6.6842">
            <text:p>6.6842</text:p>
          </table:table-cell>
          <table:table-cell office:value-type="float" office:value="6.7817">
            <text:p>6.7817</text:p>
          </table:table-cell>
          <table:table-cell office:value-type="float" office:value="6.766">
            <text:p>6.766</text:p>
          </table:table-cell>
          <table:table-cell office:value-type="float" office:value="6.7677">
            <text:p>6.7677</text:p>
          </table:table-cell>
          <table:table-cell office:value-type="float" office:value="6.7512">
            <text:p>6.7512</text:p>
          </table:table-cell>
          <table:table-cell office:value-type="float" office:value="6.9145">
            <text:p>6.9145</text:p>
          </table:table-cell>
          <table:table-cell office:value-type="float" office:value="6.7381">
            <text:p>6.7381</text:p>
          </table:table-cell>
          <table:table-cell office:value-type="float" office:value="6.7714">
            <text:p>6.7714</text:p>
          </table:table-cell>
          <table:table-cell office:value-type="float" office:value="6.7235">
            <text:p>6.7235</text:p>
          </table:table-cell>
          <table:table-cell office:value-type="float" office:value="8.4075">
            <text:p>8.4075</text:p>
          </table:table-cell>
          <table:table-cell office:value-type="float" office:value="10.3381">
            <text:p>10.3381</text:p>
          </table:table-cell>
          <table:table-cell office:value-type="float" office:value="8.4257">
            <text:p>8.4257</text:p>
          </table:table-cell>
          <table:table-cell office:value-type="float" office:value="6.6696">
            <text:p>6.6696</text:p>
          </table:table-cell>
          <table:table-cell office:value-type="float" office:value="6.7009">
            <text:p>6.7009</text:p>
          </table:table-cell>
          <table:table-cell office:value-type="float" office:value="10.3593">
            <text:p>10.3593</text:p>
          </table:table-cell>
          <table:table-cell office:value-type="float" office:value="6.7441">
            <text:p>6.7441</text:p>
          </table:table-cell>
          <table:table-cell office:value-type="float" office:value="6.6179">
            <text:p>6.6179</text:p>
          </table:table-cell>
          <table:table-cell office:value-type="float" office:value="6.6987">
            <text:p>6.6987</text:p>
          </table:table-cell>
          <table:table-cell office:value-type="float" office:value="6.8207">
            <text:p>6.8207</text:p>
          </table:table-cell>
          <table:table-cell table:number-columns-repeated="10"/>
          <table:table-cell office:value-type="float" office:value="8">
            <text:p>8</text:p>
          </table:table-cell>
          <table:table-cell table:formula="of:=AVERAGE([.$C4:.BJ4])" office:value-type="float" office:value="7.238266">
            <text:p>7.238266</text:p>
          </table:table-cell>
          <table:table-cell table:formula="of:=CONFIDENCE(0.01; STDEV([.$C4:.BJ4]); COUNT([.$C4:.BJ4]))" office:value-type="float" office:value="0.46051641800034">
            <text:p>0.460516418</text:p>
          </table:table-cell>
          <table:table-cell table:formula="of:=MEDIAN([.$C4:.BI4])" office:value-type="float" office:value="6.75725">
            <text:p>6.75725</text:p>
          </table:table-cell>
          <table:table-cell table:formula="of:=[.BL10]/[.BL4]" office:value-type="float" office:value="1.00865759838061">
            <text:p>1.0086575984</text:p>
          </table:table-cell>
          <table:table-cell/>
          <table:table-cell table:formula="of:=[.BL16]/[.BL4]" office:value-type="float" office:value="0.00487133244343327">
            <text:p>0.0048713324</text:p>
          </table:table-cell>
          <table:table-cell table:formula="of:=1/[.BL4]/[.$A$24]" office:value-type="float" office:value="0.000159541122903334">
            <text:p>0.0001595411</text:p>
          </table:table-cell>
          <table:table-cell table:formula="of:=[.BR4]/MIN([.$BR$2:.$BR$6];[.$BR$8:.$BR$12];[.$BR$14:.$BR$18])" office:value-type="float" office:value="5.32914733998447">
            <text:p>5.32914734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4.0483">
            <text:p>4.0483</text:p>
          </table:table-cell>
          <table:table-cell office:value-type="float" office:value="3.8613">
            <text:p>3.8613</text:p>
          </table:table-cell>
          <table:table-cell office:value-type="float" office:value="3.7565">
            <text:p>3.7565</text:p>
          </table:table-cell>
          <table:table-cell office:value-type="float" office:value="4.5933">
            <text:p>4.5933</text:p>
          </table:table-cell>
          <table:table-cell office:value-type="float" office:value="4.0117">
            <text:p>4.0117</text:p>
          </table:table-cell>
          <table:table-cell office:value-type="float" office:value="5.3394">
            <text:p>5.3394</text:p>
          </table:table-cell>
          <table:table-cell office:value-type="float" office:value="3.783">
            <text:p>3.783</text:p>
          </table:table-cell>
          <table:table-cell office:value-type="float" office:value="3.7393">
            <text:p>3.7393</text:p>
          </table:table-cell>
          <table:table-cell office:value-type="float" office:value="5.0973">
            <text:p>5.0973</text:p>
          </table:table-cell>
          <table:table-cell office:value-type="float" office:value="5.1306">
            <text:p>5.1306</text:p>
          </table:table-cell>
          <table:table-cell office:value-type="float" office:value="5.6137">
            <text:p>5.6137</text:p>
          </table:table-cell>
          <table:table-cell office:value-type="float" office:value="3.9354">
            <text:p>3.9354</text:p>
          </table:table-cell>
          <table:table-cell office:value-type="float" office:value="4.821">
            <text:p>4.821</text:p>
          </table:table-cell>
          <table:table-cell office:value-type="float" office:value="4.8851">
            <text:p>4.8851</text:p>
          </table:table-cell>
          <table:table-cell office:value-type="float" office:value="9.1076">
            <text:p>9.1076</text:p>
          </table:table-cell>
          <table:table-cell office:value-type="float" office:value="8.2345">
            <text:p>8.2345</text:p>
          </table:table-cell>
          <table:table-cell office:value-type="float" office:value="6.82">
            <text:p>6.82</text:p>
          </table:table-cell>
          <table:table-cell office:value-type="float" office:value="3.8328">
            <text:p>3.8328</text:p>
          </table:table-cell>
          <table:table-cell office:value-type="float" office:value="3.8899">
            <text:p>3.8899</text:p>
          </table:table-cell>
          <table:table-cell office:value-type="float" office:value="3.8348">
            <text:p>3.8348</text:p>
          </table:table-cell>
          <table:table-cell office:value-type="float" office:value="3.7623">
            <text:p>3.7623</text:p>
          </table:table-cell>
          <table:table-cell office:value-type="float" office:value="4.643">
            <text:p>4.643</text:p>
          </table:table-cell>
          <table:table-cell office:value-type="float" office:value="3.9508">
            <text:p>3.9508</text:p>
          </table:table-cell>
          <table:table-cell office:value-type="float" office:value="3.99">
            <text:p>3.99</text:p>
          </table:table-cell>
          <table:table-cell office:value-type="float" office:value="5.277">
            <text:p>5.277</text:p>
          </table:table-cell>
          <table:table-cell office:value-type="float" office:value="3.9334">
            <text:p>3.9334</text:p>
          </table:table-cell>
          <table:table-cell office:value-type="float" office:value="3.9883">
            <text:p>3.9883</text:p>
          </table:table-cell>
          <table:table-cell office:value-type="float" office:value="6.1999">
            <text:p>6.1999</text:p>
          </table:table-cell>
          <table:table-cell office:value-type="float" office:value="3.7684">
            <text:p>3.7684</text:p>
          </table:table-cell>
          <table:table-cell office:value-type="float" office:value="3.9286">
            <text:p>3.9286</text:p>
          </table:table-cell>
          <table:table-cell office:value-type="float" office:value="5.7112">
            <text:p>5.7112</text:p>
          </table:table-cell>
          <table:table-cell office:value-type="float" office:value="4.0042">
            <text:p>4.0042</text:p>
          </table:table-cell>
          <table:table-cell office:value-type="float" office:value="4.2981">
            <text:p>4.2981</text:p>
          </table:table-cell>
          <table:table-cell office:value-type="float" office:value="5.9512">
            <text:p>5.9512</text:p>
          </table:table-cell>
          <table:table-cell office:value-type="float" office:value="3.9994">
            <text:p>3.9994</text:p>
          </table:table-cell>
          <table:table-cell office:value-type="float" office:value="4.0138">
            <text:p>4.0138</text:p>
          </table:table-cell>
          <table:table-cell office:value-type="float" office:value="3.7741">
            <text:p>3.7741</text:p>
          </table:table-cell>
          <table:table-cell office:value-type="float" office:value="3.7316">
            <text:p>3.7316</text:p>
          </table:table-cell>
          <table:table-cell office:value-type="float" office:value="7.0718">
            <text:p>7.0718</text:p>
          </table:table-cell>
          <table:table-cell office:value-type="float" office:value="3.9526">
            <text:p>3.9526</text:p>
          </table:table-cell>
          <table:table-cell office:value-type="float" office:value="4.3186">
            <text:p>4.3186</text:p>
          </table:table-cell>
          <table:table-cell office:value-type="float" office:value="4.8769">
            <text:p>4.8769</text:p>
          </table:table-cell>
          <table:table-cell office:value-type="float" office:value="3.866">
            <text:p>3.866</text:p>
          </table:table-cell>
          <table:table-cell office:value-type="float" office:value="3.8008">
            <text:p>3.8008</text:p>
          </table:table-cell>
          <table:table-cell office:value-type="float" office:value="3.7524">
            <text:p>3.7524</text:p>
          </table:table-cell>
          <table:table-cell office:value-type="float" office:value="4.0276">
            <text:p>4.0276</text:p>
          </table:table-cell>
          <table:table-cell office:value-type="float" office:value="6.6991">
            <text:p>6.6991</text:p>
          </table:table-cell>
          <table:table-cell office:value-type="float" office:value="3.7754">
            <text:p>3.7754</text:p>
          </table:table-cell>
          <table:table-cell office:value-type="float" office:value="4.015">
            <text:p>4.015</text:p>
          </table:table-cell>
          <table:table-cell office:value-type="float" office:value="3.7533">
            <text:p>3.7533</text:p>
          </table:table-cell>
          <table:table-cell table:number-columns-repeated="10"/>
          <table:table-cell office:value-type="float" office:value="12">
            <text:p>12</text:p>
          </table:table-cell>
          <table:table-cell table:formula="of:=AVERAGE([.$C5:.BJ5])" office:value-type="float" office:value="4.623406">
            <text:p>4.623406</text:p>
          </table:table-cell>
          <table:table-cell table:formula="of:=CONFIDENCE(0.01; STDEV([.$C5:.BJ5]); COUNT([.$C5:.BJ5]))" office:value-type="float" office:value="0.445464043798936">
            <text:p>0.4454640438</text:p>
          </table:table-cell>
          <table:table-cell table:formula="of:=MEDIAN([.$C5:.BI5])" office:value-type="float" office:value="4.00795">
            <text:p>4.00795</text:p>
          </table:table-cell>
          <table:table-cell table:formula="of:=[.BL11]/[.BL5]" office:value-type="float" office:value="0.903460349361488">
            <text:p>0.9034603494</text:p>
          </table:table-cell>
          <table:table-cell/>
          <table:table-cell table:formula="of:=[.BL17]/[.BL5]" office:value-type="float" office:value="0.00509364741058864">
            <text:p>0.0050936474</text:p>
          </table:table-cell>
          <table:table-cell table:formula="of:=1/[.BL5]/[.$A$24]" office:value-type="float" office:value="0.000249772805051735">
            <text:p>0.0002497728</text:p>
          </table:table-cell>
          <table:table-cell table:formula="of:=[.BR5]/MIN([.$BR$2:.$BR$6];[.$BR$8:.$BR$12];[.$BR$14:.$BR$18])" office:value-type="float" office:value="8.34315351063696">
            <text:p>8.3431535106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3.2206">
            <text:p>3.2206</text:p>
          </table:table-cell>
          <table:table-cell office:value-type="float" office:value="3.269">
            <text:p>3.269</text:p>
          </table:table-cell>
          <table:table-cell office:value-type="float" office:value="3.2906">
            <text:p>3.2906</text:p>
          </table:table-cell>
          <table:table-cell office:value-type="float" office:value="3.2298">
            <text:p>3.2298</text:p>
          </table:table-cell>
          <table:table-cell office:value-type="float" office:value="3.1664">
            <text:p>3.1664</text:p>
          </table:table-cell>
          <table:table-cell office:value-type="float" office:value="3.2191">
            <text:p>3.2191</text:p>
          </table:table-cell>
          <table:table-cell office:value-type="float" office:value="3.1636">
            <text:p>3.1636</text:p>
          </table:table-cell>
          <table:table-cell office:value-type="float" office:value="3.1951">
            <text:p>3.1951</text:p>
          </table:table-cell>
          <table:table-cell office:value-type="float" office:value="3.215">
            <text:p>3.215</text:p>
          </table:table-cell>
          <table:table-cell office:value-type="float" office:value="3.2141">
            <text:p>3.2141</text:p>
          </table:table-cell>
          <table:table-cell office:value-type="float" office:value="3.2486">
            <text:p>3.2486</text:p>
          </table:table-cell>
          <table:table-cell office:value-type="float" office:value="3.2211">
            <text:p>3.2211</text:p>
          </table:table-cell>
          <table:table-cell office:value-type="float" office:value="3.2261">
            <text:p>3.2261</text:p>
          </table:table-cell>
          <table:table-cell office:value-type="float" office:value="3.1587">
            <text:p>3.1587</text:p>
          </table:table-cell>
          <table:table-cell office:value-type="float" office:value="3.1713">
            <text:p>3.1713</text:p>
          </table:table-cell>
          <table:table-cell office:value-type="float" office:value="3.2124">
            <text:p>3.2124</text:p>
          </table:table-cell>
          <table:table-cell office:value-type="float" office:value="3.2044">
            <text:p>3.2044</text:p>
          </table:table-cell>
          <table:table-cell office:value-type="float" office:value="3.1842">
            <text:p>3.1842</text:p>
          </table:table-cell>
          <table:table-cell office:value-type="float" office:value="3.2295">
            <text:p>3.2295</text:p>
          </table:table-cell>
          <table:table-cell office:value-type="float" office:value="3.1941">
            <text:p>3.1941</text:p>
          </table:table-cell>
          <table:table-cell office:value-type="float" office:value="3.3032">
            <text:p>3.3032</text:p>
          </table:table-cell>
          <table:table-cell office:value-type="float" office:value="3.2804">
            <text:p>3.2804</text:p>
          </table:table-cell>
          <table:table-cell office:value-type="float" office:value="3.3707">
            <text:p>3.3707</text:p>
          </table:table-cell>
          <table:table-cell office:value-type="float" office:value="3.213">
            <text:p>3.213</text:p>
          </table:table-cell>
          <table:table-cell office:value-type="float" office:value="3.2899">
            <text:p>3.2899</text:p>
          </table:table-cell>
          <table:table-cell office:value-type="float" office:value="3.3004">
            <text:p>3.3004</text:p>
          </table:table-cell>
          <table:table-cell office:value-type="float" office:value="3.2931">
            <text:p>3.2931</text:p>
          </table:table-cell>
          <table:table-cell office:value-type="float" office:value="3.4034">
            <text:p>3.4034</text:p>
          </table:table-cell>
          <table:table-cell office:value-type="float" office:value="3.3032">
            <text:p>3.3032</text:p>
          </table:table-cell>
          <table:table-cell office:value-type="float" office:value="3.2481">
            <text:p>3.2481</text:p>
          </table:table-cell>
          <table:table-cell office:value-type="float" office:value="3.1827">
            <text:p>3.1827</text:p>
          </table:table-cell>
          <table:table-cell office:value-type="float" office:value="3.2503">
            <text:p>3.2503</text:p>
          </table:table-cell>
          <table:table-cell office:value-type="float" office:value="3.2161">
            <text:p>3.2161</text:p>
          </table:table-cell>
          <table:table-cell office:value-type="float" office:value="3.2216">
            <text:p>3.2216</text:p>
          </table:table-cell>
          <table:table-cell office:value-type="float" office:value="3.2649">
            <text:p>3.2649</text:p>
          </table:table-cell>
          <table:table-cell office:value-type="float" office:value="3.2913">
            <text:p>3.2913</text:p>
          </table:table-cell>
          <table:table-cell office:value-type="float" office:value="3.305">
            <text:p>3.305</text:p>
          </table:table-cell>
          <table:table-cell office:value-type="float" office:value="3.3265">
            <text:p>3.3265</text:p>
          </table:table-cell>
          <table:table-cell office:value-type="float" office:value="3.2731">
            <text:p>3.2731</text:p>
          </table:table-cell>
          <table:table-cell office:value-type="float" office:value="3.2961">
            <text:p>3.2961</text:p>
          </table:table-cell>
          <table:table-cell office:value-type="float" office:value="3.2141">
            <text:p>3.2141</text:p>
          </table:table-cell>
          <table:table-cell table:number-columns-repeated="2" office:value-type="float" office:value="3.2291">
            <text:p>3.2291</text:p>
          </table:table-cell>
          <table:table-cell office:value-type="float" office:value="3.2246">
            <text:p>3.2246</text:p>
          </table:table-cell>
          <table:table-cell office:value-type="float" office:value="3.2285">
            <text:p>3.2285</text:p>
          </table:table-cell>
          <table:table-cell office:value-type="float" office:value="3.1742">
            <text:p>3.1742</text:p>
          </table:table-cell>
          <table:table-cell office:value-type="float" office:value="3.2502">
            <text:p>3.2502</text:p>
          </table:table-cell>
          <table:table-cell office:value-type="float" office:value="3.1724">
            <text:p>3.1724</text:p>
          </table:table-cell>
          <table:table-cell office:value-type="float" office:value="3.2936">
            <text:p>3.2936</text:p>
          </table:table-cell>
          <table:table-cell office:value-type="float" office:value="3.2194">
            <text:p>3.2194</text:p>
          </table:table-cell>
          <table:table-cell table:number-columns-repeated="10"/>
          <table:table-cell office:value-type="float" office:value="16">
            <text:p>16</text:p>
          </table:table-cell>
          <table:table-cell table:formula="of:=AVERAGE([.$C6:.BJ6])" office:value-type="float" office:value="3.242038">
            <text:p>3.242038</text:p>
          </table:table-cell>
          <table:table-cell table:formula="of:=CONFIDENCE(0.01; STDEV([.$C6:.BJ6]); COUNT([.$C6:.BJ6]))" office:value-type="float" office:value="0.0193475977921217">
            <text:p>0.0193475978</text:p>
          </table:table-cell>
          <table:table-cell table:formula="of:=MEDIAN([.$C6:.BI6])" office:value-type="float" office:value="3.2288">
            <text:p>3.2288</text:p>
          </table:table-cell>
          <table:table-cell table:formula="of:=[.BL12]/[.BL6]" office:value-type="float" office:value="1.01307572582431">
            <text:p>1.0130757258</text:p>
          </table:table-cell>
          <table:table-cell/>
          <table:table-cell table:formula="of:=[.BL18]/[.BL6]" office:value-type="float" office:value="0.00278836953792645">
            <text:p>0.0027883695</text:p>
          </table:table-cell>
          <table:table-cell table:formula="of:=1/[.BL6]/[.$A$24]" office:value-type="float" office:value="0.000356196036416914">
            <text:p>0.000356196</text:p>
          </table:table-cell>
          <table:table-cell table:formula="of:=[.BR6]/MIN([.$BR$2:.$BR$6];[.$BR$8:.$BR$12];[.$BR$14:.$BR$18])" office:value-type="float" office:value="11.8980055138157">
            <text:p>11.8980055138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38.2592">
            <text:p>38.2592</text:p>
          </table:table-cell>
          <table:table-cell office:value-type="float" office:value="39.2401">
            <text:p>39.2401</text:p>
          </table:table-cell>
          <table:table-cell office:value-type="float" office:value="38.6077">
            <text:p>38.6077</text:p>
          </table:table-cell>
          <table:table-cell office:value-type="float" office:value="38.4328">
            <text:p>38.4328</text:p>
          </table:table-cell>
          <table:table-cell office:value-type="float" office:value="38.2283">
            <text:p>38.2283</text:p>
          </table:table-cell>
          <table:table-cell office:value-type="float" office:value="38.2253">
            <text:p>38.2253</text:p>
          </table:table-cell>
          <table:table-cell office:value-type="float" office:value="38.2497">
            <text:p>38.2497</text:p>
          </table:table-cell>
          <table:table-cell office:value-type="float" office:value="38.1337">
            <text:p>38.1337</text:p>
          </table:table-cell>
          <table:table-cell office:value-type="float" office:value="38.1205">
            <text:p>38.1205</text:p>
          </table:table-cell>
          <table:table-cell office:value-type="float" office:value="38.6228">
            <text:p>38.6228</text:p>
          </table:table-cell>
          <table:table-cell office:value-type="float" office:value="38.3344">
            <text:p>38.3344</text:p>
          </table:table-cell>
          <table:table-cell office:value-type="float" office:value="38.2735">
            <text:p>38.2735</text:p>
          </table:table-cell>
          <table:table-cell office:value-type="float" office:value="38.3047">
            <text:p>38.3047</text:p>
          </table:table-cell>
          <table:table-cell office:value-type="float" office:value="39.0799">
            <text:p>39.0799</text:p>
          </table:table-cell>
          <table:table-cell office:value-type="float" office:value="38.31">
            <text:p>38.31</text:p>
          </table:table-cell>
          <table:table-cell office:value-type="float" office:value="38.2306">
            <text:p>38.2306</text:p>
          </table:table-cell>
          <table:table-cell office:value-type="float" office:value="38.2557">
            <text:p>38.2557</text:p>
          </table:table-cell>
          <table:table-cell office:value-type="float" office:value="38.0617">
            <text:p>38.0617</text:p>
          </table:table-cell>
          <table:table-cell office:value-type="float" office:value="39.0538">
            <text:p>39.0538</text:p>
          </table:table-cell>
          <table:table-cell office:value-type="float" office:value="38.9789">
            <text:p>38.9789</text:p>
          </table:table-cell>
          <table:table-cell office:value-type="float" office:value="38.2467">
            <text:p>38.2467</text:p>
          </table:table-cell>
          <table:table-cell office:value-type="float" office:value="39.7712">
            <text:p>39.7712</text:p>
          </table:table-cell>
          <table:table-cell office:value-type="float" office:value="38.9747">
            <text:p>38.9747</text:p>
          </table:table-cell>
          <table:table-cell office:value-type="float" office:value="38.3751">
            <text:p>38.3751</text:p>
          </table:table-cell>
          <table:table-cell office:value-type="float" office:value="38.0898">
            <text:p>38.0898</text:p>
          </table:table-cell>
          <table:table-cell office:value-type="float" office:value="39.8632">
            <text:p>39.8632</text:p>
          </table:table-cell>
          <table:table-cell office:value-type="float" office:value="38.4798">
            <text:p>38.4798</text:p>
          </table:table-cell>
          <table:table-cell office:value-type="float" office:value="38.0706">
            <text:p>38.0706</text:p>
          </table:table-cell>
          <table:table-cell office:value-type="float" office:value="38.3386">
            <text:p>38.3386</text:p>
          </table:table-cell>
          <table:table-cell office:value-type="float" office:value="38.347">
            <text:p>38.347</text:p>
          </table:table-cell>
          <table:table-cell office:value-type="float" office:value="39.0709">
            <text:p>39.0709</text:p>
          </table:table-cell>
          <table:table-cell office:value-type="float" office:value="38.2177">
            <text:p>38.2177</text:p>
          </table:table-cell>
          <table:table-cell office:value-type="float" office:value="39.204">
            <text:p>39.204</text:p>
          </table:table-cell>
          <table:table-cell office:value-type="float" office:value="37.9637">
            <text:p>37.9637</text:p>
          </table:table-cell>
          <table:table-cell office:value-type="float" office:value="39.0258">
            <text:p>39.0258</text:p>
          </table:table-cell>
          <table:table-cell office:value-type="float" office:value="39.1356">
            <text:p>39.1356</text:p>
          </table:table-cell>
          <table:table-cell office:value-type="float" office:value="38.2382">
            <text:p>38.2382</text:p>
          </table:table-cell>
          <table:table-cell office:value-type="float" office:value="38.4464">
            <text:p>38.4464</text:p>
          </table:table-cell>
          <table:table-cell office:value-type="float" office:value="38.2383">
            <text:p>38.2383</text:p>
          </table:table-cell>
          <table:table-cell office:value-type="float" office:value="39.274">
            <text:p>39.274</text:p>
          </table:table-cell>
          <table:table-cell office:value-type="float" office:value="38.2715">
            <text:p>38.2715</text:p>
          </table:table-cell>
          <table:table-cell office:value-type="float" office:value="39.1196">
            <text:p>39.1196</text:p>
          </table:table-cell>
          <table:table-cell office:value-type="float" office:value="38.9235">
            <text:p>38.9235</text:p>
          </table:table-cell>
          <table:table-cell office:value-type="float" office:value="38.3041">
            <text:p>38.3041</text:p>
          </table:table-cell>
          <table:table-cell office:value-type="float" office:value="38.8835">
            <text:p>38.8835</text:p>
          </table:table-cell>
          <table:table-cell office:value-type="float" office:value="38.33">
            <text:p>38.33</text:p>
          </table:table-cell>
          <table:table-cell office:value-type="float" office:value="38.3821">
            <text:p>38.3821</text:p>
          </table:table-cell>
          <table:table-cell office:value-type="float" office:value="39.1703">
            <text:p>39.1703</text:p>
          </table:table-cell>
          <table:table-cell office:value-type="float" office:value="38.6216">
            <text:p>38.6216</text:p>
          </table:table-cell>
          <table:table-cell office:value-type="float" office:value="38.3085">
            <text:p>38.3085</text:p>
          </table:table-cell>
          <table:table-cell table:number-columns-repeated="10"/>
          <table:table-cell office:value-type="float" office:value="2">
            <text:p>2</text:p>
          </table:table-cell>
          <table:table-cell table:formula="of:=AVERAGE([.$C8:.BJ8])" office:value-type="float" office:value="38.573786">
            <text:p>38.573786</text:p>
          </table:table-cell>
          <table:table-cell table:formula="of:=CONFIDENCE(0.01; STDEV([.$C8:.BJ8]); COUNT([.$C8:.BJ8]))" office:value-type="float" office:value="0.167330889554905">
            <text:p>0.1673308896</text:p>
          </table:table-cell>
          <table:table-cell table:formula="of:=MEDIAN([.$C8:.BI8])" office:value-type="float" office:value="38.3428">
            <text:p>38.3428</text:p>
          </table:table-cell>
          <table:table-cell/>
          <table:table-cell table:formula="of:=[.BL2]/[.BL8]" office:value-type="float" office:value="0.935129157402387">
            <text:p>0.9351291574</text:p>
          </table:table-cell>
          <table:table-cell table:formula="of:=[.BL14]/[.BL8]" office:value-type="float" office:value="0.00775526675032625">
            <text:p>0.0077552668</text:p>
          </table:table-cell>
          <table:table-cell table:formula="of:=1/[.BL8]/[.$A$24]" office:value-type="float" office:value="0.0000299374576691285">
            <text:p>2.99374576691285E-005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11.2173">
            <text:p>11.2173</text:p>
          </table:table-cell>
          <table:table-cell office:value-type="float" office:value="11.3099">
            <text:p>11.3099</text:p>
          </table:table-cell>
          <table:table-cell office:value-type="float" office:value="11.3832">
            <text:p>11.3832</text:p>
          </table:table-cell>
          <table:table-cell office:value-type="float" office:value="11.1733">
            <text:p>11.1733</text:p>
          </table:table-cell>
          <table:table-cell office:value-type="float" office:value="11.2864">
            <text:p>11.2864</text:p>
          </table:table-cell>
          <table:table-cell office:value-type="float" office:value="11.1928">
            <text:p>11.1928</text:p>
          </table:table-cell>
          <table:table-cell office:value-type="float" office:value="11.1744">
            <text:p>11.1744</text:p>
          </table:table-cell>
          <table:table-cell office:value-type="float" office:value="11.2685">
            <text:p>11.2685</text:p>
          </table:table-cell>
          <table:table-cell office:value-type="float" office:value="11.3537">
            <text:p>11.3537</text:p>
          </table:table-cell>
          <table:table-cell office:value-type="float" office:value="11.2942">
            <text:p>11.2942</text:p>
          </table:table-cell>
          <table:table-cell office:value-type="float" office:value="11.3251">
            <text:p>11.3251</text:p>
          </table:table-cell>
          <table:table-cell office:value-type="float" office:value="11.3093">
            <text:p>11.3093</text:p>
          </table:table-cell>
          <table:table-cell office:value-type="float" office:value="11.2329">
            <text:p>11.2329</text:p>
          </table:table-cell>
          <table:table-cell office:value-type="float" office:value="11.2576">
            <text:p>11.2576</text:p>
          </table:table-cell>
          <table:table-cell office:value-type="float" office:value="11.323">
            <text:p>11.323</text:p>
          </table:table-cell>
          <table:table-cell office:value-type="float" office:value="11.2738">
            <text:p>11.2738</text:p>
          </table:table-cell>
          <table:table-cell office:value-type="float" office:value="11.309">
            <text:p>11.309</text:p>
          </table:table-cell>
          <table:table-cell office:value-type="float" office:value="11.3422">
            <text:p>11.3422</text:p>
          </table:table-cell>
          <table:table-cell office:value-type="float" office:value="11.2836">
            <text:p>11.2836</text:p>
          </table:table-cell>
          <table:table-cell office:value-type="float" office:value="11.4194">
            <text:p>11.4194</text:p>
          </table:table-cell>
          <table:table-cell office:value-type="float" office:value="11.3895">
            <text:p>11.3895</text:p>
          </table:table-cell>
          <table:table-cell office:value-type="float" office:value="11.2688">
            <text:p>11.2688</text:p>
          </table:table-cell>
          <table:table-cell office:value-type="float" office:value="11.3555">
            <text:p>11.3555</text:p>
          </table:table-cell>
          <table:table-cell office:value-type="float" office:value="11.3737">
            <text:p>11.3737</text:p>
          </table:table-cell>
          <table:table-cell office:value-type="float" office:value="11.2996">
            <text:p>11.2996</text:p>
          </table:table-cell>
          <table:table-cell office:value-type="float" office:value="11.3387">
            <text:p>11.3387</text:p>
          </table:table-cell>
          <table:table-cell office:value-type="float" office:value="11.2613">
            <text:p>11.2613</text:p>
          </table:table-cell>
          <table:table-cell office:value-type="float" office:value="11.2531">
            <text:p>11.2531</text:p>
          </table:table-cell>
          <table:table-cell office:value-type="float" office:value="11.3957">
            <text:p>11.3957</text:p>
          </table:table-cell>
          <table:table-cell office:value-type="float" office:value="11.291">
            <text:p>11.291</text:p>
          </table:table-cell>
          <table:table-cell office:value-type="float" office:value="11.44">
            <text:p>11.44</text:p>
          </table:table-cell>
          <table:table-cell office:value-type="float" office:value="11.4323">
            <text:p>11.4323</text:p>
          </table:table-cell>
          <table:table-cell office:value-type="float" office:value="11.3001">
            <text:p>11.3001</text:p>
          </table:table-cell>
          <table:table-cell office:value-type="float" office:value="11.3592">
            <text:p>11.3592</text:p>
          </table:table-cell>
          <table:table-cell office:value-type="float" office:value="11.3701">
            <text:p>11.3701</text:p>
          </table:table-cell>
          <table:table-cell office:value-type="float" office:value="11.4184">
            <text:p>11.4184</text:p>
          </table:table-cell>
          <table:table-cell office:value-type="float" office:value="11.2826">
            <text:p>11.2826</text:p>
          </table:table-cell>
          <table:table-cell office:value-type="float" office:value="11.3372">
            <text:p>11.3372</text:p>
          </table:table-cell>
          <table:table-cell office:value-type="float" office:value="11.2921">
            <text:p>11.2921</text:p>
          </table:table-cell>
          <table:table-cell office:value-type="float" office:value="11.2468">
            <text:p>11.2468</text:p>
          </table:table-cell>
          <table:table-cell office:value-type="float" office:value="11.37">
            <text:p>11.37</text:p>
          </table:table-cell>
          <table:table-cell office:value-type="float" office:value="11.4025">
            <text:p>11.4025</text:p>
          </table:table-cell>
          <table:table-cell office:value-type="float" office:value="11.3137">
            <text:p>11.3137</text:p>
          </table:table-cell>
          <table:table-cell office:value-type="float" office:value="11.4621">
            <text:p>11.4621</text:p>
          </table:table-cell>
          <table:table-cell office:value-type="float" office:value="11.3775">
            <text:p>11.3775</text:p>
          </table:table-cell>
          <table:table-cell office:value-type="float" office:value="11.3719">
            <text:p>11.3719</text:p>
          </table:table-cell>
          <table:table-cell office:value-type="float" office:value="11.3222">
            <text:p>11.3222</text:p>
          </table:table-cell>
          <table:table-cell office:value-type="float" office:value="11.3962">
            <text:p>11.3962</text:p>
          </table:table-cell>
          <table:table-cell office:value-type="float" office:value="11.3173">
            <text:p>11.3173</text:p>
          </table:table-cell>
          <table:table-cell office:value-type="float" office:value="11.3566">
            <text:p>11.3566</text:p>
          </table:table-cell>
          <table:table-cell table:number-columns-repeated="10"/>
          <table:table-cell office:value-type="float" office:value="4">
            <text:p>4</text:p>
          </table:table-cell>
          <table:table-cell table:formula="of:=AVERAGE([.$C9:.BJ9])" office:value-type="float" office:value="11.322506">
            <text:p>11.322506</text:p>
          </table:table-cell>
          <table:table-cell table:formula="of:=CONFIDENCE(0.01; STDEV([.$C9:.BJ9]); COUNT([.$C9:.BJ9]))" office:value-type="float" office:value="0.0245698510153621">
            <text:p>0.024569851</text:p>
          </table:table-cell>
          <table:table-cell table:formula="of:=MEDIAN([.$C9:.BI9])" office:value-type="float" office:value="11.31975">
            <text:p>11.31975</text:p>
          </table:table-cell>
          <table:table-cell/>
          <table:table-cell table:formula="of:=[.BL3]/[.BL9]" office:value-type="float" office:value="0.900578723473407">
            <text:p>0.9005787235</text:p>
          </table:table-cell>
          <table:table-cell table:formula="of:=[.BL15]/[.BL9]" office:value-type="float" office:value="0.00754956544072487">
            <text:p>0.0075495654</text:p>
          </table:table-cell>
          <table:table-cell table:formula="of:=1/[.BL9]/[.$A$24]" office:value-type="float" office:value="0.000101991651451809">
            <text:p>0.0001019917</text:p>
          </table:table-cell>
          <table:table-cell table:formula="of:=[.BR9]/MIN([.$BR$2:.$BR$6];[.$BR$8:.$BR$12];[.$BR$14:.$BR$18])" office:value-type="float" office:value="3.40682407233876">
            <text:p>3.406824072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7.3786">
            <text:p>7.3786</text:p>
          </table:table-cell>
          <table:table-cell office:value-type="float" office:value="7.2546">
            <text:p>7.2546</text:p>
          </table:table-cell>
          <table:table-cell office:value-type="float" office:value="7.329">
            <text:p>7.329</text:p>
          </table:table-cell>
          <table:table-cell office:value-type="float" office:value="7.4109">
            <text:p>7.4109</text:p>
          </table:table-cell>
          <table:table-cell office:value-type="float" office:value="7.3435">
            <text:p>7.3435</text:p>
          </table:table-cell>
          <table:table-cell office:value-type="float" office:value="7.272">
            <text:p>7.272</text:p>
          </table:table-cell>
          <table:table-cell office:value-type="float" office:value="7.2146">
            <text:p>7.2146</text:p>
          </table:table-cell>
          <table:table-cell office:value-type="float" office:value="7.2256">
            <text:p>7.2256</text:p>
          </table:table-cell>
          <table:table-cell office:value-type="float" office:value="7.2032">
            <text:p>7.2032</text:p>
          </table:table-cell>
          <table:table-cell office:value-type="float" office:value="7.2854">
            <text:p>7.2854</text:p>
          </table:table-cell>
          <table:table-cell office:value-type="float" office:value="7.3187">
            <text:p>7.3187</text:p>
          </table:table-cell>
          <table:table-cell office:value-type="float" office:value="7.2208">
            <text:p>7.2208</text:p>
          </table:table-cell>
          <table:table-cell office:value-type="float" office:value="7.333">
            <text:p>7.333</text:p>
          </table:table-cell>
          <table:table-cell office:value-type="float" office:value="7.3628">
            <text:p>7.3628</text:p>
          </table:table-cell>
          <table:table-cell office:value-type="float" office:value="7.3468">
            <text:p>7.3468</text:p>
          </table:table-cell>
          <table:table-cell office:value-type="float" office:value="7.2234">
            <text:p>7.2234</text:p>
          </table:table-cell>
          <table:table-cell office:value-type="float" office:value="7.3457">
            <text:p>7.3457</text:p>
          </table:table-cell>
          <table:table-cell office:value-type="float" office:value="7.3275">
            <text:p>7.3275</text:p>
          </table:table-cell>
          <table:table-cell office:value-type="float" office:value="7.3366">
            <text:p>7.3366</text:p>
          </table:table-cell>
          <table:table-cell office:value-type="float" office:value="7.3614">
            <text:p>7.3614</text:p>
          </table:table-cell>
          <table:table-cell office:value-type="float" office:value="7.307">
            <text:p>7.307</text:p>
          </table:table-cell>
          <table:table-cell office:value-type="float" office:value="7.3172">
            <text:p>7.3172</text:p>
          </table:table-cell>
          <table:table-cell office:value-type="float" office:value="7.1899">
            <text:p>7.1899</text:p>
          </table:table-cell>
          <table:table-cell office:value-type="float" office:value="7.2095">
            <text:p>7.2095</text:p>
          </table:table-cell>
          <table:table-cell office:value-type="float" office:value="7.3394">
            <text:p>7.3394</text:p>
          </table:table-cell>
          <table:table-cell office:value-type="float" office:value="7.3312">
            <text:p>7.3312</text:p>
          </table:table-cell>
          <table:table-cell office:value-type="float" office:value="7.3324">
            <text:p>7.3324</text:p>
          </table:table-cell>
          <table:table-cell office:value-type="float" office:value="7.374">
            <text:p>7.374</text:p>
          </table:table-cell>
          <table:table-cell office:value-type="float" office:value="7.335">
            <text:p>7.335</text:p>
          </table:table-cell>
          <table:table-cell office:value-type="float" office:value="7.3538">
            <text:p>7.3538</text:p>
          </table:table-cell>
          <table:table-cell office:value-type="float" office:value="7.1056">
            <text:p>7.1056</text:p>
          </table:table-cell>
          <table:table-cell office:value-type="float" office:value="7.2318">
            <text:p>7.2318</text:p>
          </table:table-cell>
          <table:table-cell office:value-type="float" office:value="7.2962">
            <text:p>7.2962</text:p>
          </table:table-cell>
          <table:table-cell office:value-type="float" office:value="7.3419">
            <text:p>7.3419</text:p>
          </table:table-cell>
          <table:table-cell office:value-type="float" office:value="7.3329">
            <text:p>7.3329</text:p>
          </table:table-cell>
          <table:table-cell office:value-type="float" office:value="7.3431">
            <text:p>7.3431</text:p>
          </table:table-cell>
          <table:table-cell office:value-type="float" office:value="7.3063">
            <text:p>7.3063</text:p>
          </table:table-cell>
          <table:table-cell office:value-type="float" office:value="7.3333">
            <text:p>7.3333</text:p>
          </table:table-cell>
          <table:table-cell office:value-type="float" office:value="7.415">
            <text:p>7.415</text:p>
          </table:table-cell>
          <table:table-cell office:value-type="float" office:value="7.3316">
            <text:p>7.3316</text:p>
          </table:table-cell>
          <table:table-cell office:value-type="float" office:value="7.295">
            <text:p>7.295</text:p>
          </table:table-cell>
          <table:table-cell office:value-type="float" office:value="7.2679">
            <text:p>7.2679</text:p>
          </table:table-cell>
          <table:table-cell office:value-type="float" office:value="7.1134">
            <text:p>7.1134</text:p>
          </table:table-cell>
          <table:table-cell office:value-type="float" office:value="7.3567">
            <text:p>7.3567</text:p>
          </table:table-cell>
          <table:table-cell office:value-type="float" office:value="7.3742">
            <text:p>7.3742</text:p>
          </table:table-cell>
          <table:table-cell office:value-type="float" office:value="7.2949">
            <text:p>7.2949</text:p>
          </table:table-cell>
          <table:table-cell office:value-type="float" office:value="7.2578">
            <text:p>7.2578</text:p>
          </table:table-cell>
          <table:table-cell office:value-type="float" office:value="7.2428">
            <text:p>7.2428</text:p>
          </table:table-cell>
          <table:table-cell office:value-type="float" office:value="7.2159">
            <text:p>7.2159</text:p>
          </table:table-cell>
          <table:table-cell office:value-type="float" office:value="7.4068">
            <text:p>7.4068</text:p>
          </table:table-cell>
          <table:table-cell table:number-columns-repeated="10"/>
          <table:table-cell office:value-type="float" office:value="8">
            <text:p>8</text:p>
          </table:table-cell>
          <table:table-cell table:formula="of:=AVERAGE([.$C10:.BJ10])" office:value-type="float" office:value="7.300932">
            <text:p>7.300932</text:p>
          </table:table-cell>
          <table:table-cell table:formula="of:=CONFIDENCE(0.01; STDEV([.$C10:.BJ10]); COUNT([.$C10:.BJ10]))" office:value-type="float" office:value="0.0254194746818407">
            <text:p>0.0254194747</text:p>
          </table:table-cell>
          <table:table-cell table:formula="of:=MEDIAN([.$C10:.BI10])" office:value-type="float" office:value="7.32825">
            <text:p>7.32825</text:p>
          </table:table-cell>
          <table:table-cell/>
          <table:table-cell table:formula="of:=[.BL4]/[.BL10]" office:value-type="float" office:value="0.991416712277282">
            <text:p>0.9914167123</text:p>
          </table:table-cell>
          <table:table-cell table:formula="of:=[.BL16]/[.BL10]" office:value-type="float" office:value="0.00482952039547828">
            <text:p>0.0048295204</text:p>
          </table:table-cell>
          <table:table-cell table:formula="of:=1/[.BL10]/[.$A$24]" office:value-type="float" office:value="0.000158171735541849">
            <text:p>0.0001581717</text:p>
          </table:table-cell>
          <table:table-cell table:formula="of:=[.BR10]/MIN([.$BR$2:.$BR$6];[.$BR$8:.$BR$12];[.$BR$14:.$BR$18])" office:value-type="float" office:value="5.28340573504862">
            <text:p>5.283405735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4.1346">
            <text:p>4.1346</text:p>
          </table:table-cell>
          <table:table-cell office:value-type="float" office:value="4.2298">
            <text:p>4.2298</text:p>
          </table:table-cell>
          <table:table-cell office:value-type="float" office:value="4.2542">
            <text:p>4.2542</text:p>
          </table:table-cell>
          <table:table-cell office:value-type="float" office:value="4.1464">
            <text:p>4.1464</text:p>
          </table:table-cell>
          <table:table-cell office:value-type="float" office:value="4.2263">
            <text:p>4.2263</text:p>
          </table:table-cell>
          <table:table-cell office:value-type="float" office:value="4.1681">
            <text:p>4.1681</text:p>
          </table:table-cell>
          <table:table-cell office:value-type="float" office:value="4.3448">
            <text:p>4.3448</text:p>
          </table:table-cell>
          <table:table-cell office:value-type="float" office:value="4.1323">
            <text:p>4.1323</text:p>
          </table:table-cell>
          <table:table-cell office:value-type="float" office:value="4.1275">
            <text:p>4.1275</text:p>
          </table:table-cell>
          <table:table-cell office:value-type="float" office:value="4.2521">
            <text:p>4.2521</text:p>
          </table:table-cell>
          <table:table-cell office:value-type="float" office:value="4.1352">
            <text:p>4.1352</text:p>
          </table:table-cell>
          <table:table-cell office:value-type="float" office:value="4.2391">
            <text:p>4.2391</text:p>
          </table:table-cell>
          <table:table-cell office:value-type="float" office:value="4.2517">
            <text:p>4.2517</text:p>
          </table:table-cell>
          <table:table-cell office:value-type="float" office:value="4.2733">
            <text:p>4.2733</text:p>
          </table:table-cell>
          <table:table-cell office:value-type="float" office:value="4.2401">
            <text:p>4.2401</text:p>
          </table:table-cell>
          <table:table-cell office:value-type="float" office:value="4.1312">
            <text:p>4.1312</text:p>
          </table:table-cell>
          <table:table-cell office:value-type="float" office:value="4.2483">
            <text:p>4.2483</text:p>
          </table:table-cell>
          <table:table-cell office:value-type="float" office:value="4.2426">
            <text:p>4.2426</text:p>
          </table:table-cell>
          <table:table-cell office:value-type="float" office:value="4.1448">
            <text:p>4.1448</text:p>
          </table:table-cell>
          <table:table-cell office:value-type="float" office:value="4.1768">
            <text:p>4.1768</text:p>
          </table:table-cell>
          <table:table-cell office:value-type="float" office:value="4.2524">
            <text:p>4.2524</text:p>
          </table:table-cell>
          <table:table-cell office:value-type="float" office:value="4.243">
            <text:p>4.243</text:p>
          </table:table-cell>
          <table:table-cell office:value-type="float" office:value="4.1835">
            <text:p>4.1835</text:p>
          </table:table-cell>
          <table:table-cell office:value-type="float" office:value="4.1399">
            <text:p>4.1399</text:p>
          </table:table-cell>
          <table:table-cell office:value-type="float" office:value="4.2072">
            <text:p>4.2072</text:p>
          </table:table-cell>
          <table:table-cell office:value-type="float" office:value="4.1347">
            <text:p>4.1347</text:p>
          </table:table-cell>
          <table:table-cell office:value-type="float" office:value="4.1653">
            <text:p>4.1653</text:p>
          </table:table-cell>
          <table:table-cell office:value-type="float" office:value="4.1422">
            <text:p>4.1422</text:p>
          </table:table-cell>
          <table:table-cell office:value-type="float" office:value="4.1258">
            <text:p>4.1258</text:p>
          </table:table-cell>
          <table:table-cell office:value-type="float" office:value="4.1431">
            <text:p>4.1431</text:p>
          </table:table-cell>
          <table:table-cell office:value-type="float" office:value="4.1453">
            <text:p>4.1453</text:p>
          </table:table-cell>
          <table:table-cell office:value-type="float" office:value="4.1451">
            <text:p>4.1451</text:p>
          </table:table-cell>
          <table:table-cell office:value-type="float" office:value="4.131">
            <text:p>4.131</text:p>
          </table:table-cell>
          <table:table-cell office:value-type="float" office:value="4.1283">
            <text:p>4.1283</text:p>
          </table:table-cell>
          <table:table-cell office:value-type="float" office:value="4.1309">
            <text:p>4.1309</text:p>
          </table:table-cell>
          <table:table-cell office:value-type="float" office:value="4.1343">
            <text:p>4.1343</text:p>
          </table:table-cell>
          <table:table-cell office:value-type="float" office:value="4.1468">
            <text:p>4.1468</text:p>
          </table:table-cell>
          <table:table-cell office:value-type="float" office:value="4.1482">
            <text:p>4.1482</text:p>
          </table:table-cell>
          <table:table-cell office:value-type="float" office:value="4.1471">
            <text:p>4.1471</text:p>
          </table:table-cell>
          <table:table-cell office:value-type="float" office:value="4.1416">
            <text:p>4.1416</text:p>
          </table:table-cell>
          <table:table-cell office:value-type="float" office:value="4.1379">
            <text:p>4.1379</text:p>
          </table:table-cell>
          <table:table-cell office:value-type="float" office:value="4.1331">
            <text:p>4.1331</text:p>
          </table:table-cell>
          <table:table-cell office:value-type="float" office:value="4.1572">
            <text:p>4.1572</text:p>
          </table:table-cell>
          <table:table-cell office:value-type="float" office:value="4.2288">
            <text:p>4.2288</text:p>
          </table:table-cell>
          <table:table-cell office:value-type="float" office:value="4.1533">
            <text:p>4.1533</text:p>
          </table:table-cell>
          <table:table-cell office:value-type="float" office:value="4.1389">
            <text:p>4.1389</text:p>
          </table:table-cell>
          <table:table-cell office:value-type="float" office:value="4.17">
            <text:p>4.17</text:p>
          </table:table-cell>
          <table:table-cell office:value-type="float" office:value="4.2206">
            <text:p>4.2206</text:p>
          </table:table-cell>
          <table:table-cell office:value-type="float" office:value="4.1375">
            <text:p>4.1375</text:p>
          </table:table-cell>
          <table:table-cell office:value-type="float" office:value="4.141">
            <text:p>4.141</text:p>
          </table:table-cell>
          <table:table-cell table:number-columns-repeated="10"/>
          <table:table-cell office:value-type="float" office:value="12">
            <text:p>12</text:p>
          </table:table-cell>
          <table:table-cell table:formula="of:=AVERAGE([.$C11:.BJ11])" office:value-type="float" office:value="4.177064">
            <text:p>4.177064</text:p>
          </table:table-cell>
          <table:table-cell table:formula="of:=CONFIDENCE(0.01; STDEV([.$C11:.BJ11]); COUNT([.$C11:.BJ11]))" office:value-type="float" office:value="0.0192036017040451">
            <text:p>0.0192036017</text:p>
          </table:table-cell>
          <table:table-cell table:formula="of:=MEDIAN([.$C11:.BI11])" office:value-type="float" office:value="4.14695">
            <text:p>4.14695</text:p>
          </table:table-cell>
          <table:table-cell/>
          <table:table-cell table:formula="of:=[.BL5]/[.BL11]" office:value-type="float" office:value="1.10685543721619">
            <text:p>1.1068554372</text:p>
          </table:table-cell>
          <table:table-cell table:formula="of:=[.BL17]/[.BL11]" office:value-type="float" office:value="0.0056379313316722">
            <text:p>0.0056379313</text:p>
          </table:table-cell>
          <table:table-cell table:formula="of:=1/[.BL11]/[.$A$24]" office:value-type="float" office:value="0.000276462387340251">
            <text:p>0.0002764624</text:p>
          </table:table-cell>
          <table:table-cell table:formula="of:=[.BR11]/MIN([.$BR$2:.$BR$6];[.$BR$8:.$BR$12];[.$BR$14:.$BR$18])" office:value-type="float" office:value="9.23466482677785">
            <text:p>9.2346648268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3.2752">
            <text:p>3.2752</text:p>
          </table:table-cell>
          <table:table-cell office:value-type="float" office:value="3.2657">
            <text:p>3.2657</text:p>
          </table:table-cell>
          <table:table-cell office:value-type="float" office:value="3.2788">
            <text:p>3.2788</text:p>
          </table:table-cell>
          <table:table-cell office:value-type="float" office:value="3.3669">
            <text:p>3.3669</text:p>
          </table:table-cell>
          <table:table-cell office:value-type="float" office:value="3.2801">
            <text:p>3.2801</text:p>
          </table:table-cell>
          <table:table-cell office:value-type="float" office:value="3.3208">
            <text:p>3.3208</text:p>
          </table:table-cell>
          <table:table-cell office:value-type="float" office:value="3.2815">
            <text:p>3.2815</text:p>
          </table:table-cell>
          <table:table-cell office:value-type="float" office:value="3.2581">
            <text:p>3.2581</text:p>
          </table:table-cell>
          <table:table-cell office:value-type="float" office:value="3.3234">
            <text:p>3.3234</text:p>
          </table:table-cell>
          <table:table-cell office:value-type="float" office:value="3.2981">
            <text:p>3.2981</text:p>
          </table:table-cell>
          <table:table-cell office:value-type="float" office:value="3.2558">
            <text:p>3.2558</text:p>
          </table:table-cell>
          <table:table-cell office:value-type="float" office:value="3.2956">
            <text:p>3.2956</text:p>
          </table:table-cell>
          <table:table-cell office:value-type="float" office:value="3.2748">
            <text:p>3.2748</text:p>
          </table:table-cell>
          <table:table-cell office:value-type="float" office:value="3.2836">
            <text:p>3.2836</text:p>
          </table:table-cell>
          <table:table-cell office:value-type="float" office:value="3.2623">
            <text:p>3.2623</text:p>
          </table:table-cell>
          <table:table-cell office:value-type="float" office:value="3.309">
            <text:p>3.309</text:p>
          </table:table-cell>
          <table:table-cell office:value-type="float" office:value="3.265">
            <text:p>3.265</text:p>
          </table:table-cell>
          <table:table-cell office:value-type="float" office:value="3.3259">
            <text:p>3.3259</text:p>
          </table:table-cell>
          <table:table-cell office:value-type="float" office:value="3.3017">
            <text:p>3.3017</text:p>
          </table:table-cell>
          <table:table-cell office:value-type="float" office:value="3.2957">
            <text:p>3.2957</text:p>
          </table:table-cell>
          <table:table-cell office:value-type="float" office:value="3.3116">
            <text:p>3.3116</text:p>
          </table:table-cell>
          <table:table-cell office:value-type="float" office:value="3.284">
            <text:p>3.284</text:p>
          </table:table-cell>
          <table:table-cell office:value-type="float" office:value="3.2934">
            <text:p>3.2934</text:p>
          </table:table-cell>
          <table:table-cell office:value-type="float" office:value="3.2418">
            <text:p>3.2418</text:p>
          </table:table-cell>
          <table:table-cell office:value-type="float" office:value="3.3215">
            <text:p>3.3215</text:p>
          </table:table-cell>
          <table:table-cell office:value-type="float" office:value="3.3054">
            <text:p>3.3054</text:p>
          </table:table-cell>
          <table:table-cell office:value-type="float" office:value="3.2326">
            <text:p>3.2326</text:p>
          </table:table-cell>
          <table:table-cell office:value-type="float" office:value="3.2368">
            <text:p>3.2368</text:p>
          </table:table-cell>
          <table:table-cell office:value-type="float" office:value="3.2516">
            <text:p>3.2516</text:p>
          </table:table-cell>
          <table:table-cell office:value-type="float" office:value="3.2978">
            <text:p>3.2978</text:p>
          </table:table-cell>
          <table:table-cell office:value-type="float" office:value="3.2775">
            <text:p>3.2775</text:p>
          </table:table-cell>
          <table:table-cell office:value-type="float" office:value="3.2415">
            <text:p>3.2415</text:p>
          </table:table-cell>
          <table:table-cell office:value-type="float" office:value="3.2636">
            <text:p>3.2636</text:p>
          </table:table-cell>
          <table:table-cell office:value-type="float" office:value="3.2782">
            <text:p>3.2782</text:p>
          </table:table-cell>
          <table:table-cell office:value-type="float" office:value="3.3048">
            <text:p>3.3048</text:p>
          </table:table-cell>
          <table:table-cell office:value-type="float" office:value="3.2936">
            <text:p>3.2936</text:p>
          </table:table-cell>
          <table:table-cell office:value-type="float" office:value="3.2706">
            <text:p>3.2706</text:p>
          </table:table-cell>
          <table:table-cell office:value-type="float" office:value="3.253">
            <text:p>3.253</text:p>
          </table:table-cell>
          <table:table-cell office:value-type="float" office:value="3.3314">
            <text:p>3.3314</text:p>
          </table:table-cell>
          <table:table-cell office:value-type="float" office:value="3.2702">
            <text:p>3.2702</text:p>
          </table:table-cell>
          <table:table-cell office:value-type="float" office:value="3.2701">
            <text:p>3.2701</text:p>
          </table:table-cell>
          <table:table-cell office:value-type="float" office:value="3.2839">
            <text:p>3.2839</text:p>
          </table:table-cell>
          <table:table-cell office:value-type="float" office:value="3.3098">
            <text:p>3.3098</text:p>
          </table:table-cell>
          <table:table-cell office:value-type="float" office:value="3.267">
            <text:p>3.267</text:p>
          </table:table-cell>
          <table:table-cell office:value-type="float" office:value="3.2841">
            <text:p>3.2841</text:p>
          </table:table-cell>
          <table:table-cell office:value-type="float" office:value="3.2768">
            <text:p>3.2768</text:p>
          </table:table-cell>
          <table:table-cell office:value-type="float" office:value="3.2138">
            <text:p>3.2138</text:p>
          </table:table-cell>
          <table:table-cell office:value-type="float" office:value="3.3577">
            <text:p>3.3577</text:p>
          </table:table-cell>
          <table:table-cell office:value-type="float" office:value="3.288">
            <text:p>3.288</text:p>
          </table:table-cell>
          <table:table-cell office:value-type="float" office:value="3.2914">
            <text:p>3.2914</text:p>
          </table:table-cell>
          <table:table-cell table:number-columns-repeated="10"/>
          <table:table-cell office:value-type="float" office:value="16">
            <text:p>16</text:p>
          </table:table-cell>
          <table:table-cell table:formula="of:=AVERAGE([.$C12:.BJ12])" office:value-type="float" office:value="3.28443">
            <text:p>3.28443</text:p>
          </table:table-cell>
          <table:table-cell table:formula="of:=CONFIDENCE(0.01; STDEV([.$C12:.BJ12]); COUNT([.$C12:.BJ12]))" office:value-type="float" office:value="0.0109671210487733">
            <text:p>0.010967121</text:p>
          </table:table-cell>
          <table:table-cell table:formula="of:=MEDIAN([.$C12:.BI12])" office:value-type="float" office:value="3.28255">
            <text:p>3.28255</text:p>
          </table:table-cell>
          <table:table-cell/>
          <table:table-cell table:formula="of:=[.BL6]/[.BL12]" office:value-type="float" office:value="0.987093042019467">
            <text:p>0.987093042</text:p>
          </table:table-cell>
          <table:table-cell table:formula="of:=[.BL18]/[.BL12]" office:value-type="float" office:value="0.00275238016946624">
            <text:p>0.0027523802</text:p>
          </table:table-cell>
          <table:table-cell table:formula="of:=1/[.BL12]/[.$A$24]" office:value-type="float" office:value="0.000351598629142049">
            <text:p>0.0003515986</text:p>
          </table:table-cell>
          <table:table-cell table:formula="of:=[.BR12]/MIN([.$BR$2:.$BR$6];[.$BR$8:.$BR$12];[.$BR$14:.$BR$18])" office:value-type="float" office:value="11.7444384565967">
            <text:p>11.7444384566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3066">
            <text:p>0.3066</text:p>
          </table:table-cell>
          <table:table-cell office:value-type="float" office:value="0.2825">
            <text:p>0.2825</text:p>
          </table:table-cell>
          <table:table-cell office:value-type="float" office:value="0.3002">
            <text:p>0.3002</text:p>
          </table:table-cell>
          <table:table-cell office:value-type="float" office:value="0.2832">
            <text:p>0.2832</text:p>
          </table:table-cell>
          <table:table-cell office:value-type="float" office:value="0.3066">
            <text:p>0.3066</text:p>
          </table:table-cell>
          <table:table-cell office:value-type="float" office:value="0.3069">
            <text:p>0.3069</text:p>
          </table:table-cell>
          <table:table-cell office:value-type="float" office:value="0.3054">
            <text:p>0.3054</text:p>
          </table:table-cell>
          <table:table-cell office:value-type="float" office:value="0.306">
            <text:p>0.306</text:p>
          </table:table-cell>
          <table:table-cell office:value-type="float" office:value="0.3036">
            <text:p>0.3036</text:p>
          </table:table-cell>
          <table:table-cell office:value-type="float" office:value="0.2905">
            <text:p>0.2905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0.29915">
            <text:p>0.29915</text:p>
          </table:table-cell>
          <table:table-cell table:formula="of:=CONFIDENCE(0.01; STDEV([.$BA14:.BJ14]); COUNT([.$BA14:.BJ14]))" office:value-type="float" office:value="0.00807460747475701">
            <text:p>0.0080746075</text:p>
          </table:table-cell>
          <table:table-cell table:formula="of:=MEDIAN([.$BA14:.BI14])" office:value-type="float" office:value="0.3054">
            <text:p>0.3054</text:p>
          </table:table-cell>
          <table:table-cell table:formula="of:=[.BN8]/[.BN14]" office:value-type="float" office:value="125.54944335298">
            <text:p>125.549443353</text:p>
          </table:table-cell>
          <table:table-cell table:formula="of:=[.BL2]/[.BL14]" office:value-type="float" office:value="120.579883001839">
            <text:p>120.5798830018</text:p>
          </table:table-cell>
          <table:table-cell/>
          <table:table-cell table:formula="of:=1/[.BL14]/[.$A$23]" office:value-type="float" office:value="0.0017970425353975">
            <text:p>0.0017970425</text:p>
          </table:table-cell>
          <table:table-cell table:formula="of:=[.BR14]/MIN([.$BR$2:.$BR$6];[.$BR$8:.$BR$12];[.$BR$14:.$BR$18])" office:value-type="float" office:value="60.0265578747059">
            <text:p>60.0265578747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787">
            <text:p>0.0787</text:p>
          </table:table-cell>
          <table:table-cell office:value-type="float" office:value="0.0776">
            <text:p>0.0776</text:p>
          </table:table-cell>
          <table:table-cell office:value-type="float" office:value="0.0784">
            <text:p>0.0784</text:p>
          </table:table-cell>
          <table:table-cell office:value-type="float" office:value="0.0904">
            <text:p>0.0904</text:p>
          </table:table-cell>
          <table:table-cell office:value-type="float" office:value="0.1018">
            <text:p>0.1018</text:p>
          </table:table-cell>
          <table:table-cell office:value-type="float" office:value="0.0799">
            <text:p>0.0799</text:p>
          </table:table-cell>
          <table:table-cell table:number-columns-repeated="2" office:value-type="float" office:value="0.0786">
            <text:p>0.0786</text:p>
          </table:table-cell>
          <table:table-cell office:value-type="float" office:value="0.08">
            <text:p>0.08</text:p>
          </table:table-cell>
          <table:table-cell office:value-type="float" office:value="0.1108">
            <text:p>0.1108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0.08548">
            <text:p>0.08548</text:p>
          </table:table-cell>
          <table:table-cell table:formula="of:=CONFIDENCE(0.01; STDEV([.$BA15:.BJ15]); COUNT([.$BA15:.BJ15]))" office:value-type="float" office:value="0.00958293127178254">
            <text:p>0.0095829313</text:p>
          </table:table-cell>
          <table:table-cell table:formula="of:=MEDIAN([.$BA15:.BI15])" office:value-type="float" office:value="0.0787">
            <text:p>0.0787</text:p>
          </table:table-cell>
          <table:table-cell table:formula="of:=[.BN9]/[.BN15]" office:value-type="float" office:value="143.83418043202">
            <text:p>143.834180432</text:p>
          </table:table-cell>
          <table:table-cell table:formula="of:=[.BL3]/[.BL15]" office:value-type="float" office:value="119.288816097333">
            <text:p>119.2888160973</text:p>
          </table:table-cell>
          <table:table-cell/>
          <table:table-cell table:formula="of:=1/[.BL15]/[.$A$23]" office:value-type="float" office:value="0.00628901818512122">
            <text:p>0.0062890182</text:p>
          </table:table-cell>
          <table:table-cell table:formula="of:=[.BR15]/MIN([.$BR$2:.$BR$6];[.$BR$8:.$BR$12];[.$BR$14:.$BR$18])" office:value-type="float" office:value="210.071885683415">
            <text:p>210.0718856834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264">
            <text:p>0.0264</text:p>
          </table:table-cell>
          <table:table-cell office:value-type="float" office:value="0.0287">
            <text:p>0.0287</text:p>
          </table:table-cell>
          <table:table-cell office:value-type="float" office:value="0.0248">
            <text:p>0.0248</text:p>
          </table:table-cell>
          <table:table-cell office:value-type="float" office:value="0.0294">
            <text:p>0.0294</text:p>
          </table:table-cell>
          <table:table-cell office:value-type="float" office:value="0.0284">
            <text:p>0.0284</text:p>
          </table:table-cell>
          <table:table-cell office:value-type="float" office:value="0.0305">
            <text:p>0.0305</text:p>
          </table:table-cell>
          <table:table-cell office:value-type="float" office:value="0.0278">
            <text:p>0.0278</text:p>
          </table:table-cell>
          <table:table-cell office:value-type="float" office:value="0.1023">
            <text:p>0.1023</text:p>
          </table:table-cell>
          <table:table-cell office:value-type="float" office:value="0.0269">
            <text:p>0.0269</text:p>
          </table:table-cell>
          <table:table-cell office:value-type="float" office:value="0.0274">
            <text:p>0.0274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0.03526">
            <text:p>0.03526</text:p>
          </table:table-cell>
          <table:table-cell table:formula="of:=CONFIDENCE(0.01; STDEV([.$BA16:.BJ16]); COUNT([.$BA16:.BJ16]))" office:value-type="float" office:value="0.0192311031693734">
            <text:p>0.0192311032</text:p>
          </table:table-cell>
          <table:table-cell table:formula="of:=MEDIAN([.$BA16:.BI16])" office:value-type="float" office:value="0.0284">
            <text:p>0.0284</text:p>
          </table:table-cell>
          <table:table-cell table:formula="of:=[.BN10]/[.BN16]" office:value-type="float" office:value="258.036971830986">
            <text:p>258.036971831</text:p>
          </table:table-cell>
          <table:table-cell table:formula="of:=[.BL4]/[.BL16]" office:value-type="float" office:value="205.282643221781">
            <text:p>205.2826432218</text:p>
          </table:table-cell>
          <table:table-cell/>
          <table:table-cell table:formula="of:=1/[.BL16]/[.$A$23]" office:value-type="float" office:value="0.015246320886675">
            <text:p>0.0152463209</text:p>
          </table:table-cell>
          <table:table-cell table:formula="of:=[.BR16]/MIN([.$BR$2:.$BR$6];[.$BR$8:.$BR$12];[.$BR$14:.$BR$18])" office:value-type="float" office:value="509.272398985204">
            <text:p>509.2723989852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166">
            <text:p>0.0166</text:p>
          </table:table-cell>
          <table:table-cell office:value-type="float" office:value="0.0172">
            <text:p>0.0172</text:p>
          </table:table-cell>
          <table:table-cell office:value-type="float" office:value="0.0153">
            <text:p>0.0153</text:p>
          </table:table-cell>
          <table:table-cell office:value-type="float" office:value="0.0524">
            <text:p>0.0524</text:p>
          </table:table-cell>
          <table:table-cell office:value-type="float" office:value="0.0157">
            <text:p>0.0157</text:p>
          </table:table-cell>
          <table:table-cell office:value-type="float" office:value="0.0159">
            <text:p>0.0159</text:p>
          </table:table-cell>
          <table:table-cell office:value-type="float" office:value="0.0153">
            <text:p>0.0153</text:p>
          </table:table-cell>
          <table:table-cell office:value-type="float" office:value="0.0156">
            <text:p>0.0156</text:p>
          </table:table-cell>
          <table:table-cell office:value-type="float" office:value="0.016">
            <text:p>0.016</text:p>
          </table:table-cell>
          <table:table-cell office:value-type="float" office:value="0.0555">
            <text:p>0.0555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0.02355">
            <text:p>0.02355</text:p>
          </table:table-cell>
          <table:table-cell table:formula="of:=CONFIDENCE(0.01; STDEV([.$BA17:.BJ17]); COUNT([.$BA17:.BJ17]))" office:value-type="float" office:value="0.0130729505183211">
            <text:p>0.0130729505</text:p>
          </table:table-cell>
          <table:table-cell table:formula="of:=MEDIAN([.$BA17:.BI17])" office:value-type="float" office:value="0.0159">
            <text:p>0.0159</text:p>
          </table:table-cell>
          <table:table-cell table:formula="of:=[.BN11]/[.BN17]" office:value-type="float" office:value="260.814465408805">
            <text:p>260.8144654088</text:p>
          </table:table-cell>
          <table:table-cell table:formula="of:=[.BL5]/[.BL17]" office:value-type="float" office:value="196.322972399151">
            <text:p>196.3229723992</text:p>
          </table:table-cell>
          <table:table-cell/>
          <table:table-cell table:formula="of:=1/[.BL17]/[.$A$23]" office:value-type="float" office:value="0.022827400189561">
            <text:p>0.0228274002</text:p>
          </table:table-cell>
          <table:table-cell table:formula="of:=[.BR17]/MIN([.$BR$2:.$BR$6];[.$BR$8:.$BR$12];[.$BR$14:.$BR$18])" office:value-type="float" office:value="762.502963406296">
            <text:p>762.5029634063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094">
            <text:p>0.0094</text:p>
          </table:table-cell>
          <table:table-cell office:value-type="float" office:value="0.0091">
            <text:p>0.0091</text:p>
          </table:table-cell>
          <table:table-cell office:value-type="float" office:value="0.009">
            <text:p>0.009</text:p>
          </table:table-cell>
          <table:table-cell office:value-type="float" office:value="0.0093">
            <text:p>0.0093</text:p>
          </table:table-cell>
          <table:table-cell office:value-type="float" office:value="0.0088">
            <text:p>0.0088</text:p>
          </table:table-cell>
          <table:table-cell office:value-type="float" office:value="0.0093">
            <text:p>0.0093</text:p>
          </table:table-cell>
          <table:table-cell office:value-type="float" office:value="0.009">
            <text:p>0.009</text:p>
          </table:table-cell>
          <table:table-cell office:value-type="float" office:value="0.0089">
            <text:p>0.0089</text:p>
          </table:table-cell>
          <table:table-cell table:number-columns-repeated="2" office:value-type="float" office:value="0.0088">
            <text:p>0.0088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0.00904">
            <text:p>0.00904</text:p>
          </table:table-cell>
          <table:table-cell table:formula="of:=CONFIDENCE(0.01; STDEV([.$BA18:.BJ18]); COUNT([.$BA18:.BJ18]))" office:value-type="float" office:value="0.000184950204195431">
            <text:p>0.0001849502</text:p>
          </table:table-cell>
          <table:table-cell table:formula="of:=MEDIAN([.$BA18:.BI18])" office:value-type="float" office:value="0.009">
            <text:p>0.009</text:p>
          </table:table-cell>
          <table:table-cell table:formula="of:=[.BN12]/[.BN18]" office:value-type="float" office:value="364.727777777778">
            <text:p>364.7277777778</text:p>
          </table:table-cell>
          <table:table-cell table:formula="of:=[.BL6]/[.BL18]" office:value-type="float" office:value="358.632522123894">
            <text:p>358.6325221239</text:p>
          </table:table-cell>
          <table:table-cell/>
          <table:table-cell table:formula="of:=1/[.BL18]/[.$A$23]" office:value-type="float" office:value="0.059467397617717">
            <text:p>0.0594673976</text:p>
          </table:table-cell>
          <table:table-cell table:formula="of:=[.BR18]/MIN([.$BR$2:.$BR$6];[.$BR$8:.$BR$12];[.$BR$14:.$BR$18])" office:value-type="float" office:value="1986.38769781176">
            <text:p>1986.3876978118</text:p>
          </table:table-cell>
        </table:table-row>
        <table:table-row table:style-name="ro2" table:number-rows-repeated="2">
          <table:table-cell table:number-columns-repeated="71"/>
        </table:table-row>
        <table:table-row table:style-name="ro2">
          <table:table-cell table:number-columns-repeated="67"/>
          <table:table-cell office:value-type="string">
            <text:p>Max Speedup vs. x86</text:p>
          </table:table-cell>
          <table:table-cell table:formula="of:=MAX([.BP22:.BP26])" office:value-type="float" office:value="0.00838301554761059">
            <text:p>0.0083830155</text:p>
          </table:table-cell>
          <table:table-cell office:value-type="string">
            <text:p>Times faster than ARM for price</text:p>
          </table:table-cell>
          <table:table-cell table:formula="of:=1/[.BQ21]/([.A23]/[.A24])" office:value-type="float" office:value="55.531564480389">
            <text:p>55.5315644804</text:p>
          </table:table-cell>
        </table:table-row>
        <table:table-row table:style-name="ro2">
          <table:table-cell table:number-columns-repeated="67"/>
          <table:table-cell table:formula="of:=MAX([.BQ2];[.BQ8])" office:value-type="float" office:value="0.00829325734197928">
            <text:p>0.0082932573</text:p>
          </table:table-cell>
          <table:table-cell table:number-columns-repeated="3"/>
        </table:table-row>
        <table:table-row table:style-name="ro2">
          <table:table-cell table:style-name="ce1" office:value-type="currency" office:currency="USD" office:value="1860.17">
            <text:p>$1,860.17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1986.38769781176">
            <text:p>1986.3876978118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166.951317639348">
            <text:p>166.9513176393</text:p>
          </table:table-cell>
          <table:table-cell table:number-columns-repeated="11"/>
          <table:table-cell table:formula="of:=MAX([.BQ3];[.BQ9])" office:value-type="float" office:value="0.00838301554761059">
            <text:p>0.0083830155</text:p>
          </table:table-cell>
          <table:table-cell/>
          <table:table-cell office:value-type="string">
            <text:p>Times faster than ARM</text:p>
          </table:table-cell>
          <table:table-cell table:formula="of:=1/[.BQ21]" office:value-type="float" office:value="119.288816097333">
            <text:p>119.2888160973</text:p>
          </table:table-cell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11.8980055138157">
            <text:p>11.8980055138</text:p>
          </table:table-cell>
          <table:table-cell table:number-columns-repeated="13"/>
          <table:table-cell table:formula="of:=MAX([.BQ4];[.BQ10])" office:value-type="float" office:value="0.00487133244343327">
            <text:p>0.0048713324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5];[.BQ11])" office:value-type="float" office:value="0.0056379313316722">
            <text:p>0.0056379313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6];[.BQ12])" office:value-type="float" office:value="0.00278836953792645">
            <text:p>0.0027883695</text:p>
          </table:table-cell>
          <table:table-cell table:number-columns-repeated="3"/>
        </table:table-row>
        <table:table-row table:style-name="ro2" table:number-rows-repeated="1048549">
          <table:table-cell table:number-columns-repeated="71"/>
        </table:table-row>
        <table:table-row table:style-name="ro2">
          <table:table-cell table:number-columns-repeated="71"/>
        </table:table-row>
      </table:table>
      <table:table table:name="disksim" table:style-name="ta1">
        <table:shapes>
          <draw:frame draw:z-index="0" draw:style-name="gr1" svg:width="10in" svg:height="8in" svg:x="12.7783in" svg:y="2.611in">
            <draw:object draw:notify-on-update-of-ranges="disksim.BK14:disksim.BK18 disksim.BL1:disksim.BL1 disksim.BL2:disksim.BL6 disksim.BM2:disksim.BM6 disksim.BM2:disksim.BM6 disksim.BL7:disksim.BL7 disksim.BL8:disksim.BL12 disksim.BM8:disksim.BM12 disksim.BM8:disksim.BM12 disksim.BL13:disksim.BL13 disksim.BL14:disksim.BL18 disksim.BM14:disksim.BM18 disksim.BM14:disksim.BM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0in" svg:height="8in" svg:x="12.1969in" svg:y="10.9681in">
            <draw:object draw:notify-on-update-of-ranges="disksim.BK14:disksim.BK18 disksim.BL1:disksim.BL1 disksim.BN2:disksim.BN6 disksim.BL7:disksim.BL7 disksim.BN8:disksim.BN12 disksim.BL13:disksim.BL13 disksim.BN14:disksim.BN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0in" svg:height="8in" svg:x="24.7512in" svg:y="4.015in">
            <draw:object draw:notify-on-update-of-ranges="disksim.BK2:disksim.BK6 disksim.BO2:disksim.BO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0in" svg:height="8in" svg:x="1.5406in" svg:y="3.7736in">
            <draw:object draw:notify-on-update-of-ranges="disksim.BK2:disksim.BK6 disksim.BL1:disksim.BL1 disksim.BS2:disksim.BS6 wifi.BL7:wifi.BL7 disksim.BS8:disksim.BS12 wifi.BL13:wifi.BL13 disksim.BS14:disksim.BS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4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3" table:default-cell-style-name="Default"/>
        <table:table-column table:style-name="co14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default-cell-style-name="Default"/>
        <table:table-row table:style-name="ro2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2.346">
            <text:p>2.346</text:p>
          </table:table-cell>
          <table:table-cell office:value-type="float" office:value="2.3791">
            <text:p>2.3791</text:p>
          </table:table-cell>
          <table:table-cell office:value-type="float" office:value="2.3599">
            <text:p>2.3599</text:p>
          </table:table-cell>
          <table:table-cell office:value-type="float" office:value="2.3585">
            <text:p>2.3585</text:p>
          </table:table-cell>
          <table:table-cell office:value-type="float" office:value="2.3672">
            <text:p>2.3672</text:p>
          </table:table-cell>
          <table:table-cell office:value-type="float" office:value="2.3629">
            <text:p>2.3629</text:p>
          </table:table-cell>
          <table:table-cell office:value-type="float" office:value="2.3413">
            <text:p>2.3413</text:p>
          </table:table-cell>
          <table:table-cell office:value-type="float" office:value="2.382">
            <text:p>2.382</text:p>
          </table:table-cell>
          <table:table-cell office:value-type="float" office:value="2.3519">
            <text:p>2.3519</text:p>
          </table:table-cell>
          <table:table-cell office:value-type="float" office:value="2.3577">
            <text:p>2.3577</text:p>
          </table:table-cell>
          <table:table-cell office:value-type="float" office:value="2.365">
            <text:p>2.365</text:p>
          </table:table-cell>
          <table:table-cell office:value-type="float" office:value="2.3319">
            <text:p>2.3319</text:p>
          </table:table-cell>
          <table:table-cell office:value-type="float" office:value="2.3491">
            <text:p>2.3491</text:p>
          </table:table-cell>
          <table:table-cell office:value-type="float" office:value="2.3659">
            <text:p>2.3659</text:p>
          </table:table-cell>
          <table:table-cell office:value-type="float" office:value="2.3882">
            <text:p>2.3882</text:p>
          </table:table-cell>
          <table:table-cell office:value-type="float" office:value="2.3685">
            <text:p>2.3685</text:p>
          </table:table-cell>
          <table:table-cell office:value-type="float" office:value="2.392">
            <text:p>2.392</text:p>
          </table:table-cell>
          <table:table-cell office:value-type="float" office:value="2.3633">
            <text:p>2.3633</text:p>
          </table:table-cell>
          <table:table-cell office:value-type="float" office:value="2.3704">
            <text:p>2.3704</text:p>
          </table:table-cell>
          <table:table-cell office:value-type="float" office:value="2.375">
            <text:p>2.375</text:p>
          </table:table-cell>
          <table:table-cell office:value-type="float" office:value="2.3829">
            <text:p>2.3829</text:p>
          </table:table-cell>
          <table:table-cell office:value-type="float" office:value="2.3362">
            <text:p>2.3362</text:p>
          </table:table-cell>
          <table:table-cell office:value-type="float" office:value="2.3932">
            <text:p>2.3932</text:p>
          </table:table-cell>
          <table:table-cell office:value-type="float" office:value="2.3376">
            <text:p>2.3376</text:p>
          </table:table-cell>
          <table:table-cell office:value-type="float" office:value="2.3884">
            <text:p>2.3884</text:p>
          </table:table-cell>
          <table:table-cell office:value-type="float" office:value="2.3589">
            <text:p>2.3589</text:p>
          </table:table-cell>
          <table:table-cell office:value-type="float" office:value="2.37">
            <text:p>2.37</text:p>
          </table:table-cell>
          <table:table-cell office:value-type="float" office:value="2.3731">
            <text:p>2.3731</text:p>
          </table:table-cell>
          <table:table-cell office:value-type="float" office:value="2.3905">
            <text:p>2.3905</text:p>
          </table:table-cell>
          <table:table-cell office:value-type="float" office:value="2.377">
            <text:p>2.377</text:p>
          </table:table-cell>
          <table:table-cell office:value-type="float" office:value="2.3661">
            <text:p>2.3661</text:p>
          </table:table-cell>
          <table:table-cell office:value-type="float" office:value="2.3901">
            <text:p>2.3901</text:p>
          </table:table-cell>
          <table:table-cell office:value-type="float" office:value="2.4008">
            <text:p>2.4008</text:p>
          </table:table-cell>
          <table:table-cell office:value-type="float" office:value="2.3366">
            <text:p>2.3366</text:p>
          </table:table-cell>
          <table:table-cell office:value-type="float" office:value="2.3925">
            <text:p>2.3925</text:p>
          </table:table-cell>
          <table:table-cell office:value-type="float" office:value="2.3322">
            <text:p>2.3322</text:p>
          </table:table-cell>
          <table:table-cell office:value-type="float" office:value="2.3576">
            <text:p>2.3576</text:p>
          </table:table-cell>
          <table:table-cell office:value-type="float" office:value="2.3481">
            <text:p>2.3481</text:p>
          </table:table-cell>
          <table:table-cell office:value-type="float" office:value="2.3709">
            <text:p>2.3709</text:p>
          </table:table-cell>
          <table:table-cell office:value-type="float" office:value="2.3779">
            <text:p>2.3779</text:p>
          </table:table-cell>
          <table:table-cell office:value-type="float" office:value="2.3703">
            <text:p>2.3703</text:p>
          </table:table-cell>
          <table:table-cell office:value-type="float" office:value="2.3303">
            <text:p>2.3303</text:p>
          </table:table-cell>
          <table:table-cell office:value-type="float" office:value="2.3438">
            <text:p>2.3438</text:p>
          </table:table-cell>
          <table:table-cell office:value-type="float" office:value="2.3327">
            <text:p>2.3327</text:p>
          </table:table-cell>
          <table:table-cell office:value-type="float" office:value="2.368">
            <text:p>2.368</text:p>
          </table:table-cell>
          <table:table-cell office:value-type="float" office:value="2.3663">
            <text:p>2.3663</text:p>
          </table:table-cell>
          <table:table-cell office:value-type="float" office:value="2.3372">
            <text:p>2.3372</text:p>
          </table:table-cell>
          <table:table-cell office:value-type="float" office:value="2.3858">
            <text:p>2.3858</text:p>
          </table:table-cell>
          <table:table-cell office:value-type="float" office:value="2.3653">
            <text:p>2.3653</text:p>
          </table:table-cell>
          <table:table-cell office:value-type="float" office:value="2.4175">
            <text:p>2.4175</text:p>
          </table:table-cell>
          <table:table-cell office:value-type="float" office:value="2.3679">
            <text:p>2.3679</text:p>
          </table:table-cell>
          <table:table-cell office:value-type="float" office:value="2.3595">
            <text:p>2.3595</text:p>
          </table:table-cell>
          <table:table-cell office:value-type="float" office:value="2.3696">
            <text:p>2.3696</text:p>
          </table:table-cell>
          <table:table-cell office:value-type="float" office:value="2.3527">
            <text:p>2.3527</text:p>
          </table:table-cell>
          <table:table-cell office:value-type="float" office:value="2.3537">
            <text:p>2.3537</text:p>
          </table:table-cell>
          <table:table-cell office:value-type="float" office:value="2.3544">
            <text:p>2.3544</text:p>
          </table:table-cell>
          <table:table-cell office:value-type="float" office:value="2.3455">
            <text:p>2.3455</text:p>
          </table:table-cell>
          <table:table-cell office:value-type="float" office:value="2.3691">
            <text:p>2.3691</text:p>
          </table:table-cell>
          <table:table-cell office:value-type="float" office:value="2.3283">
            <text:p>2.3283</text:p>
          </table:table-cell>
          <table:table-cell office:value-type="float" office:value="2.3371">
            <text:p>2.3371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2.36352333333333">
            <text:p>2.3635233333</text:p>
          </table:table-cell>
          <table:table-cell table:formula="of:=CONFIDENCE(0.01; STDEV([.$C2:.BJ2]); COUNT([.$C2:.BJ2]))" office:value-type="float" office:value="0.00660443591123049">
            <text:p>0.0066044359</text:p>
          </table:table-cell>
          <table:table-cell table:formula="of:=MEDIAN([.$C2:.BJ2])" office:value-type="float" office:value="2.3656">
            <text:p>2.3656</text:p>
          </table:table-cell>
          <table:table-cell table:formula="of:=[.BL8]/[.BL2]" office:value-type="float" office:value="1.06002761414104">
            <text:p>1.0600276141</text:p>
          </table:table-cell>
          <table:table-cell/>
          <table:table-cell table:formula="of:=[.BL14]/[.BL2]" office:value-type="float" office:value="0.067048206279608">
            <text:p>0.0670482063</text:p>
          </table:table-cell>
          <table:table-cell table:formula="of:=1/[.BL2]/[.$A$24]" office:value-type="float" office:value="0.00048859305479518">
            <text:p>0.0004885931</text:p>
          </table:table-cell>
          <table:table-cell table:formula="of:=[.BR2]/MIN([.$BR$2:.$BR$6];[.$BR$8:.$BR$12];[.$BR$14:.$BR$18])" office:value-type="float" office:value="1.06002761414104">
            <text:p>1.060027614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1.4545">
            <text:p>1.4545</text:p>
          </table:table-cell>
          <table:table-cell office:value-type="float" office:value="1.4918">
            <text:p>1.4918</text:p>
          </table:table-cell>
          <table:table-cell office:value-type="float" office:value="1.4422">
            <text:p>1.4422</text:p>
          </table:table-cell>
          <table:table-cell office:value-type="float" office:value="1.4577">
            <text:p>1.4577</text:p>
          </table:table-cell>
          <table:table-cell office:value-type="float" office:value="1.4615">
            <text:p>1.4615</text:p>
          </table:table-cell>
          <table:table-cell office:value-type="float" office:value="1.4782">
            <text:p>1.4782</text:p>
          </table:table-cell>
          <table:table-cell office:value-type="float" office:value="1.4599">
            <text:p>1.4599</text:p>
          </table:table-cell>
          <table:table-cell office:value-type="float" office:value="1.4468">
            <text:p>1.4468</text:p>
          </table:table-cell>
          <table:table-cell office:value-type="float" office:value="1.4598">
            <text:p>1.4598</text:p>
          </table:table-cell>
          <table:table-cell office:value-type="float" office:value="1.4619">
            <text:p>1.4619</text:p>
          </table:table-cell>
          <table:table-cell office:value-type="float" office:value="1.4776">
            <text:p>1.4776</text:p>
          </table:table-cell>
          <table:table-cell office:value-type="float" office:value="1.4599">
            <text:p>1.4599</text:p>
          </table:table-cell>
          <table:table-cell office:value-type="float" office:value="1.467">
            <text:p>1.467</text:p>
          </table:table-cell>
          <table:table-cell office:value-type="float" office:value="1.4579">
            <text:p>1.4579</text:p>
          </table:table-cell>
          <table:table-cell office:value-type="float" office:value="1.4723">
            <text:p>1.4723</text:p>
          </table:table-cell>
          <table:table-cell office:value-type="float" office:value="1.4764">
            <text:p>1.4764</text:p>
          </table:table-cell>
          <table:table-cell office:value-type="float" office:value="1.4744">
            <text:p>1.4744</text:p>
          </table:table-cell>
          <table:table-cell office:value-type="float" office:value="1.4489">
            <text:p>1.4489</text:p>
          </table:table-cell>
          <table:table-cell office:value-type="float" office:value="1.4626">
            <text:p>1.4626</text:p>
          </table:table-cell>
          <table:table-cell office:value-type="float" office:value="1.4637">
            <text:p>1.4637</text:p>
          </table:table-cell>
          <table:table-cell office:value-type="float" office:value="1.4509">
            <text:p>1.4509</text:p>
          </table:table-cell>
          <table:table-cell office:value-type="float" office:value="1.4847">
            <text:p>1.4847</text:p>
          </table:table-cell>
          <table:table-cell office:value-type="float" office:value="1.4491">
            <text:p>1.4491</text:p>
          </table:table-cell>
          <table:table-cell office:value-type="float" office:value="1.4454">
            <text:p>1.4454</text:p>
          </table:table-cell>
          <table:table-cell office:value-type="float" office:value="1.4565">
            <text:p>1.4565</text:p>
          </table:table-cell>
          <table:table-cell office:value-type="float" office:value="1.4735">
            <text:p>1.4735</text:p>
          </table:table-cell>
          <table:table-cell office:value-type="float" office:value="1.4627">
            <text:p>1.4627</text:p>
          </table:table-cell>
          <table:table-cell office:value-type="float" office:value="1.4603">
            <text:p>1.4603</text:p>
          </table:table-cell>
          <table:table-cell office:value-type="float" office:value="1.4598">
            <text:p>1.4598</text:p>
          </table:table-cell>
          <table:table-cell office:value-type="float" office:value="1.446">
            <text:p>1.446</text:p>
          </table:table-cell>
          <table:table-cell office:value-type="float" office:value="1.4615">
            <text:p>1.4615</text:p>
          </table:table-cell>
          <table:table-cell office:value-type="float" office:value="1.458">
            <text:p>1.458</text:p>
          </table:table-cell>
          <table:table-cell office:value-type="float" office:value="1.4664">
            <text:p>1.4664</text:p>
          </table:table-cell>
          <table:table-cell office:value-type="float" office:value="1.4792">
            <text:p>1.4792</text:p>
          </table:table-cell>
          <table:table-cell office:value-type="float" office:value="1.478">
            <text:p>1.478</text:p>
          </table:table-cell>
          <table:table-cell office:value-type="float" office:value="1.4759">
            <text:p>1.4759</text:p>
          </table:table-cell>
          <table:table-cell office:value-type="float" office:value="1.4686">
            <text:p>1.4686</text:p>
          </table:table-cell>
          <table:table-cell office:value-type="float" office:value="1.4817">
            <text:p>1.4817</text:p>
          </table:table-cell>
          <table:table-cell office:value-type="float" office:value="1.4754">
            <text:p>1.4754</text:p>
          </table:table-cell>
          <table:table-cell office:value-type="float" office:value="1.4568">
            <text:p>1.4568</text:p>
          </table:table-cell>
          <table:table-cell office:value-type="float" office:value="1.449">
            <text:p>1.449</text:p>
          </table:table-cell>
          <table:table-cell office:value-type="float" office:value="1.4645">
            <text:p>1.4645</text:p>
          </table:table-cell>
          <table:table-cell office:value-type="float" office:value="1.4461">
            <text:p>1.4461</text:p>
          </table:table-cell>
          <table:table-cell office:value-type="float" office:value="1.4635">
            <text:p>1.4635</text:p>
          </table:table-cell>
          <table:table-cell office:value-type="float" office:value="1.4446">
            <text:p>1.4446</text:p>
          </table:table-cell>
          <table:table-cell office:value-type="float" office:value="1.4692">
            <text:p>1.4692</text:p>
          </table:table-cell>
          <table:table-cell office:value-type="float" office:value="1.4496">
            <text:p>1.4496</text:p>
          </table:table-cell>
          <table:table-cell office:value-type="float" office:value="1.48">
            <text:p>1.48</text:p>
          </table:table-cell>
          <table:table-cell office:value-type="float" office:value="1.441">
            <text:p>1.441</text:p>
          </table:table-cell>
          <table:table-cell office:value-type="float" office:value="1.4591">
            <text:p>1.4591</text:p>
          </table:table-cell>
          <table:table-cell office:value-type="float" office:value="1.445">
            <text:p>1.445</text:p>
          </table:table-cell>
          <table:table-cell office:value-type="float" office:value="1.4719">
            <text:p>1.4719</text:p>
          </table:table-cell>
          <table:table-cell office:value-type="float" office:value="1.4497">
            <text:p>1.4497</text:p>
          </table:table-cell>
          <table:table-cell office:value-type="float" office:value="1.4547">
            <text:p>1.4547</text:p>
          </table:table-cell>
          <table:table-cell office:value-type="float" office:value="1.4648">
            <text:p>1.4648</text:p>
          </table:table-cell>
          <table:table-cell office:value-type="float" office:value="1.4537">
            <text:p>1.4537</text:p>
          </table:table-cell>
          <table:table-cell office:value-type="float" office:value="1.4523">
            <text:p>1.4523</text:p>
          </table:table-cell>
          <table:table-cell office:value-type="float" office:value="1.4476">
            <text:p>1.4476</text:p>
          </table:table-cell>
          <table:table-cell office:value-type="float" office:value="1.4471">
            <text:p>1.4471</text:p>
          </table:table-cell>
          <table:table-cell office:value-type="float" office:value="1.4461">
            <text:p>1.4461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1.46108166666667">
            <text:p>1.4610816667</text:p>
          </table:table-cell>
          <table:table-cell table:formula="of:=CONFIDENCE(0.01; STDEV([.$C3:.BJ3]); COUNT([.$C3:.BJ3]))" office:value-type="float" office:value="0.00406621055826412">
            <text:p>0.0040662106</text:p>
          </table:table-cell>
          <table:table-cell table:formula="of:=MEDIAN([.$C3:.BJ3])" office:value-type="float" office:value="1.4599">
            <text:p>1.4599</text:p>
          </table:table-cell>
          <table:table-cell table:formula="of:=[.BL9]/[.BL3]" office:value-type="float" office:value="1.08641086683496">
            <text:p>1.0864108668</text:p>
          </table:table-cell>
          <table:table-cell/>
          <table:table-cell table:formula="of:=[.BL15]/[.BL3]" office:value-type="float" office:value="0.0631176217619595">
            <text:p>0.0631176218</text:p>
          </table:table-cell>
          <table:table-cell table:formula="of:=1/[.BL3]/[.$A$24]" office:value-type="float" office:value="0.000790374085076025">
            <text:p>0.0007903741</text:p>
          </table:table-cell>
          <table:table-cell table:formula="of:=[.BR3]/MIN([.$BR$2:.$BR$6];[.$BR$8:.$BR$12];[.$BR$14:.$BR$18])" office:value-type="float" office:value="1.71475698939941">
            <text:p>1.7147569894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0.9742">
            <text:p>0.9742</text:p>
          </table:table-cell>
          <table:table-cell office:value-type="float" office:value="1.068">
            <text:p>1.068</text:p>
          </table:table-cell>
          <table:table-cell office:value-type="float" office:value="0.9648">
            <text:p>0.9648</text:p>
          </table:table-cell>
          <table:table-cell office:value-type="float" office:value="0.9403">
            <text:p>0.9403</text:p>
          </table:table-cell>
          <table:table-cell office:value-type="float" office:value="4.7847">
            <text:p>4.7847</text:p>
          </table:table-cell>
          <table:table-cell office:value-type="float" office:value="3.0606">
            <text:p>3.0606</text:p>
          </table:table-cell>
          <table:table-cell office:value-type="float" office:value="0.955">
            <text:p>0.955</text:p>
          </table:table-cell>
          <table:table-cell office:value-type="float" office:value="1.029">
            <text:p>1.029</text:p>
          </table:table-cell>
          <table:table-cell office:value-type="float" office:value="0.9507">
            <text:p>0.9507</text:p>
          </table:table-cell>
          <table:table-cell office:value-type="float" office:value="0.9968">
            <text:p>0.9968</text:p>
          </table:table-cell>
          <table:table-cell office:value-type="float" office:value="3.1421">
            <text:p>3.1421</text:p>
          </table:table-cell>
          <table:table-cell office:value-type="float" office:value="0.9541">
            <text:p>0.9541</text:p>
          </table:table-cell>
          <table:table-cell office:value-type="float" office:value="0.9536">
            <text:p>0.9536</text:p>
          </table:table-cell>
          <table:table-cell office:value-type="float" office:value="0.9574">
            <text:p>0.9574</text:p>
          </table:table-cell>
          <table:table-cell office:value-type="float" office:value="0.9716">
            <text:p>0.9716</text:p>
          </table:table-cell>
          <table:table-cell office:value-type="float" office:value="1.0487">
            <text:p>1.0487</text:p>
          </table:table-cell>
          <table:table-cell office:value-type="float" office:value="3.0656">
            <text:p>3.0656</text:p>
          </table:table-cell>
          <table:table-cell office:value-type="float" office:value="0.9425">
            <text:p>0.9425</text:p>
          </table:table-cell>
          <table:table-cell office:value-type="float" office:value="0.9567">
            <text:p>0.9567</text:p>
          </table:table-cell>
          <table:table-cell office:value-type="float" office:value="0.9562">
            <text:p>0.9562</text:p>
          </table:table-cell>
          <table:table-cell office:value-type="float" office:value="0.9826">
            <text:p>0.9826</text:p>
          </table:table-cell>
          <table:table-cell office:value-type="float" office:value="1.0582">
            <text:p>1.0582</text:p>
          </table:table-cell>
          <table:table-cell office:value-type="float" office:value="0.9826">
            <text:p>0.9826</text:p>
          </table:table-cell>
          <table:table-cell office:value-type="float" office:value="1.0522">
            <text:p>1.0522</text:p>
          </table:table-cell>
          <table:table-cell office:value-type="float" office:value="1.0486">
            <text:p>1.0486</text:p>
          </table:table-cell>
          <table:table-cell office:value-type="float" office:value="1.0072">
            <text:p>1.0072</text:p>
          </table:table-cell>
          <table:table-cell office:value-type="float" office:value="1.011">
            <text:p>1.011</text:p>
          </table:table-cell>
          <table:table-cell office:value-type="float" office:value="0.9534">
            <text:p>0.9534</text:p>
          </table:table-cell>
          <table:table-cell office:value-type="float" office:value="0.9803">
            <text:p>0.9803</text:p>
          </table:table-cell>
          <table:table-cell office:value-type="float" office:value="1.0389">
            <text:p>1.0389</text:p>
          </table:table-cell>
          <table:table-cell office:value-type="float" office:value="0.9936">
            <text:p>0.9936</text:p>
          </table:table-cell>
          <table:table-cell office:value-type="float" office:value="0.9434">
            <text:p>0.9434</text:p>
          </table:table-cell>
          <table:table-cell office:value-type="float" office:value="1.0307">
            <text:p>1.0307</text:p>
          </table:table-cell>
          <table:table-cell office:value-type="float" office:value="0.9599">
            <text:p>0.9599</text:p>
          </table:table-cell>
          <table:table-cell office:value-type="float" office:value="3.023">
            <text:p>3.023</text:p>
          </table:table-cell>
          <table:table-cell office:value-type="float" office:value="0.9549">
            <text:p>0.9549</text:p>
          </table:table-cell>
          <table:table-cell office:value-type="float" office:value="1.05">
            <text:p>1.05</text:p>
          </table:table-cell>
          <table:table-cell office:value-type="float" office:value="0.9588">
            <text:p>0.9588</text:p>
          </table:table-cell>
          <table:table-cell office:value-type="float" office:value="1.0141">
            <text:p>1.0141</text:p>
          </table:table-cell>
          <table:table-cell office:value-type="float" office:value="1.0887">
            <text:p>1.0887</text:p>
          </table:table-cell>
          <table:table-cell office:value-type="float" office:value="1.0126">
            <text:p>1.0126</text:p>
          </table:table-cell>
          <table:table-cell office:value-type="float" office:value="0.9969">
            <text:p>0.9969</text:p>
          </table:table-cell>
          <table:table-cell office:value-type="float" office:value="0.982">
            <text:p>0.982</text:p>
          </table:table-cell>
          <table:table-cell office:value-type="float" office:value="1.0063">
            <text:p>1.0063</text:p>
          </table:table-cell>
          <table:table-cell office:value-type="float" office:value="0.9684">
            <text:p>0.9684</text:p>
          </table:table-cell>
          <table:table-cell office:value-type="float" office:value="1.009">
            <text:p>1.009</text:p>
          </table:table-cell>
          <table:table-cell office:value-type="float" office:value="1.0376">
            <text:p>1.0376</text:p>
          </table:table-cell>
          <table:table-cell office:value-type="float" office:value="1.001">
            <text:p>1.001</text:p>
          </table:table-cell>
          <table:table-cell office:value-type="float" office:value="1.0609">
            <text:p>1.0609</text:p>
          </table:table-cell>
          <table:table-cell office:value-type="float" office:value="1.063">
            <text:p>1.063</text:p>
          </table:table-cell>
          <table:table-cell office:value-type="float" office:value="0.9818">
            <text:p>0.9818</text:p>
          </table:table-cell>
          <table:table-cell office:value-type="float" office:value="0.9792">
            <text:p>0.9792</text:p>
          </table:table-cell>
          <table:table-cell office:value-type="float" office:value="1.0511">
            <text:p>1.0511</text:p>
          </table:table-cell>
          <table:table-cell office:value-type="float" office:value="1.0792">
            <text:p>1.0792</text:p>
          </table:table-cell>
          <table:table-cell office:value-type="float" office:value="0.991">
            <text:p>0.991</text:p>
          </table:table-cell>
          <table:table-cell office:value-type="float" office:value="2.9717">
            <text:p>2.9717</text:p>
          </table:table-cell>
          <table:table-cell office:value-type="float" office:value="0.9968">
            <text:p>0.9968</text:p>
          </table:table-cell>
          <table:table-cell office:value-type="float" office:value="0.9895">
            <text:p>0.9895</text:p>
          </table:table-cell>
          <table:table-cell office:value-type="float" office:value="0.9733">
            <text:p>0.9733</text:p>
          </table:table-cell>
          <table:table-cell office:value-type="float" office:value="0.9859">
            <text:p>0.9859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1.232365">
            <text:p>1.232365</text:p>
          </table:table-cell>
          <table:table-cell table:formula="of:=CONFIDENCE(0.01; STDEV([.$C4:.BJ4]); COUNT([.$C4:.BJ4]))" office:value-type="float" office:value="0.245865159163139">
            <text:p>0.2458651592</text:p>
          </table:table-cell>
          <table:table-cell table:formula="of:=MEDIAN([.$C4:.BJ4])" office:value-type="float" office:value="0.9968">
            <text:p>0.9968</text:p>
          </table:table-cell>
          <table:table-cell table:formula="of:=[.BL10]/[.BL4]" office:value-type="float" office:value="0.901461823404592">
            <text:p>0.9014618234</text:p>
          </table:table-cell>
          <table:table-cell/>
          <table:table-cell table:formula="of:=[.BL16]/[.BL4]" office:value-type="float" office:value="0.0423738097073513">
            <text:p>0.0423738097</text:p>
          </table:table-cell>
          <table:table-cell table:formula="of:=1/[.BL4]/[.$A$24]" office:value-type="float" office:value="0.000937060923925153">
            <text:p>0.0009370609</text:p>
          </table:table-cell>
          <table:table-cell table:formula="of:=[.BR4]/MIN([.$BR$2:.$BR$6];[.$BR$8:.$BR$12];[.$BR$14:.$BR$18])" office:value-type="float" office:value="2.03300158638066">
            <text:p>2.0330015864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0.9358">
            <text:p>0.9358</text:p>
          </table:table-cell>
          <table:table-cell office:value-type="float" office:value="0.9362">
            <text:p>0.9362</text:p>
          </table:table-cell>
          <table:table-cell office:value-type="float" office:value="2.6479">
            <text:p>2.6479</text:p>
          </table:table-cell>
          <table:table-cell office:value-type="float" office:value="2.9782">
            <text:p>2.9782</text:p>
          </table:table-cell>
          <table:table-cell office:value-type="float" office:value="0.9239">
            <text:p>0.9239</text:p>
          </table:table-cell>
          <table:table-cell office:value-type="float" office:value="0.9547">
            <text:p>0.9547</text:p>
          </table:table-cell>
          <table:table-cell office:value-type="float" office:value="0.8928">
            <text:p>0.8928</text:p>
          </table:table-cell>
          <table:table-cell office:value-type="float" office:value="0.9499">
            <text:p>0.9499</text:p>
          </table:table-cell>
          <table:table-cell office:value-type="float" office:value="0.8746">
            <text:p>0.8746</text:p>
          </table:table-cell>
          <table:table-cell office:value-type="float" office:value="0.8809">
            <text:p>0.8809</text:p>
          </table:table-cell>
          <table:table-cell office:value-type="float" office:value="0.9534">
            <text:p>0.9534</text:p>
          </table:table-cell>
          <table:table-cell office:value-type="float" office:value="2.9362">
            <text:p>2.9362</text:p>
          </table:table-cell>
          <table:table-cell office:value-type="float" office:value="0.9024">
            <text:p>0.9024</text:p>
          </table:table-cell>
          <table:table-cell office:value-type="float" office:value="0.951">
            <text:p>0.951</text:p>
          </table:table-cell>
          <table:table-cell office:value-type="float" office:value="2.9217">
            <text:p>2.9217</text:p>
          </table:table-cell>
          <table:table-cell office:value-type="float" office:value="0.9529">
            <text:p>0.9529</text:p>
          </table:table-cell>
          <table:table-cell office:value-type="float" office:value="2.9284">
            <text:p>2.9284</text:p>
          </table:table-cell>
          <table:table-cell office:value-type="float" office:value="0.9082">
            <text:p>0.9082</text:p>
          </table:table-cell>
          <table:table-cell office:value-type="float" office:value="0.9469">
            <text:p>0.9469</text:p>
          </table:table-cell>
          <table:table-cell office:value-type="float" office:value="0.9463">
            <text:p>0.9463</text:p>
          </table:table-cell>
          <table:table-cell office:value-type="float" office:value="2.2025">
            <text:p>2.2025</text:p>
          </table:table-cell>
          <table:table-cell office:value-type="float" office:value="0.8987">
            <text:p>0.8987</text:p>
          </table:table-cell>
          <table:table-cell office:value-type="float" office:value="0.9247">
            <text:p>0.9247</text:p>
          </table:table-cell>
          <table:table-cell office:value-type="float" office:value="2.5497">
            <text:p>2.5497</text:p>
          </table:table-cell>
          <table:table-cell office:value-type="float" office:value="0.8809">
            <text:p>0.8809</text:p>
          </table:table-cell>
          <table:table-cell office:value-type="float" office:value="0.9655">
            <text:p>0.9655</text:p>
          </table:table-cell>
          <table:table-cell office:value-type="float" office:value="0.9096">
            <text:p>0.9096</text:p>
          </table:table-cell>
          <table:table-cell office:value-type="float" office:value="2.9369">
            <text:p>2.9369</text:p>
          </table:table-cell>
          <table:table-cell office:value-type="float" office:value="0.9069">
            <text:p>0.9069</text:p>
          </table:table-cell>
          <table:table-cell office:value-type="float" office:value="0.9079">
            <text:p>0.9079</text:p>
          </table:table-cell>
          <table:table-cell office:value-type="float" office:value="0.8989">
            <text:p>0.8989</text:p>
          </table:table-cell>
          <table:table-cell office:value-type="float" office:value="2.7011">
            <text:p>2.7011</text:p>
          </table:table-cell>
          <table:table-cell office:value-type="float" office:value="0.8765">
            <text:p>0.8765</text:p>
          </table:table-cell>
          <table:table-cell office:value-type="float" office:value="0.8737">
            <text:p>0.8737</text:p>
          </table:table-cell>
          <table:table-cell office:value-type="float" office:value="0.9494">
            <text:p>0.9494</text:p>
          </table:table-cell>
          <table:table-cell office:value-type="float" office:value="0.9484">
            <text:p>0.9484</text:p>
          </table:table-cell>
          <table:table-cell office:value-type="float" office:value="0.9936">
            <text:p>0.9936</text:p>
          </table:table-cell>
          <table:table-cell office:value-type="float" office:value="0.9048">
            <text:p>0.9048</text:p>
          </table:table-cell>
          <table:table-cell office:value-type="float" office:value="0.9322">
            <text:p>0.9322</text:p>
          </table:table-cell>
          <table:table-cell office:value-type="float" office:value="2.5851">
            <text:p>2.5851</text:p>
          </table:table-cell>
          <table:table-cell office:value-type="float" office:value="2.9375">
            <text:p>2.9375</text:p>
          </table:table-cell>
          <table:table-cell office:value-type="float" office:value="2.9259">
            <text:p>2.9259</text:p>
          </table:table-cell>
          <table:table-cell office:value-type="float" office:value="0.9118">
            <text:p>0.9118</text:p>
          </table:table-cell>
          <table:table-cell office:value-type="float" office:value="0.9249">
            <text:p>0.9249</text:p>
          </table:table-cell>
          <table:table-cell office:value-type="float" office:value="0.8818">
            <text:p>0.8818</text:p>
          </table:table-cell>
          <table:table-cell office:value-type="float" office:value="0.8723">
            <text:p>0.8723</text:p>
          </table:table-cell>
          <table:table-cell office:value-type="float" office:value="0.954">
            <text:p>0.954</text:p>
          </table:table-cell>
          <table:table-cell office:value-type="float" office:value="0.9137">
            <text:p>0.9137</text:p>
          </table:table-cell>
          <table:table-cell office:value-type="float" office:value="2.6019">
            <text:p>2.6019</text:p>
          </table:table-cell>
          <table:table-cell office:value-type="float" office:value="4.2275">
            <text:p>4.2275</text:p>
          </table:table-cell>
          <table:table-cell office:value-type="float" office:value="2.6928">
            <text:p>2.6928</text:p>
          </table:table-cell>
          <table:table-cell office:value-type="float" office:value="1.9662">
            <text:p>1.9662</text:p>
          </table:table-cell>
          <table:table-cell office:value-type="float" office:value="2.9699">
            <text:p>2.9699</text:p>
          </table:table-cell>
          <table:table-cell office:value-type="float" office:value="0.8939">
            <text:p>0.8939</text:p>
          </table:table-cell>
          <table:table-cell office:value-type="float" office:value="0.9141">
            <text:p>0.9141</text:p>
          </table:table-cell>
          <table:table-cell office:value-type="float" office:value="0.9642">
            <text:p>0.9642</text:p>
          </table:table-cell>
          <table:table-cell office:value-type="float" office:value="2.0413">
            <text:p>2.0413</text:p>
          </table:table-cell>
          <table:table-cell office:value-type="float" office:value="0.8877">
            <text:p>0.8877</text:p>
          </table:table-cell>
          <table:table-cell office:value-type="float" office:value="0.8862">
            <text:p>0.8862</text:p>
          </table:table-cell>
          <table:table-cell office:value-type="float" office:value="0.8943">
            <text:p>0.8943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1.47218666666667">
            <text:p>1.4721866667</text:p>
          </table:table-cell>
          <table:table-cell table:formula="of:=CONFIDENCE(0.01; STDEV([.$C5:.BJ5]); COUNT([.$C5:.BJ5]))" office:value-type="float" office:value="0.296624256385659">
            <text:p>0.2966242564</text:p>
          </table:table-cell>
          <table:table-cell table:formula="of:=MEDIAN([.$C5:.BJ5])" office:value-type="float" office:value="0.9466">
            <text:p>0.9466</text:p>
          </table:table-cell>
          <table:table-cell table:formula="of:=[.BL11]/[.BL5]" office:value-type="float" office:value="0.651920272791494">
            <text:p>0.6519202728</text:p>
          </table:table-cell>
          <table:table-cell/>
          <table:table-cell table:formula="of:=[.BL17]/[.BL5]" office:value-type="float" office:value="0.0487981596536671">
            <text:p>0.0487981597</text:p>
          </table:table-cell>
          <table:table-cell table:formula="of:=1/[.BL5]/[.$A$24]" office:value-type="float" office:value="0.000784412134452846">
            <text:p>0.0007844121</text:p>
          </table:table-cell>
          <table:table-cell table:formula="of:=[.BR5]/MIN([.$BR$2:.$BR$6];[.$BR$8:.$BR$12];[.$BR$14:.$BR$18])" office:value-type="float" office:value="1.70182223268788">
            <text:p>1.7018222327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1.0141">
            <text:p>1.0141</text:p>
          </table:table-cell>
          <table:table-cell office:value-type="float" office:value="1.0217">
            <text:p>1.0217</text:p>
          </table:table-cell>
          <table:table-cell office:value-type="float" office:value="1.0083">
            <text:p>1.0083</text:p>
          </table:table-cell>
          <table:table-cell office:value-type="float" office:value="1.016">
            <text:p>1.016</text:p>
          </table:table-cell>
          <table:table-cell office:value-type="float" office:value="1.0385">
            <text:p>1.0385</text:p>
          </table:table-cell>
          <table:table-cell office:value-type="float" office:value="1.0133">
            <text:p>1.0133</text:p>
          </table:table-cell>
          <table:table-cell office:value-type="float" office:value="1.0073">
            <text:p>1.0073</text:p>
          </table:table-cell>
          <table:table-cell office:value-type="float" office:value="1.0086">
            <text:p>1.0086</text:p>
          </table:table-cell>
          <table:table-cell office:value-type="float" office:value="1.0279">
            <text:p>1.0279</text:p>
          </table:table-cell>
          <table:table-cell office:value-type="float" office:value="1.0152">
            <text:p>1.0152</text:p>
          </table:table-cell>
          <table:table-cell office:value-type="float" office:value="2.3514">
            <text:p>2.3514</text:p>
          </table:table-cell>
          <table:table-cell office:value-type="float" office:value="1.0099">
            <text:p>1.0099</text:p>
          </table:table-cell>
          <table:table-cell office:value-type="float" office:value="1.0018">
            <text:p>1.0018</text:p>
          </table:table-cell>
          <table:table-cell office:value-type="float" office:value="1.013">
            <text:p>1.013</text:p>
          </table:table-cell>
          <table:table-cell office:value-type="float" office:value="1.0294">
            <text:p>1.0294</text:p>
          </table:table-cell>
          <table:table-cell office:value-type="float" office:value="0.9982">
            <text:p>0.9982</text:p>
          </table:table-cell>
          <table:table-cell office:value-type="float" office:value="1.0302">
            <text:p>1.0302</text:p>
          </table:table-cell>
          <table:table-cell office:value-type="float" office:value="1.0165">
            <text:p>1.0165</text:p>
          </table:table-cell>
          <table:table-cell office:value-type="float" office:value="1.0222">
            <text:p>1.0222</text:p>
          </table:table-cell>
          <table:table-cell office:value-type="float" office:value="1.0243">
            <text:p>1.0243</text:p>
          </table:table-cell>
          <table:table-cell office:value-type="float" office:value="1.0639">
            <text:p>1.0639</text:p>
          </table:table-cell>
          <table:table-cell office:value-type="float" office:value="1.0036">
            <text:p>1.0036</text:p>
          </table:table-cell>
          <table:table-cell office:value-type="float" office:value="1.0396">
            <text:p>1.0396</text:p>
          </table:table-cell>
          <table:table-cell office:value-type="float" office:value="1.0226">
            <text:p>1.0226</text:p>
          </table:table-cell>
          <table:table-cell office:value-type="float" office:value="1.0057">
            <text:p>1.0057</text:p>
          </table:table-cell>
          <table:table-cell office:value-type="float" office:value="1.0209">
            <text:p>1.0209</text:p>
          </table:table-cell>
          <table:table-cell office:value-type="float" office:value="1.0293">
            <text:p>1.0293</text:p>
          </table:table-cell>
          <table:table-cell office:value-type="float" office:value="1.0179">
            <text:p>1.0179</text:p>
          </table:table-cell>
          <table:table-cell office:value-type="float" office:value="1.0215">
            <text:p>1.0215</text:p>
          </table:table-cell>
          <table:table-cell office:value-type="float" office:value="1.0081">
            <text:p>1.0081</text:p>
          </table:table-cell>
          <table:table-cell office:value-type="float" office:value="1.0151">
            <text:p>1.0151</text:p>
          </table:table-cell>
          <table:table-cell office:value-type="float" office:value="1.016">
            <text:p>1.016</text:p>
          </table:table-cell>
          <table:table-cell office:value-type="float" office:value="1.0126">
            <text:p>1.0126</text:p>
          </table:table-cell>
          <table:table-cell office:value-type="float" office:value="1.0201">
            <text:p>1.0201</text:p>
          </table:table-cell>
          <table:table-cell office:value-type="float" office:value="1.0283">
            <text:p>1.0283</text:p>
          </table:table-cell>
          <table:table-cell office:value-type="float" office:value="1.0198">
            <text:p>1.0198</text:p>
          </table:table-cell>
          <table:table-cell office:value-type="float" office:value="1.0251">
            <text:p>1.0251</text:p>
          </table:table-cell>
          <table:table-cell office:value-type="float" office:value="0.9892">
            <text:p>0.9892</text:p>
          </table:table-cell>
          <table:table-cell office:value-type="float" office:value="1.0253">
            <text:p>1.0253</text:p>
          </table:table-cell>
          <table:table-cell office:value-type="float" office:value="1.0102">
            <text:p>1.0102</text:p>
          </table:table-cell>
          <table:table-cell office:value-type="float" office:value="1.0443">
            <text:p>1.0443</text:p>
          </table:table-cell>
          <table:table-cell office:value-type="float" office:value="1.0304">
            <text:p>1.0304</text:p>
          </table:table-cell>
          <table:table-cell office:value-type="float" office:value="1.0217">
            <text:p>1.0217</text:p>
          </table:table-cell>
          <table:table-cell office:value-type="float" office:value="1.0199">
            <text:p>1.0199</text:p>
          </table:table-cell>
          <table:table-cell office:value-type="float" office:value="1.0226">
            <text:p>1.0226</text:p>
          </table:table-cell>
          <table:table-cell office:value-type="float" office:value="1.0134">
            <text:p>1.0134</text:p>
          </table:table-cell>
          <table:table-cell office:value-type="float" office:value="1.0216">
            <text:p>1.0216</text:p>
          </table:table-cell>
          <table:table-cell office:value-type="float" office:value="0.9989">
            <text:p>0.9989</text:p>
          </table:table-cell>
          <table:table-cell office:value-type="float" office:value="1.0295">
            <text:p>1.0295</text:p>
          </table:table-cell>
          <table:table-cell office:value-type="float" office:value="1.0294">
            <text:p>1.0294</text:p>
          </table:table-cell>
          <table:table-cell office:value-type="float" office:value="0.984">
            <text:p>0.984</text:p>
          </table:table-cell>
          <table:table-cell office:value-type="float" office:value="1.0052">
            <text:p>1.0052</text:p>
          </table:table-cell>
          <table:table-cell office:value-type="float" office:value="0.9985">
            <text:p>0.9985</text:p>
          </table:table-cell>
          <table:table-cell office:value-type="float" office:value="1.0008">
            <text:p>1.0008</text:p>
          </table:table-cell>
          <table:table-cell office:value-type="float" office:value="1.0183">
            <text:p>1.0183</text:p>
          </table:table-cell>
          <table:table-cell office:value-type="float" office:value="0.9989">
            <text:p>0.9989</text:p>
          </table:table-cell>
          <table:table-cell office:value-type="float" office:value="1.0073">
            <text:p>1.0073</text:p>
          </table:table-cell>
          <table:table-cell office:value-type="float" office:value="1.0012">
            <text:p>1.0012</text:p>
          </table:table-cell>
          <table:table-cell office:value-type="float" office:value="1.0122">
            <text:p>1.0122</text:p>
          </table:table-cell>
          <table:table-cell office:value-type="float" office:value="0.9949">
            <text:p>0.9949</text:p>
          </table:table-cell>
          <table:table-cell office:value-type="float" office:value="16">
            <text:p>16</text:p>
          </table:table-cell>
          <table:table-cell table:formula="of:=AVERAGE([.$C6:.BJ6])" office:value-type="float" office:value="1.03859333333333">
            <text:p>1.0385933333</text:p>
          </table:table-cell>
          <table:table-cell table:formula="of:=CONFIDENCE(0.01; STDEV([.$C6:.BJ6]); COUNT([.$C6:.BJ6]))" office:value-type="float" office:value="0.057494546572382">
            <text:p>0.0574945466</text:p>
          </table:table-cell>
          <table:table-cell table:formula="of:=MEDIAN([.$C6:.BJ6])" office:value-type="float" office:value="1.01625">
            <text:p>1.01625</text:p>
          </table:table-cell>
          <table:table-cell table:formula="of:=[.BL12]/[.BL6]" office:value-type="float" office:value="1.02377735270141">
            <text:p>1.0237773527</text:p>
          </table:table-cell>
          <table:table-cell/>
          <table:table-cell table:formula="of:=[.BL18]/[.BL6]" office:value-type="float" office:value="0.0512038719036646">
            <text:p>0.0512038719</text:p>
          </table:table-cell>
          <table:table-cell table:formula="of:=1/[.BL6]/[.$A$24]" office:value-type="float" office:value="0.00111188956105343">
            <text:p>0.0011118896</text:p>
          </table:table-cell>
          <table:table-cell table:formula="of:=[.BR6]/MIN([.$BR$2:.$BR$6];[.$BR$8:.$BR$12];[.$BR$14:.$BR$18])" office:value-type="float" office:value="2.41230125361868">
            <text:p>2.4123012536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2.5071">
            <text:p>2.5071</text:p>
          </table:table-cell>
          <table:table-cell office:value-type="float" office:value="2.4892">
            <text:p>2.4892</text:p>
          </table:table-cell>
          <table:table-cell office:value-type="float" office:value="2.4746">
            <text:p>2.4746</text:p>
          </table:table-cell>
          <table:table-cell office:value-type="float" office:value="2.4917">
            <text:p>2.4917</text:p>
          </table:table-cell>
          <table:table-cell office:value-type="float" office:value="2.4959">
            <text:p>2.4959</text:p>
          </table:table-cell>
          <table:table-cell office:value-type="float" office:value="2.5989">
            <text:p>2.5989</text:p>
          </table:table-cell>
          <table:table-cell office:value-type="float" office:value="2.4927">
            <text:p>2.4927</text:p>
          </table:table-cell>
          <table:table-cell office:value-type="float" office:value="2.493">
            <text:p>2.493</text:p>
          </table:table-cell>
          <table:table-cell office:value-type="float" office:value="2.4732">
            <text:p>2.4732</text:p>
          </table:table-cell>
          <table:table-cell office:value-type="float" office:value="2.513">
            <text:p>2.513</text:p>
          </table:table-cell>
          <table:table-cell office:value-type="float" office:value="2.4824">
            <text:p>2.4824</text:p>
          </table:table-cell>
          <table:table-cell office:value-type="float" office:value="2.4872">
            <text:p>2.4872</text:p>
          </table:table-cell>
          <table:table-cell office:value-type="float" office:value="2.489">
            <text:p>2.489</text:p>
          </table:table-cell>
          <table:table-cell office:value-type="float" office:value="2.5179">
            <text:p>2.5179</text:p>
          </table:table-cell>
          <table:table-cell office:value-type="float" office:value="2.5837">
            <text:p>2.5837</text:p>
          </table:table-cell>
          <table:table-cell office:value-type="float" office:value="2.4962">
            <text:p>2.4962</text:p>
          </table:table-cell>
          <table:table-cell office:value-type="float" office:value="2.5098">
            <text:p>2.5098</text:p>
          </table:table-cell>
          <table:table-cell office:value-type="float" office:value="2.4965">
            <text:p>2.4965</text:p>
          </table:table-cell>
          <table:table-cell office:value-type="float" office:value="2.4957">
            <text:p>2.4957</text:p>
          </table:table-cell>
          <table:table-cell office:value-type="float" office:value="2.4997">
            <text:p>2.4997</text:p>
          </table:table-cell>
          <table:table-cell office:value-type="float" office:value="2.5141">
            <text:p>2.5141</text:p>
          </table:table-cell>
          <table:table-cell office:value-type="float" office:value="2.5011">
            <text:p>2.5011</text:p>
          </table:table-cell>
          <table:table-cell office:value-type="float" office:value="2.4937">
            <text:p>2.4937</text:p>
          </table:table-cell>
          <table:table-cell office:value-type="float" office:value="2.4901">
            <text:p>2.4901</text:p>
          </table:table-cell>
          <table:table-cell office:value-type="float" office:value="2.4732">
            <text:p>2.4732</text:p>
          </table:table-cell>
          <table:table-cell office:value-type="float" office:value="2.5128">
            <text:p>2.5128</text:p>
          </table:table-cell>
          <table:table-cell office:value-type="float" office:value="2.5078">
            <text:p>2.5078</text:p>
          </table:table-cell>
          <table:table-cell office:value-type="float" office:value="2.5049">
            <text:p>2.5049</text:p>
          </table:table-cell>
          <table:table-cell office:value-type="float" office:value="2.4955">
            <text:p>2.4955</text:p>
          </table:table-cell>
          <table:table-cell office:value-type="float" office:value="2.5376">
            <text:p>2.5376</text:p>
          </table:table-cell>
          <table:table-cell office:value-type="float" office:value="2.5026">
            <text:p>2.5026</text:p>
          </table:table-cell>
          <table:table-cell office:value-type="float" office:value="2.5431">
            <text:p>2.5431</text:p>
          </table:table-cell>
          <table:table-cell office:value-type="float" office:value="2.4866">
            <text:p>2.4866</text:p>
          </table:table-cell>
          <table:table-cell office:value-type="float" office:value="2.5195">
            <text:p>2.5195</text:p>
          </table:table-cell>
          <table:table-cell office:value-type="float" office:value="2.4771">
            <text:p>2.4771</text:p>
          </table:table-cell>
          <table:table-cell office:value-type="float" office:value="2.4937">
            <text:p>2.4937</text:p>
          </table:table-cell>
          <table:table-cell office:value-type="float" office:value="2.5086">
            <text:p>2.5086</text:p>
          </table:table-cell>
          <table:table-cell office:value-type="float" office:value="2.5182">
            <text:p>2.5182</text:p>
          </table:table-cell>
          <table:table-cell office:value-type="float" office:value="2.5062">
            <text:p>2.5062</text:p>
          </table:table-cell>
          <table:table-cell office:value-type="float" office:value="2.488">
            <text:p>2.488</text:p>
          </table:table-cell>
          <table:table-cell office:value-type="float" office:value="2.5301">
            <text:p>2.5301</text:p>
          </table:table-cell>
          <table:table-cell office:value-type="float" office:value="2.4918">
            <text:p>2.4918</text:p>
          </table:table-cell>
          <table:table-cell office:value-type="float" office:value="2.5022">
            <text:p>2.5022</text:p>
          </table:table-cell>
          <table:table-cell office:value-type="float" office:value="2.5233">
            <text:p>2.5233</text:p>
          </table:table-cell>
          <table:table-cell office:value-type="float" office:value="2.4942">
            <text:p>2.4942</text:p>
          </table:table-cell>
          <table:table-cell office:value-type="float" office:value="2.4926">
            <text:p>2.4926</text:p>
          </table:table-cell>
          <table:table-cell office:value-type="float" office:value="2.5269">
            <text:p>2.5269</text:p>
          </table:table-cell>
          <table:table-cell office:value-type="float" office:value="2.5058">
            <text:p>2.5058</text:p>
          </table:table-cell>
          <table:table-cell office:value-type="float" office:value="2.5102">
            <text:p>2.5102</text:p>
          </table:table-cell>
          <table:table-cell office:value-type="float" office:value="2.5009">
            <text:p>2.5009</text:p>
          </table:table-cell>
          <table:table-cell office:value-type="float" office:value="2.4829">
            <text:p>2.4829</text:p>
          </table:table-cell>
          <table:table-cell office:value-type="float" office:value="2.5097">
            <text:p>2.5097</text:p>
          </table:table-cell>
          <table:table-cell office:value-type="float" office:value="2.4901">
            <text:p>2.4901</text:p>
          </table:table-cell>
          <table:table-cell office:value-type="float" office:value="2.5537">
            <text:p>2.5537</text:p>
          </table:table-cell>
          <table:table-cell office:value-type="float" office:value="2.5071">
            <text:p>2.5071</text:p>
          </table:table-cell>
          <table:table-cell office:value-type="float" office:value="2.4959">
            <text:p>2.4959</text:p>
          </table:table-cell>
          <table:table-cell office:value-type="float" office:value="2.5042">
            <text:p>2.5042</text:p>
          </table:table-cell>
          <table:table-cell office:value-type="float" office:value="2.512">
            <text:p>2.512</text:p>
          </table:table-cell>
          <table:table-cell office:value-type="float" office:value="2.5425">
            <text:p>2.5425</text:p>
          </table:table-cell>
          <table:table-cell office:value-type="float" office:value="2.4861">
            <text:p>2.4861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2.5054">
            <text:p>2.5054</text:p>
          </table:table-cell>
          <table:table-cell table:formula="of:=CONFIDENCE(0.01; STDEV([.$C8:.BJ8]); COUNT([.$C8:.BJ8]))" office:value-type="float" office:value="0.00778832613727298">
            <text:p>0.0077883261</text:p>
          </table:table-cell>
          <table:table-cell table:formula="of:=MEDIAN([.$C8:.BJ8])" office:value-type="float" office:value="2.501">
            <text:p>2.501</text:p>
          </table:table-cell>
          <table:table-cell/>
          <table:table-cell table:formula="of:=[.BL2]/[.BL8]" office:value-type="float" office:value="0.943371650568106">
            <text:p>0.9433716506</text:p>
          </table:table-cell>
          <table:table-cell table:formula="of:=[.BL14]/[.BL8]" office:value-type="float" office:value="0.0632513770256247">
            <text:p>0.063251377</text:p>
          </table:table-cell>
          <table:table-cell table:formula="of:=1/[.BL8]/[.$A$24]" office:value-type="float" office:value="0.000460924836558242">
            <text:p>0.0004609248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1.5945">
            <text:p>1.5945</text:p>
          </table:table-cell>
          <table:table-cell office:value-type="float" office:value="1.5876">
            <text:p>1.5876</text:p>
          </table:table-cell>
          <table:table-cell office:value-type="float" office:value="1.5924">
            <text:p>1.5924</text:p>
          </table:table-cell>
          <table:table-cell office:value-type="float" office:value="1.6025">
            <text:p>1.6025</text:p>
          </table:table-cell>
          <table:table-cell office:value-type="float" office:value="1.5846">
            <text:p>1.5846</text:p>
          </table:table-cell>
          <table:table-cell office:value-type="float" office:value="1.5531">
            <text:p>1.5531</text:p>
          </table:table-cell>
          <table:table-cell office:value-type="float" office:value="1.5841">
            <text:p>1.5841</text:p>
          </table:table-cell>
          <table:table-cell office:value-type="float" office:value="1.5743">
            <text:p>1.5743</text:p>
          </table:table-cell>
          <table:table-cell office:value-type="float" office:value="1.5797">
            <text:p>1.5797</text:p>
          </table:table-cell>
          <table:table-cell office:value-type="float" office:value="1.6076">
            <text:p>1.6076</text:p>
          </table:table-cell>
          <table:table-cell office:value-type="float" office:value="1.5694">
            <text:p>1.5694</text:p>
          </table:table-cell>
          <table:table-cell office:value-type="float" office:value="1.5904">
            <text:p>1.5904</text:p>
          </table:table-cell>
          <table:table-cell office:value-type="float" office:value="1.5643">
            <text:p>1.5643</text:p>
          </table:table-cell>
          <table:table-cell office:value-type="float" office:value="1.5876">
            <text:p>1.5876</text:p>
          </table:table-cell>
          <table:table-cell office:value-type="float" office:value="1.5856">
            <text:p>1.5856</text:p>
          </table:table-cell>
          <table:table-cell office:value-type="float" office:value="1.5737">
            <text:p>1.5737</text:p>
          </table:table-cell>
          <table:table-cell office:value-type="float" office:value="1.6004">
            <text:p>1.6004</text:p>
          </table:table-cell>
          <table:table-cell office:value-type="float" office:value="1.58">
            <text:p>1.58</text:p>
          </table:table-cell>
          <table:table-cell office:value-type="float" office:value="1.5872">
            <text:p>1.5872</text:p>
          </table:table-cell>
          <table:table-cell office:value-type="float" office:value="1.5788">
            <text:p>1.5788</text:p>
          </table:table-cell>
          <table:table-cell office:value-type="float" office:value="1.5879">
            <text:p>1.5879</text:p>
          </table:table-cell>
          <table:table-cell office:value-type="float" office:value="1.5782">
            <text:p>1.5782</text:p>
          </table:table-cell>
          <table:table-cell office:value-type="float" office:value="1.5987">
            <text:p>1.5987</text:p>
          </table:table-cell>
          <table:table-cell office:value-type="float" office:value="1.5737">
            <text:p>1.5737</text:p>
          </table:table-cell>
          <table:table-cell office:value-type="float" office:value="1.5916">
            <text:p>1.5916</text:p>
          </table:table-cell>
          <table:table-cell office:value-type="float" office:value="1.5938">
            <text:p>1.5938</text:p>
          </table:table-cell>
          <table:table-cell office:value-type="float" office:value="1.6078">
            <text:p>1.6078</text:p>
          </table:table-cell>
          <table:table-cell office:value-type="float" office:value="1.5735">
            <text:p>1.5735</text:p>
          </table:table-cell>
          <table:table-cell office:value-type="float" office:value="1.6035">
            <text:p>1.6035</text:p>
          </table:table-cell>
          <table:table-cell office:value-type="float" office:value="1.5931">
            <text:p>1.5931</text:p>
          </table:table-cell>
          <table:table-cell office:value-type="float" office:value="1.595">
            <text:p>1.595</text:p>
          </table:table-cell>
          <table:table-cell office:value-type="float" office:value="1.5685">
            <text:p>1.5685</text:p>
          </table:table-cell>
          <table:table-cell office:value-type="float" office:value="1.5901">
            <text:p>1.5901</text:p>
          </table:table-cell>
          <table:table-cell office:value-type="float" office:value="1.5837">
            <text:p>1.5837</text:p>
          </table:table-cell>
          <table:table-cell office:value-type="float" office:value="1.589">
            <text:p>1.589</text:p>
          </table:table-cell>
          <table:table-cell office:value-type="float" office:value="1.6061">
            <text:p>1.6061</text:p>
          </table:table-cell>
          <table:table-cell office:value-type="float" office:value="1.6006">
            <text:p>1.6006</text:p>
          </table:table-cell>
          <table:table-cell office:value-type="float" office:value="1.5738">
            <text:p>1.5738</text:p>
          </table:table-cell>
          <table:table-cell office:value-type="float" office:value="1.5973">
            <text:p>1.5973</text:p>
          </table:table-cell>
          <table:table-cell office:value-type="float" office:value="1.5817">
            <text:p>1.5817</text:p>
          </table:table-cell>
          <table:table-cell office:value-type="float" office:value="1.6181">
            <text:p>1.6181</text:p>
          </table:table-cell>
          <table:table-cell office:value-type="float" office:value="1.5937">
            <text:p>1.5937</text:p>
          </table:table-cell>
          <table:table-cell office:value-type="float" office:value="1.6242">
            <text:p>1.6242</text:p>
          </table:table-cell>
          <table:table-cell office:value-type="float" office:value="1.5693">
            <text:p>1.5693</text:p>
          </table:table-cell>
          <table:table-cell office:value-type="float" office:value="1.5737">
            <text:p>1.5737</text:p>
          </table:table-cell>
          <table:table-cell office:value-type="float" office:value="1.6054">
            <text:p>1.6054</text:p>
          </table:table-cell>
          <table:table-cell office:value-type="float" office:value="1.5982">
            <text:p>1.5982</text:p>
          </table:table-cell>
          <table:table-cell office:value-type="float" office:value="1.5812">
            <text:p>1.5812</text:p>
          </table:table-cell>
          <table:table-cell office:value-type="float" office:value="1.5923">
            <text:p>1.5923</text:p>
          </table:table-cell>
          <table:table-cell office:value-type="float" office:value="1.5732">
            <text:p>1.5732</text:p>
          </table:table-cell>
          <table:table-cell office:value-type="float" office:value="1.5869">
            <text:p>1.5869</text:p>
          </table:table-cell>
          <table:table-cell office:value-type="float" office:value="1.5816">
            <text:p>1.5816</text:p>
          </table:table-cell>
          <table:table-cell office:value-type="float" office:value="1.5836">
            <text:p>1.5836</text:p>
          </table:table-cell>
          <table:table-cell office:value-type="float" office:value="1.5752">
            <text:p>1.5752</text:p>
          </table:table-cell>
          <table:table-cell office:value-type="float" office:value="1.5703">
            <text:p>1.5703</text:p>
          </table:table-cell>
          <table:table-cell office:value-type="float" office:value="1.5835">
            <text:p>1.5835</text:p>
          </table:table-cell>
          <table:table-cell office:value-type="float" office:value="1.5871">
            <text:p>1.5871</text:p>
          </table:table-cell>
          <table:table-cell office:value-type="float" office:value="1.6026">
            <text:p>1.6026</text:p>
          </table:table-cell>
          <table:table-cell office:value-type="float" office:value="1.576">
            <text:p>1.576</text:p>
          </table:table-cell>
          <table:table-cell office:value-type="float" office:value="1.5986">
            <text:p>1.5986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1.587335">
            <text:p>1.587335</text:p>
          </table:table-cell>
          <table:table-cell table:formula="of:=CONFIDENCE(0.01; STDEV([.$C9:.BJ9]); COUNT([.$C9:.BJ9]))" office:value-type="float" office:value="0.00447369985059823">
            <text:p>0.0044736999</text:p>
          </table:table-cell>
          <table:table-cell table:formula="of:=MEDIAN([.$C9:.BJ9])" office:value-type="float" office:value="1.58715">
            <text:p>1.58715</text:p>
          </table:table-cell>
          <table:table-cell/>
          <table:table-cell table:formula="of:=[.BL3]/[.BL9]" office:value-type="float" office:value="0.920462074273337">
            <text:p>0.9204620743</text:p>
          </table:table-cell>
          <table:table-cell table:formula="of:=[.BL15]/[.BL9]" office:value-type="float" office:value="0.0580973770502131">
            <text:p>0.0580973771</text:p>
          </table:table-cell>
          <table:table-cell table:formula="of:=1/[.BL9]/[.$A$24]" office:value-type="float" office:value="0.000727509369800969">
            <text:p>0.0007275094</text:p>
          </table:table-cell>
          <table:table-cell table:formula="of:=[.BR9]/MIN([.$BR$2:.$BR$6];[.$BR$8:.$BR$12];[.$BR$14:.$BR$18])" office:value-type="float" office:value="1.57836877533728">
            <text:p>1.578368775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1.1014">
            <text:p>1.1014</text:p>
          </table:table-cell>
          <table:table-cell office:value-type="float" office:value="1.0872">
            <text:p>1.0872</text:p>
          </table:table-cell>
          <table:table-cell office:value-type="float" office:value="1.1064">
            <text:p>1.1064</text:p>
          </table:table-cell>
          <table:table-cell office:value-type="float" office:value="1.1329">
            <text:p>1.1329</text:p>
          </table:table-cell>
          <table:table-cell office:value-type="float" office:value="1.0934">
            <text:p>1.0934</text:p>
          </table:table-cell>
          <table:table-cell office:value-type="float" office:value="1.1126">
            <text:p>1.1126</text:p>
          </table:table-cell>
          <table:table-cell office:value-type="float" office:value="1.0706">
            <text:p>1.0706</text:p>
          </table:table-cell>
          <table:table-cell office:value-type="float" office:value="1.0695">
            <text:p>1.0695</text:p>
          </table:table-cell>
          <table:table-cell office:value-type="float" office:value="1.1077">
            <text:p>1.1077</text:p>
          </table:table-cell>
          <table:table-cell office:value-type="float" office:value="1.0997">
            <text:p>1.0997</text:p>
          </table:table-cell>
          <table:table-cell office:value-type="float" office:value="1.1091">
            <text:p>1.1091</text:p>
          </table:table-cell>
          <table:table-cell office:value-type="float" office:value="1.1372">
            <text:p>1.1372</text:p>
          </table:table-cell>
          <table:table-cell office:value-type="float" office:value="1.0723">
            <text:p>1.0723</text:p>
          </table:table-cell>
          <table:table-cell office:value-type="float" office:value="1.11">
            <text:p>1.11</text:p>
          </table:table-cell>
          <table:table-cell office:value-type="float" office:value="1.1082">
            <text:p>1.1082</text:p>
          </table:table-cell>
          <table:table-cell office:value-type="float" office:value="1.1139">
            <text:p>1.1139</text:p>
          </table:table-cell>
          <table:table-cell office:value-type="float" office:value="1.1246">
            <text:p>1.1246</text:p>
          </table:table-cell>
          <table:table-cell office:value-type="float" office:value="1.1175">
            <text:p>1.1175</text:p>
          </table:table-cell>
          <table:table-cell office:value-type="float" office:value="1.1002">
            <text:p>1.1002</text:p>
          </table:table-cell>
          <table:table-cell office:value-type="float" office:value="1.1096">
            <text:p>1.1096</text:p>
          </table:table-cell>
          <table:table-cell office:value-type="float" office:value="1.1504">
            <text:p>1.1504</text:p>
          </table:table-cell>
          <table:table-cell office:value-type="float" office:value="1.1269">
            <text:p>1.1269</text:p>
          </table:table-cell>
          <table:table-cell office:value-type="float" office:value="1.1344">
            <text:p>1.1344</text:p>
          </table:table-cell>
          <table:table-cell office:value-type="float" office:value="1.0801">
            <text:p>1.0801</text:p>
          </table:table-cell>
          <table:table-cell office:value-type="float" office:value="1.1485">
            <text:p>1.1485</text:p>
          </table:table-cell>
          <table:table-cell office:value-type="float" office:value="1.1119">
            <text:p>1.1119</text:p>
          </table:table-cell>
          <table:table-cell office:value-type="float" office:value="1.0816">
            <text:p>1.0816</text:p>
          </table:table-cell>
          <table:table-cell office:value-type="float" office:value="1.137">
            <text:p>1.137</text:p>
          </table:table-cell>
          <table:table-cell office:value-type="float" office:value="1.0983">
            <text:p>1.0983</text:p>
          </table:table-cell>
          <table:table-cell office:value-type="float" office:value="1.088">
            <text:p>1.088</text:p>
          </table:table-cell>
          <table:table-cell office:value-type="float" office:value="1.1112">
            <text:p>1.1112</text:p>
          </table:table-cell>
          <table:table-cell office:value-type="float" office:value="1.1401">
            <text:p>1.1401</text:p>
          </table:table-cell>
          <table:table-cell office:value-type="float" office:value="1.1236">
            <text:p>1.1236</text:p>
          </table:table-cell>
          <table:table-cell office:value-type="float" office:value="1.0943">
            <text:p>1.0943</text:p>
          </table:table-cell>
          <table:table-cell office:value-type="float" office:value="1.0984">
            <text:p>1.0984</text:p>
          </table:table-cell>
          <table:table-cell office:value-type="float" office:value="1.0775">
            <text:p>1.0775</text:p>
          </table:table-cell>
          <table:table-cell office:value-type="float" office:value="1.0975">
            <text:p>1.0975</text:p>
          </table:table-cell>
          <table:table-cell office:value-type="float" office:value="1.0816">
            <text:p>1.0816</text:p>
          </table:table-cell>
          <table:table-cell office:value-type="float" office:value="1.1328">
            <text:p>1.1328</text:p>
          </table:table-cell>
          <table:table-cell office:value-type="float" office:value="1.0882">
            <text:p>1.0882</text:p>
          </table:table-cell>
          <table:table-cell office:value-type="float" office:value="1.1476">
            <text:p>1.1476</text:p>
          </table:table-cell>
          <table:table-cell office:value-type="float" office:value="1.1117">
            <text:p>1.1117</text:p>
          </table:table-cell>
          <table:table-cell office:value-type="float" office:value="1.1641">
            <text:p>1.1641</text:p>
          </table:table-cell>
          <table:table-cell office:value-type="float" office:value="1.1341">
            <text:p>1.1341</text:p>
          </table:table-cell>
          <table:table-cell office:value-type="float" office:value="1.1027">
            <text:p>1.1027</text:p>
          </table:table-cell>
          <table:table-cell office:value-type="float" office:value="1.0846">
            <text:p>1.0846</text:p>
          </table:table-cell>
          <table:table-cell office:value-type="float" office:value="1.1385">
            <text:p>1.1385</text:p>
          </table:table-cell>
          <table:table-cell office:value-type="float" office:value="1.1116">
            <text:p>1.1116</text:p>
          </table:table-cell>
          <table:table-cell office:value-type="float" office:value="1.1298">
            <text:p>1.1298</text:p>
          </table:table-cell>
          <table:table-cell office:value-type="float" office:value="1.0897">
            <text:p>1.0897</text:p>
          </table:table-cell>
          <table:table-cell office:value-type="float" office:value="1.116">
            <text:p>1.116</text:p>
          </table:table-cell>
          <table:table-cell office:value-type="float" office:value="1.1214">
            <text:p>1.1214</text:p>
          </table:table-cell>
          <table:table-cell office:value-type="float" office:value="1.0858">
            <text:p>1.0858</text:p>
          </table:table-cell>
          <table:table-cell office:value-type="float" office:value="1.1227">
            <text:p>1.1227</text:p>
          </table:table-cell>
          <table:table-cell office:value-type="float" office:value="1.1144">
            <text:p>1.1144</text:p>
          </table:table-cell>
          <table:table-cell office:value-type="float" office:value="1.1404">
            <text:p>1.1404</text:p>
          </table:table-cell>
          <table:table-cell office:value-type="float" office:value="1.1074">
            <text:p>1.1074</text:p>
          </table:table-cell>
          <table:table-cell office:value-type="float" office:value="1.1157">
            <text:p>1.1157</text:p>
          </table:table-cell>
          <table:table-cell office:value-type="float" office:value="1.1285">
            <text:p>1.1285</text:p>
          </table:table-cell>
          <table:table-cell office:value-type="float" office:value="1.1028">
            <text:p>1.1028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1.11093">
            <text:p>1.11093</text:p>
          </table:table-cell>
          <table:table-cell table:formula="of:=CONFIDENCE(0.01; STDEV([.$C10:.BJ10]); COUNT([.$C10:.BJ10]))" office:value-type="float" office:value="0.00728040441467902">
            <text:p>0.0072804044</text:p>
          </table:table-cell>
          <table:table-cell table:formula="of:=MEDIAN([.$C10:.BJ10])" office:value-type="float" office:value="1.1106">
            <text:p>1.1106</text:p>
          </table:table-cell>
          <table:table-cell/>
          <table:table-cell table:formula="of:=[.BL4]/[.BL10]" office:value-type="float" office:value="1.10930931741874">
            <text:p>1.1093093174</text:p>
          </table:table-cell>
          <table:table-cell table:formula="of:=[.BL16]/[.BL10]" office:value-type="float" office:value="0.0470056619228934">
            <text:p>0.0470056619</text:p>
          </table:table-cell>
          <table:table-cell table:formula="of:=1/[.BL10]/[.$A$24]" office:value-type="float" office:value="0.00103949041389918">
            <text:p>0.0010394904</text:p>
          </table:table-cell>
          <table:table-cell table:formula="of:=[.BR10]/MIN([.$BR$2:.$BR$6];[.$BR$8:.$BR$12];[.$BR$14:.$BR$18])" office:value-type="float" office:value="2.25522760209914">
            <text:p>2.2552276021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0.9642">
            <text:p>0.9642</text:p>
          </table:table-cell>
          <table:table-cell office:value-type="float" office:value="0.9816">
            <text:p>0.9816</text:p>
          </table:table-cell>
          <table:table-cell office:value-type="float" office:value="0.9407">
            <text:p>0.9407</text:p>
          </table:table-cell>
          <table:table-cell office:value-type="float" office:value="0.9518">
            <text:p>0.9518</text:p>
          </table:table-cell>
          <table:table-cell office:value-type="float" office:value="0.9538">
            <text:p>0.9538</text:p>
          </table:table-cell>
          <table:table-cell office:value-type="float" office:value="0.9589">
            <text:p>0.9589</text:p>
          </table:table-cell>
          <table:table-cell office:value-type="float" office:value="0.9671">
            <text:p>0.9671</text:p>
          </table:table-cell>
          <table:table-cell office:value-type="float" office:value="0.9391">
            <text:p>0.9391</text:p>
          </table:table-cell>
          <table:table-cell office:value-type="float" office:value="0.9626">
            <text:p>0.9626</text:p>
          </table:table-cell>
          <table:table-cell office:value-type="float" office:value="0.9754">
            <text:p>0.9754</text:p>
          </table:table-cell>
          <table:table-cell office:value-type="float" office:value="0.9505">
            <text:p>0.9505</text:p>
          </table:table-cell>
          <table:table-cell office:value-type="float" office:value="0.9475">
            <text:p>0.9475</text:p>
          </table:table-cell>
          <table:table-cell office:value-type="float" office:value="0.952">
            <text:p>0.952</text:p>
          </table:table-cell>
          <table:table-cell office:value-type="float" office:value="0.9628">
            <text:p>0.9628</text:p>
          </table:table-cell>
          <table:table-cell office:value-type="float" office:value="0.9705">
            <text:p>0.9705</text:p>
          </table:table-cell>
          <table:table-cell office:value-type="float" office:value="0.9558">
            <text:p>0.9558</text:p>
          </table:table-cell>
          <table:table-cell office:value-type="float" office:value="0.9437">
            <text:p>0.9437</text:p>
          </table:table-cell>
          <table:table-cell office:value-type="float" office:value="1.0129">
            <text:p>1.0129</text:p>
          </table:table-cell>
          <table:table-cell office:value-type="float" office:value="0.9587">
            <text:p>0.9587</text:p>
          </table:table-cell>
          <table:table-cell office:value-type="float" office:value="0.9665">
            <text:p>0.9665</text:p>
          </table:table-cell>
          <table:table-cell office:value-type="float" office:value="0.9585">
            <text:p>0.9585</text:p>
          </table:table-cell>
          <table:table-cell office:value-type="float" office:value="0.9535">
            <text:p>0.9535</text:p>
          </table:table-cell>
          <table:table-cell office:value-type="float" office:value="0.9884">
            <text:p>0.9884</text:p>
          </table:table-cell>
          <table:table-cell office:value-type="float" office:value="0.9406">
            <text:p>0.9406</text:p>
          </table:table-cell>
          <table:table-cell office:value-type="float" office:value="0.9576">
            <text:p>0.9576</text:p>
          </table:table-cell>
          <table:table-cell office:value-type="float" office:value="0.9653">
            <text:p>0.9653</text:p>
          </table:table-cell>
          <table:table-cell office:value-type="float" office:value="0.9563">
            <text:p>0.9563</text:p>
          </table:table-cell>
          <table:table-cell office:value-type="float" office:value="0.9653">
            <text:p>0.9653</text:p>
          </table:table-cell>
          <table:table-cell office:value-type="float" office:value="0.9365">
            <text:p>0.9365</text:p>
          </table:table-cell>
          <table:table-cell office:value-type="float" office:value="0.9624">
            <text:p>0.9624</text:p>
          </table:table-cell>
          <table:table-cell office:value-type="float" office:value="0.9552">
            <text:p>0.9552</text:p>
          </table:table-cell>
          <table:table-cell office:value-type="float" office:value="0.9796">
            <text:p>0.9796</text:p>
          </table:table-cell>
          <table:table-cell office:value-type="float" office:value="0.9576">
            <text:p>0.9576</text:p>
          </table:table-cell>
          <table:table-cell office:value-type="float" office:value="0.9953">
            <text:p>0.9953</text:p>
          </table:table-cell>
          <table:table-cell office:value-type="float" office:value="0.968">
            <text:p>0.968</text:p>
          </table:table-cell>
          <table:table-cell office:value-type="float" office:value="0.9707">
            <text:p>0.9707</text:p>
          </table:table-cell>
          <table:table-cell office:value-type="float" office:value="0.9641">
            <text:p>0.9641</text:p>
          </table:table-cell>
          <table:table-cell office:value-type="float" office:value="0.9699">
            <text:p>0.9699</text:p>
          </table:table-cell>
          <table:table-cell office:value-type="float" office:value="0.9594">
            <text:p>0.9594</text:p>
          </table:table-cell>
          <table:table-cell office:value-type="float" office:value="0.9615">
            <text:p>0.9615</text:p>
          </table:table-cell>
          <table:table-cell office:value-type="float" office:value="0.9478">
            <text:p>0.9478</text:p>
          </table:table-cell>
          <table:table-cell office:value-type="float" office:value="1.0164">
            <text:p>1.0164</text:p>
          </table:table-cell>
          <table:table-cell office:value-type="float" office:value="0.9531">
            <text:p>0.9531</text:p>
          </table:table-cell>
          <table:table-cell office:value-type="float" office:value="0.9782">
            <text:p>0.9782</text:p>
          </table:table-cell>
          <table:table-cell office:value-type="float" office:value="0.9736">
            <text:p>0.9736</text:p>
          </table:table-cell>
          <table:table-cell office:value-type="float" office:value="0.9641">
            <text:p>0.9641</text:p>
          </table:table-cell>
          <table:table-cell office:value-type="float" office:value="0.9725">
            <text:p>0.9725</text:p>
          </table:table-cell>
          <table:table-cell office:value-type="float" office:value="0.9456">
            <text:p>0.9456</text:p>
          </table:table-cell>
          <table:table-cell office:value-type="float" office:value="0.9346">
            <text:p>0.9346</text:p>
          </table:table-cell>
          <table:table-cell office:value-type="float" office:value="0.9942">
            <text:p>0.9942</text:p>
          </table:table-cell>
          <table:table-cell office:value-type="float" office:value="0.9314">
            <text:p>0.9314</text:p>
          </table:table-cell>
          <table:table-cell office:value-type="float" office:value="0.9376">
            <text:p>0.9376</text:p>
          </table:table-cell>
          <table:table-cell office:value-type="float" office:value="0.9346">
            <text:p>0.9346</text:p>
          </table:table-cell>
          <table:table-cell office:value-type="float" office:value="0.9371">
            <text:p>0.9371</text:p>
          </table:table-cell>
          <table:table-cell office:value-type="float" office:value="0.9379">
            <text:p>0.9379</text:p>
          </table:table-cell>
          <table:table-cell office:value-type="float" office:value="0.946">
            <text:p>0.946</text:p>
          </table:table-cell>
          <table:table-cell office:value-type="float" office:value="0.9368">
            <text:p>0.9368</text:p>
          </table:table-cell>
          <table:table-cell office:value-type="float" office:value="0.9765">
            <text:p>0.9765</text:p>
          </table:table-cell>
          <table:table-cell office:value-type="float" office:value="0.9449">
            <text:p>0.9449</text:p>
          </table:table-cell>
          <table:table-cell office:value-type="float" office:value="0.9402">
            <text:p>0.9402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0.959748333333333">
            <text:p>0.9597483333</text:p>
          </table:table-cell>
          <table:table-cell table:formula="of:=CONFIDENCE(0.01; STDEV([.$C11:.BJ11]); COUNT([.$C11:.BJ11]))" office:value-type="float" office:value="0.00608479791527289">
            <text:p>0.0060847979</text:p>
          </table:table-cell>
          <table:table-cell table:formula="of:=MEDIAN([.$C11:.BJ11])" office:value-type="float" office:value="0.9586">
            <text:p>0.9586</text:p>
          </table:table-cell>
          <table:table-cell/>
          <table:table-cell table:formula="of:=[.BL5]/[.BL11]" office:value-type="float" office:value="1.53392990176244">
            <text:p>1.5339299018</text:p>
          </table:table-cell>
          <table:table-cell table:formula="of:=[.BL17]/[.BL11]" office:value-type="float" office:value="0.0748529562437375">
            <text:p>0.0748529562</text:p>
          </table:table-cell>
          <table:table-cell table:formula="of:=1/[.BL11]/[.$A$24]" office:value-type="float" office:value="0.00120323322834252">
            <text:p>0.0012032332</text:p>
          </table:table-cell>
          <table:table-cell table:formula="of:=[.BR11]/MIN([.$BR$2:.$BR$6];[.$BR$8:.$BR$12];[.$BR$14:.$BR$18])" office:value-type="float" office:value="2.61047601020406">
            <text:p>2.6104760102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1.0608">
            <text:p>1.0608</text:p>
          </table:table-cell>
          <table:table-cell office:value-type="float" office:value="1.152">
            <text:p>1.152</text:p>
          </table:table-cell>
          <table:table-cell office:value-type="float" office:value="1.0596">
            <text:p>1.0596</text:p>
          </table:table-cell>
          <table:table-cell office:value-type="float" office:value="1.0858">
            <text:p>1.0858</text:p>
          </table:table-cell>
          <table:table-cell office:value-type="float" office:value="1.0562">
            <text:p>1.0562</text:p>
          </table:table-cell>
          <table:table-cell office:value-type="float" office:value="1.0794">
            <text:p>1.0794</text:p>
          </table:table-cell>
          <table:table-cell office:value-type="float" office:value="1.0729">
            <text:p>1.0729</text:p>
          </table:table-cell>
          <table:table-cell office:value-type="float" office:value="1.0338">
            <text:p>1.0338</text:p>
          </table:table-cell>
          <table:table-cell office:value-type="float" office:value="1.0622">
            <text:p>1.0622</text:p>
          </table:table-cell>
          <table:table-cell office:value-type="float" office:value="1.0626">
            <text:p>1.0626</text:p>
          </table:table-cell>
          <table:table-cell office:value-type="float" office:value="1.0517">
            <text:p>1.0517</text:p>
          </table:table-cell>
          <table:table-cell office:value-type="float" office:value="1.0976">
            <text:p>1.0976</text:p>
          </table:table-cell>
          <table:table-cell office:value-type="float" office:value="1.0706">
            <text:p>1.0706</text:p>
          </table:table-cell>
          <table:table-cell office:value-type="float" office:value="1.0812">
            <text:p>1.0812</text:p>
          </table:table-cell>
          <table:table-cell office:value-type="float" office:value="1.0702">
            <text:p>1.0702</text:p>
          </table:table-cell>
          <table:table-cell office:value-type="float" office:value="1.0625">
            <text:p>1.0625</text:p>
          </table:table-cell>
          <table:table-cell office:value-type="float" office:value="1.0605">
            <text:p>1.0605</text:p>
          </table:table-cell>
          <table:table-cell office:value-type="float" office:value="1.081">
            <text:p>1.081</text:p>
          </table:table-cell>
          <table:table-cell office:value-type="float" office:value="1.0524">
            <text:p>1.0524</text:p>
          </table:table-cell>
          <table:table-cell office:value-type="float" office:value="1.0865">
            <text:p>1.0865</text:p>
          </table:table-cell>
          <table:table-cell office:value-type="float" office:value="1.053">
            <text:p>1.053</text:p>
          </table:table-cell>
          <table:table-cell office:value-type="float" office:value="1.0555">
            <text:p>1.0555</text:p>
          </table:table-cell>
          <table:table-cell table:number-columns-repeated="2" office:value-type="float" office:value="1.0624">
            <text:p>1.0624</text:p>
          </table:table-cell>
          <table:table-cell office:value-type="float" office:value="1.0749">
            <text:p>1.0749</text:p>
          </table:table-cell>
          <table:table-cell office:value-type="float" office:value="1.0558">
            <text:p>1.0558</text:p>
          </table:table-cell>
          <table:table-cell office:value-type="float" office:value="1.0543">
            <text:p>1.0543</text:p>
          </table:table-cell>
          <table:table-cell office:value-type="float" office:value="1.0337">
            <text:p>1.0337</text:p>
          </table:table-cell>
          <table:table-cell office:value-type="float" office:value="1.0533">
            <text:p>1.0533</text:p>
          </table:table-cell>
          <table:table-cell office:value-type="float" office:value="1.1129">
            <text:p>1.1129</text:p>
          </table:table-cell>
          <table:table-cell office:value-type="float" office:value="1.1145">
            <text:p>1.1145</text:p>
          </table:table-cell>
          <table:table-cell office:value-type="float" office:value="1.0451">
            <text:p>1.0451</text:p>
          </table:table-cell>
          <table:table-cell office:value-type="float" office:value="1.0459">
            <text:p>1.0459</text:p>
          </table:table-cell>
          <table:table-cell office:value-type="float" office:value="1.0464">
            <text:p>1.0464</text:p>
          </table:table-cell>
          <table:table-cell office:value-type="float" office:value="1.0557">
            <text:p>1.0557</text:p>
          </table:table-cell>
          <table:table-cell office:value-type="float" office:value="1.0514">
            <text:p>1.0514</text:p>
          </table:table-cell>
          <table:table-cell office:value-type="float" office:value="1.073">
            <text:p>1.073</text:p>
          </table:table-cell>
          <table:table-cell office:value-type="float" office:value="1.0699">
            <text:p>1.0699</text:p>
          </table:table-cell>
          <table:table-cell office:value-type="float" office:value="1.0727">
            <text:p>1.0727</text:p>
          </table:table-cell>
          <table:table-cell office:value-type="float" office:value="1.0732">
            <text:p>1.0732</text:p>
          </table:table-cell>
          <table:table-cell office:value-type="float" office:value="1.0587">
            <text:p>1.0587</text:p>
          </table:table-cell>
          <table:table-cell office:value-type="float" office:value="1.0847">
            <text:p>1.0847</text:p>
          </table:table-cell>
          <table:table-cell office:value-type="float" office:value="1.0506">
            <text:p>1.0506</text:p>
          </table:table-cell>
          <table:table-cell office:value-type="float" office:value="1.0566">
            <text:p>1.0566</text:p>
          </table:table-cell>
          <table:table-cell office:value-type="float" office:value="1.0522">
            <text:p>1.0522</text:p>
          </table:table-cell>
          <table:table-cell office:value-type="float" office:value="1.0515">
            <text:p>1.0515</text:p>
          </table:table-cell>
          <table:table-cell office:value-type="float" office:value="1.0685">
            <text:p>1.0685</text:p>
          </table:table-cell>
          <table:table-cell office:value-type="float" office:value="1.0549">
            <text:p>1.0549</text:p>
          </table:table-cell>
          <table:table-cell office:value-type="float" office:value="1.0468">
            <text:p>1.0468</text:p>
          </table:table-cell>
          <table:table-cell office:value-type="float" office:value="1.0519">
            <text:p>1.0519</text:p>
          </table:table-cell>
          <table:table-cell office:value-type="float" office:value="1.0653">
            <text:p>1.0653</text:p>
          </table:table-cell>
          <table:table-cell office:value-type="float" office:value="1.0247">
            <text:p>1.0247</text:p>
          </table:table-cell>
          <table:table-cell office:value-type="float" office:value="1.0681">
            <text:p>1.0681</text:p>
          </table:table-cell>
          <table:table-cell office:value-type="float" office:value="1.0455">
            <text:p>1.0455</text:p>
          </table:table-cell>
          <table:table-cell office:value-type="float" office:value="1.0373">
            <text:p>1.0373</text:p>
          </table:table-cell>
          <table:table-cell office:value-type="float" office:value="1.0411">
            <text:p>1.0411</text:p>
          </table:table-cell>
          <table:table-cell office:value-type="float" office:value="1.0821">
            <text:p>1.0821</text:p>
          </table:table-cell>
          <table:table-cell office:value-type="float" office:value="1.0574">
            <text:p>1.0574</text:p>
          </table:table-cell>
          <table:table-cell office:value-type="float" office:value="1.066">
            <text:p>1.066</text:p>
          </table:table-cell>
          <table:table-cell office:value-type="float" office:value="1.0279">
            <text:p>1.0279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1.06328833333333">
            <text:p>1.0632883333</text:p>
          </table:table-cell>
          <table:table-cell table:formula="of:=CONFIDENCE(0.01; STDEV([.$C12:.BJ12]); COUNT([.$C12:.BJ12]))" office:value-type="float" office:value="0.00703675347031209">
            <text:p>0.0070367535</text:p>
          </table:table-cell>
          <table:table-cell table:formula="of:=MEDIAN([.$C12:.BJ12])" office:value-type="float" office:value="1.06005">
            <text:p>1.06005</text:p>
          </table:table-cell>
          <table:table-cell/>
          <table:table-cell table:formula="of:=[.BL6]/[.BL12]" office:value-type="float" office:value="0.976774879187677">
            <text:p>0.9767748792</text:p>
          </table:table-cell>
          <table:table-cell table:formula="of:=[.BL18]/[.BL12]" office:value-type="float" office:value="0.0500146557926433">
            <text:p>0.0500146558</text:p>
          </table:table-cell>
          <table:table-cell table:formula="of:=1/[.BL12]/[.$A$24]" office:value-type="float" office:value="0.00108606579166801">
            <text:p>0.0010860658</text:p>
          </table:table-cell>
          <table:table-cell table:formula="of:=[.BR12]/MIN([.$BR$2:.$BR$6];[.$BR$8:.$BR$12];[.$BR$14:.$BR$18])" office:value-type="float" office:value="2.35627526556766">
            <text:p>2.3562752656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1639">
            <text:p>0.1639</text:p>
          </table:table-cell>
          <table:table-cell office:value-type="float" office:value="0.1616">
            <text:p>0.1616</text:p>
          </table:table-cell>
          <table:table-cell office:value-type="float" office:value="0.1714">
            <text:p>0.1714</text:p>
          </table:table-cell>
          <table:table-cell office:value-type="float" office:value="0.1611">
            <text:p>0.1611</text:p>
          </table:table-cell>
          <table:table-cell office:value-type="float" office:value="0.128">
            <text:p>0.128</text:p>
          </table:table-cell>
          <table:table-cell office:value-type="float" office:value="0.171">
            <text:p>0.171</text:p>
          </table:table-cell>
          <table:table-cell office:value-type="float" office:value="0.1706">
            <text:p>0.1706</text:p>
          </table:table-cell>
          <table:table-cell office:value-type="float" office:value="0.123">
            <text:p>0.123</text:p>
          </table:table-cell>
          <table:table-cell office:value-type="float" office:value="0.1688">
            <text:p>0.1688</text:p>
          </table:table-cell>
          <table:table-cell office:value-type="float" office:value="0.1653">
            <text:p>0.1653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0.15847">
            <text:p>0.15847</text:p>
          </table:table-cell>
          <table:table-cell table:formula="of:=CONFIDENCE(0.01; STDEV([.$BA14:.BJ14]); COUNT([.$BA14:.BJ14]))" office:value-type="float" office:value="0.0145138603795692">
            <text:p>0.0145138604</text:p>
          </table:table-cell>
          <table:table-cell table:formula="of:=MEDIAN([.$BA14:.BJ14])" office:value-type="float" office:value="0.1646">
            <text:p>0.1646</text:p>
          </table:table-cell>
          <table:table-cell table:formula="of:=[.BN8]/[.BN14]" office:value-type="float" office:value="15.1944106925881">
            <text:p>15.1944106926</text:p>
          </table:table-cell>
          <table:table-cell table:formula="of:=[.BL2]/[.BL14]" office:value-type="float" office:value="14.9146420983993">
            <text:p>14.9146420984</text:p>
          </table:table-cell>
          <table:table-cell/>
          <table:table-cell table:formula="of:=1/[.BL14]/[.$A$23]" office:value-type="float" office:value="0.00339234728632651">
            <text:p>0.0033923473</text:p>
          </table:table-cell>
          <table:table-cell table:formula="of:=[.BR14]/MIN([.$BR$2:.$BR$6];[.$BR$8:.$BR$12];[.$BR$14:.$BR$18])" office:value-type="float" office:value="7.35987088840211">
            <text:p>7.3598708884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945">
            <text:p>0.0945</text:p>
          </table:table-cell>
          <table:table-cell office:value-type="float" office:value="0.0723">
            <text:p>0.0723</text:p>
          </table:table-cell>
          <table:table-cell office:value-type="float" office:value="0.0738">
            <text:p>0.0738</text:p>
          </table:table-cell>
          <table:table-cell office:value-type="float" office:value="0.0715">
            <text:p>0.0715</text:p>
          </table:table-cell>
          <table:table-cell office:value-type="float" office:value="0.0973">
            <text:p>0.0973</text:p>
          </table:table-cell>
          <table:table-cell office:value-type="float" office:value="0.0939">
            <text:p>0.0939</text:p>
          </table:table-cell>
          <table:table-cell office:value-type="float" office:value="0.1294">
            <text:p>0.1294</text:p>
          </table:table-cell>
          <table:table-cell office:value-type="float" office:value="0.0781">
            <text:p>0.0781</text:p>
          </table:table-cell>
          <table:table-cell office:value-type="float" office:value="0.0769">
            <text:p>0.0769</text:p>
          </table:table-cell>
          <table:table-cell office:value-type="float" office:value="0.1345">
            <text:p>0.1345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0.09222">
            <text:p>0.09222</text:p>
          </table:table-cell>
          <table:table-cell table:formula="of:=CONFIDENCE(0.01; STDEV([.$BA15:.BJ15]); COUNT([.$BA15:.BJ15]))" office:value-type="float" office:value="0.0188176157440506">
            <text:p>0.0188176157</text:p>
          </table:table-cell>
          <table:table-cell table:formula="of:=MEDIAN([.$BA15:.BJ15])" office:value-type="float" office:value="0.086">
            <text:p>0.086</text:p>
          </table:table-cell>
          <table:table-cell table:formula="of:=[.BN9]/[.BN15]" office:value-type="float" office:value="18.4552325581395">
            <text:p>18.4552325581</text:p>
          </table:table-cell>
          <table:table-cell table:formula="of:=[.BL3]/[.BL15]" office:value-type="float" office:value="15.8434359864093">
            <text:p>15.8434359864</text:p>
          </table:table-cell>
          <table:table-cell/>
          <table:table-cell table:formula="of:=1/[.BL15]/[.$A$23]" office:value-type="float" office:value="0.00582937838282544">
            <text:p>0.0058293784</text:p>
          </table:table-cell>
          <table:table-cell table:formula="of:=[.BR15]/MIN([.$BR$2:.$BR$6];[.$BR$8:.$BR$12];[.$BR$14:.$BR$18])" office:value-type="float" office:value="12.6471344576565">
            <text:p>12.6471344577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558">
            <text:p>0.0558</text:p>
          </table:table-cell>
          <table:table-cell office:value-type="float" office:value="0.0539">
            <text:p>0.0539</text:p>
          </table:table-cell>
          <table:table-cell office:value-type="float" office:value="0.0589">
            <text:p>0.0589</text:p>
          </table:table-cell>
          <table:table-cell office:value-type="float" office:value="0.0518">
            <text:p>0.0518</text:p>
          </table:table-cell>
          <table:table-cell office:value-type="float" office:value="0.0471">
            <text:p>0.0471</text:p>
          </table:table-cell>
          <table:table-cell office:value-type="float" office:value="0.0527">
            <text:p>0.0527</text:p>
          </table:table-cell>
          <table:table-cell office:value-type="float" office:value="0.0468">
            <text:p>0.0468</text:p>
          </table:table-cell>
          <table:table-cell office:value-type="float" office:value="0.0529">
            <text:p>0.0529</text:p>
          </table:table-cell>
          <table:table-cell office:value-type="float" office:value="0.0537">
            <text:p>0.0537</text:p>
          </table:table-cell>
          <table:table-cell office:value-type="float" office:value="0.0486">
            <text:p>0.0486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0.05222">
            <text:p>0.05222</text:p>
          </table:table-cell>
          <table:table-cell table:formula="of:=CONFIDENCE(0.01; STDEV([.$BA16:.BJ16]); COUNT([.$BA16:.BJ16]))" office:value-type="float" office:value="0.00311967325511363">
            <text:p>0.0031196733</text:p>
          </table:table-cell>
          <table:table-cell table:formula="of:=MEDIAN([.$BA16:.BJ16])" office:value-type="float" office:value="0.0528">
            <text:p>0.0528</text:p>
          </table:table-cell>
          <table:table-cell table:formula="of:=[.BN10]/[.BN16]" office:value-type="float" office:value="21.0340909090909">
            <text:p>21.0340909091</text:p>
          </table:table-cell>
          <table:table-cell table:formula="of:=[.BL4]/[.BL16]" office:value-type="float" office:value="23.5994829567216">
            <text:p>23.5994829567</text:p>
          </table:table-cell>
          <table:table-cell/>
          <table:table-cell table:formula="of:=1/[.BL16]/[.$A$23]" office:value-type="float" office:value="0.0102946241758744">
            <text:p>0.0102946242</text:p>
          </table:table-cell>
          <table:table-cell table:formula="of:=[.BR16]/MIN([.$BR$2:.$BR$6];[.$BR$8:.$BR$12];[.$BR$14:.$BR$18])" office:value-type="float" office:value="22.3347135136936">
            <text:p>22.3347135137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593">
            <text:p>0.0593</text:p>
          </table:table-cell>
          <table:table-cell office:value-type="float" office:value="0.0616">
            <text:p>0.0616</text:p>
          </table:table-cell>
          <table:table-cell office:value-type="float" office:value="0.0601">
            <text:p>0.0601</text:p>
          </table:table-cell>
          <table:table-cell office:value-type="float" office:value="0.0993">
            <text:p>0.0993</text:p>
          </table:table-cell>
          <table:table-cell office:value-type="float" office:value="0.0593">
            <text:p>0.0593</text:p>
          </table:table-cell>
          <table:table-cell office:value-type="float" office:value="0.0614">
            <text:p>0.0614</text:p>
          </table:table-cell>
          <table:table-cell office:value-type="float" office:value="0.061">
            <text:p>0.061</text:p>
          </table:table-cell>
          <table:table-cell office:value-type="float" office:value="0.1002">
            <text:p>0.1002</text:p>
          </table:table-cell>
          <table:table-cell office:value-type="float" office:value="0.0977">
            <text:p>0.0977</text:p>
          </table:table-cell>
          <table:table-cell office:value-type="float" office:value="0.0585">
            <text:p>0.0585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0.07184">
            <text:p>0.07184</text:p>
          </table:table-cell>
          <table:table-cell table:formula="of:=CONFIDENCE(0.01; STDEV([.$BA17:.BJ17]); COUNT([.$BA17:.BJ17]))" office:value-type="float" office:value="0.0153321934464688">
            <text:p>0.0153321934</text:p>
          </table:table-cell>
          <table:table-cell table:formula="of:=MEDIAN([.$BA17:.BJ17])" office:value-type="float" office:value="0.0612">
            <text:p>0.0612</text:p>
          </table:table-cell>
          <table:table-cell table:formula="of:=[.BN11]/[.BN17]" office:value-type="float" office:value="15.6633986928105">
            <text:p>15.6633986928</text:p>
          </table:table-cell>
          <table:table-cell table:formula="of:=[.BL5]/[.BL17]" office:value-type="float" office:value="20.492576095026">
            <text:p>20.492576095</text:p>
          </table:table-cell>
          <table:table-cell/>
          <table:table-cell table:formula="of:=1/[.BL17]/[.$A$23]" office:value-type="float" office:value="0.0074830912369733">
            <text:p>0.0074830912</text:p>
          </table:table-cell>
          <table:table-cell table:formula="of:=[.BR17]/MIN([.$BR$2:.$BR$6];[.$BR$8:.$BR$12];[.$BR$14:.$BR$18])" office:value-type="float" office:value="16.2349490490685">
            <text:p>16.2349490491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527">
            <text:p>0.0527</text:p>
          </table:table-cell>
          <table:table-cell office:value-type="float" office:value="0.0543">
            <text:p>0.0543</text:p>
          </table:table-cell>
          <table:table-cell office:value-type="float" office:value="0.0533">
            <text:p>0.0533</text:p>
          </table:table-cell>
          <table:table-cell office:value-type="float" office:value="0.0521">
            <text:p>0.0521</text:p>
          </table:table-cell>
          <table:table-cell table:number-columns-repeated="2" office:value-type="float" office:value="0.0529">
            <text:p>0.0529</text:p>
          </table:table-cell>
          <table:table-cell office:value-type="float" office:value="0.0535">
            <text:p>0.0535</text:p>
          </table:table-cell>
          <table:table-cell office:value-type="float" office:value="0.0537">
            <text:p>0.0537</text:p>
          </table:table-cell>
          <table:table-cell office:value-type="float" office:value="0.0536">
            <text:p>0.0536</text:p>
          </table:table-cell>
          <table:table-cell office:value-type="float" office:value="0.0528">
            <text:p>0.0528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0.05318">
            <text:p>0.05318</text:p>
          </table:table-cell>
          <table:table-cell table:formula="of:=CONFIDENCE(0.01; STDEV([.$BA18:.BJ18]); COUNT([.$BA18:.BJ18]))" office:value-type="float" office:value="0.000509120117339607">
            <text:p>0.0005091201</text:p>
          </table:table-cell>
          <table:table-cell table:formula="of:=MEDIAN([.$BA18:.BJ18])" office:value-type="float" office:value="0.0531">
            <text:p>0.0531</text:p>
          </table:table-cell>
          <table:table-cell table:formula="of:=[.BN12]/[.BN18]" office:value-type="float" office:value="19.9632768361582">
            <text:p>19.9632768362</text:p>
          </table:table-cell>
          <table:table-cell table:formula="of:=[.BL6]/[.BL18]" office:value-type="float" office:value="19.5297730976558">
            <text:p>19.5297730977</text:p>
          </table:table-cell>
          <table:table-cell/>
          <table:table-cell table:formula="of:=1/[.BL18]/[.$A$23]" office:value-type="float" office:value="0.0101087866578443">
            <text:p>0.0101087867</text:p>
          </table:table-cell>
          <table:table-cell table:formula="of:=[.BR18]/MIN([.$BR$2:.$BR$6];[.$BR$8:.$BR$12];[.$BR$14:.$BR$18])" office:value-type="float" office:value="21.9315295164551">
            <text:p>21.9315295165</text:p>
          </table:table-cell>
        </table:table-row>
        <table:table-row table:style-name="ro2" table:number-rows-repeated="2">
          <table:table-cell table:number-columns-repeated="71"/>
        </table:table-row>
        <table:table-row table:style-name="ro2">
          <table:table-cell table:number-columns-repeated="67"/>
          <table:table-cell office:value-type="string">
            <text:p>Max Speedup vs. x86</text:p>
          </table:table-cell>
          <table:table-cell table:formula="of:=MAX([.BP22:.BP26])" office:value-type="float" office:value="0.0748529562437375">
            <text:p>0.0748529562</text:p>
          </table:table-cell>
          <table:table-cell office:value-type="string">
            <text:p>Times faster than ARM for price</text:p>
          </table:table-cell>
          <table:table-cell table:formula="of:=1/[.BQ21]/([.A23]/[.A24])" office:value-type="float" office:value="6.21915274670516">
            <text:p>6.2191527467</text:p>
          </table:table-cell>
        </table:table-row>
        <table:table-row table:style-name="ro2">
          <table:table-cell table:number-columns-repeated="67"/>
          <table:table-cell table:formula="of:=MAX([.BQ2];[.BQ8])" office:value-type="float" office:value="0.067048206279608">
            <text:p>0.0670482063</text:p>
          </table:table-cell>
          <table:table-cell table:number-columns-repeated="3"/>
        </table:table-row>
        <table:table-row table:style-name="ro2">
          <table:table-cell table:style-name="ce1" office:value-type="currency" office:currency="USD" office:value="1860.17">
            <text:p>$1,860.17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22.3347135136936">
            <text:p>22.3347135137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8.55580109772689">
            <text:p>8.5558010977</text:p>
          </table:table-cell>
          <table:table-cell table:number-columns-repeated="11"/>
          <table:table-cell table:formula="of:=MAX([.BQ3];[.BQ9])" office:value-type="float" office:value="0.0631176217619595">
            <text:p>0.0631176218</text:p>
          </table:table-cell>
          <table:table-cell/>
          <table:table-cell office:value-type="string">
            <text:p>Times faster than ARM</text:p>
          </table:table-cell>
          <table:table-cell table:formula="of:=1/[.BQ21]" office:value-type="float" office:value="13.3595257980698">
            <text:p>13.3595257981</text:p>
          </table:table-cell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2.61047601020406">
            <text:p>2.6104760102</text:p>
          </table:table-cell>
          <table:table-cell table:number-columns-repeated="13"/>
          <table:table-cell table:formula="of:=MAX([.BQ4];[.BQ10])" office:value-type="float" office:value="0.0470056619228934">
            <text:p>0.0470056619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5];[.BQ11])" office:value-type="float" office:value="0.0748529562437375">
            <text:p>0.0748529562</text:p>
          </table:table-cell>
          <table:table-cell table:number-columns-repeated="3"/>
        </table:table-row>
        <table:table-row table:style-name="ro2">
          <table:table-cell table:number-columns-repeated="67"/>
          <table:table-cell table:formula="of:=MAX([.BQ6];[.BQ12])" office:value-type="float" office:value="0.0512038719036646">
            <text:p>0.0512038719</text:p>
          </table:table-cell>
          <table:table-cell table:number-columns-repeated="3"/>
        </table:table-row>
      </table:table>
      <table:table table:name="Costperf Summary" table:style-name="ta1">
        <table:shapes>
          <draw:frame draw:z-index="0" draw:style-name="gr1" svg:width="12in" svg:height="8in" svg:x="4.8583in" svg:y="0.476in">
            <draw:object draw:notify-on-update-of-ranges="disksim.BA23:disksim.BA24 'Costperf Summary'.A7:'Costperf Summary'.A7 disksim.BB23:disksim.BB24 'Costperf Summary'.A8:'Costperf Summary'.A8 raid.BB23:raid.BB24 'Costperf Summary'.A9:'Costperf Summary'.A9 wifi.BB23:wifi.BB2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svg:width="12.0201in" svg:height="8in" svg:x="4.3748in" svg:y="9.35in">
            <draw:object draw:notify-on-update-of-ranges="'Costperf Summary'.A7:'Costperf Summary'.A7 disksim.BS23:disksim.BS23 'Costperf Summary'.A8:'Costperf Summary'.A8 raid.BS23:raid.BS23 'Costperf Summary'.A9:'Costperf Summary'.A9 wifi.BS23:wifi.BS2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svg:width="12.0201in" svg:height="8in" svg:x="4.4449in" svg:y="18.0717in">
            <draw:object draw:notify-on-update-of-ranges="'Costperf Summary'.A7:'Costperf Summary'.A7 disksim.BS21:disksim.BS21 'Costperf Summary'.A8:'Costperf Summary'.A8 raid.BS21:raid.BS21 'Costperf Summary'.A9:'Costperf Summary'.A9 wifi.BS21:wifi.BS2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8" table:default-cell-style-name="Default"/>
        <table:table-row table:style-name="ro3" table:number-rows-repeated="6">
          <table:table-cell/>
        </table:table-row>
        <table:table-row table:style-name="ro2">
          <table:table-cell office:value-type="string">
            <text:p>disksim</text:p>
          </table:table-cell>
        </table:table-row>
        <table:table-row table:style-name="ro2">
          <table:table-cell office:value-type="string">
            <text:p>raid</text:p>
          </table:table-cell>
        </table:table-row>
        <table:table-row table:style-name="ro2">
          <table:table-cell office:value-type="string">
            <text:p>wifi</text:p>
          </table:table-cell>
        </table:table-row>
        <table:table-row table:style-name="ro3" table:number-rows-repeated="25">
          <table:table-cell/>
        </table:table-row>
        <table:table-row table:style-name="ro2">
          <table:table-cell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0" table:target-range-address="wifi.A1:wifi.BS18" table:contains-header="false" table:orientation="column"/>
        <table:database-range table:name="__Anonymous_Sheet_DB__1" table:target-range-address="raid.A2:raid.BJ1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disksim.A2:disksim.BJ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20:06</meta:creation-date>
    <dc:date>2014-07-06T14:01:09</dc:date>
    <meta:editing-duration>P6DT23H51M54S</meta:editing-duration>
    <meta:editing-cycles>29</meta:editing-cycles>
    <meta:generator>LibreOffice/3.5$Linux_X86_64 LibreOffice_project/350m1$Build-2</meta:generator>
    <meta:document-statistic meta:table-count="4" meta:cell-count="228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wifi.BM2:wifi.BM6" chart:error-lower-range="wifi.BM2:wifi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wifi.BM8:wifi.BM12" chart:error-lower-range="wifi.BM8:wifi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wifi.BM14:wifi.BM18" chart:error-lower-range="wifi.BM14:wifi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14:wifi.BL18 wifi.BL1:wifi.BL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14:wifi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wifi.BL2:wifi.BL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L8:wifi.BL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L14:wifi.BL18" chart:label-cell-address="wifi.BL13:wifi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14:wifi.BK18</svg:desc>
                </draw:g>
              </table:table-cell>
              <table:table-cell office:value-type="float" office:value="75.4792533333334">
                <text:p>75.4792533333334</text:p>
                <draw:g>
                  <svg:desc>wifi.BL2:wifi.BL6</svg:desc>
                </draw:g>
              </table:table-cell>
              <table:table-cell office:value-type="float" office:value="0.0821598308844882">
                <text:p>0.0821598308844882</text:p>
                <draw:g>
                  <svg:desc>wifi.BM2:wifi.BM6</svg:desc>
                </draw:g>
              </table:table-cell>
              <table:table-cell office:value-type="float" office:value="0.0821598308844882">
                <text:p>0.0821598308844882</text:p>
                <draw:g>
                  <svg:desc>wifi.BM2:wifi.BM6</svg:desc>
                </draw:g>
              </table:table-cell>
              <table:table-cell office:value-type="float" office:value="79.75434">
                <text:p>79.75434</text:p>
                <draw:g>
                  <svg:desc>wifi.BL8:wifi.BL12</svg:desc>
                </draw:g>
              </table:table-cell>
              <table:table-cell office:value-type="float" office:value="0.236161745044017">
                <text:p>0.236161745044017</text:p>
                <draw:g>
                  <svg:desc>wifi.BM8:wifi.BM12</svg:desc>
                </draw:g>
              </table:table-cell>
              <table:table-cell office:value-type="float" office:value="0.236161745044017">
                <text:p>0.236161745044017</text:p>
                <draw:g>
                  <svg:desc>wifi.BM8:wifi.BM12</svg:desc>
                </draw:g>
              </table:table-cell>
              <table:table-cell office:value-type="float" office:value="5.15218">
                <text:p>5.15218</text:p>
                <draw:g>
                  <svg:desc>wifi.BL14:wifi.BL18</svg:desc>
                </draw:g>
              </table:table-cell>
              <table:table-cell office:value-type="float" office:value="0.0280452707018035">
                <text:p>0.0280452707018035</text:p>
                <draw:g>
                  <svg:desc>wifi.BM14:wifi.BM18</svg:desc>
                </draw:g>
              </table:table-cell>
              <table:table-cell office:value-type="float" office:value="0.0280452707018035">
                <text:p>0.0280452707018035</text:p>
                <draw:g>
                  <svg:desc>wifi.BM14:wifi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684025">
                <text:p>41.684025</text:p>
              </table:table-cell>
              <table:table-cell office:value-type="float" office:value="0.0328289194674989">
                <text:p>0.0328289194674989</text:p>
              </table:table-cell>
              <table:table-cell office:value-type="float" office:value="0.0328289194674989">
                <text:p>0.0328289194674989</text:p>
              </table:table-cell>
              <table:table-cell office:value-type="float" office:value="44.9375666666667">
                <text:p>44.9375666666667</text:p>
              </table:table-cell>
              <table:table-cell office:value-type="float" office:value="0.0500781143137158">
                <text:p>0.0500781143137158</text:p>
              </table:table-cell>
              <table:table-cell office:value-type="float" office:value="0.0500781143137158">
                <text:p>0.0500781143137158</text:p>
              </table:table-cell>
              <table:table-cell office:value-type="float" office:value="3.15607">
                <text:p>3.15607</text:p>
              </table:table-cell>
              <table:table-cell office:value-type="float" office:value="0.360257628615053">
                <text:p>0.360257628615053</text:p>
              </table:table-cell>
              <table:table-cell office:value-type="float" office:value="0.360257628615053">
                <text:p>0.3602576286150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5610566666667">
                <text:p>27.5610566666667</text:p>
              </table:table-cell>
              <table:table-cell office:value-type="float" office:value="1.07809149927256">
                <text:p>1.07809149927256</text:p>
              </table:table-cell>
              <table:table-cell office:value-type="float" office:value="1.07809149927256">
                <text:p>1.07809149927256</text:p>
              </table:table-cell>
              <table:table-cell office:value-type="float" office:value="27.037205">
                <text:p>27.037205</text:p>
              </table:table-cell>
              <table:table-cell office:value-type="float" office:value="0.0878621936560506">
                <text:p>0.0878621936560506</text:p>
              </table:table-cell>
              <table:table-cell office:value-type="float" office:value="0.0878621936560506">
                <text:p>0.0878621936560506</text:p>
              </table:table-cell>
              <table:table-cell office:value-type="float" office:value="1.88978">
                <text:p>1.88978</text:p>
              </table:table-cell>
              <table:table-cell office:value-type="float" office:value="0.086500251471586">
                <text:p>0.086500251471586</text:p>
              </table:table-cell>
              <table:table-cell office:value-type="float" office:value="0.086500251471586">
                <text:p>0.08650025147158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064922">
                <text:p>25.064922</text:p>
              </table:table-cell>
              <table:table-cell office:value-type="float" office:value="1.88484111955174">
                <text:p>1.88484111955174</text:p>
              </table:table-cell>
              <table:table-cell office:value-type="float" office:value="1.88484111955174">
                <text:p>1.88484111955174</text:p>
              </table:table-cell>
              <table:table-cell office:value-type="float" office:value="22.9764116666667">
                <text:p>22.9764116666667</text:p>
              </table:table-cell>
              <table:table-cell office:value-type="float" office:value="0.0817292332934541">
                <text:p>0.0817292332934541</text:p>
              </table:table-cell>
              <table:table-cell office:value-type="float" office:value="0.0817292332934541">
                <text:p>0.0817292332934541</text:p>
              </table:table-cell>
              <table:table-cell office:value-type="float" office:value="3.37523">
                <text:p>3.37523</text:p>
              </table:table-cell>
              <table:table-cell office:value-type="float" office:value="0.621817759957767">
                <text:p>0.621817759957767</text:p>
              </table:table-cell>
              <table:table-cell office:value-type="float" office:value="0.621817759957767">
                <text:p>0.6218177599577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.37899">
                <text:p>21.37899</text:p>
              </table:table-cell>
              <table:table-cell office:value-type="float" office:value="0.336049636991072">
                <text:p>0.336049636991072</text:p>
              </table:table-cell>
              <table:table-cell office:value-type="float" office:value="0.336049636991072">
                <text:p>0.336049636991072</text:p>
              </table:table-cell>
              <table:table-cell office:value-type="float" office:value="21.22589">
                <text:p>21.22589</text:p>
              </table:table-cell>
              <table:table-cell office:value-type="float" office:value="0.124198147473115">
                <text:p>0.124198147473115</text:p>
              </table:table-cell>
              <table:table-cell office:value-type="float" office:value="0.124198147473115">
                <text:p>0.124198147473115</text:p>
              </table:table-cell>
              <table:table-cell office:value-type="float" office:value="1.48532">
                <text:p>1.48532</text:p>
              </table:table-cell>
              <table:table-cell office:value-type="float" office:value="0.00502324139377392">
                <text:p>0.00502324139377392</text:p>
              </table:table-cell>
              <table:table-cell office:value-type="float" office:value="0.00502324139377392">
                <text:p>0.00502324139377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onstant"/>
    </style:style>
    <style:style style:name="ch11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K18 wifi.BL1:wifi.BL1 raid.BS2:raid.BS6 wifi.BL7:wifi.BL7 raid.BS8:raid.BS12 wifi.BL13:wifi.BL13 raid.BS14:raid.BS18" chart:data-source-has-labels="both" svg:x="1.932cm" svg:y="1.759cm" svg:width="19.446cm" svg:height="16.762cm">
          <chartooo:coordinate-region svg:x="3.707cm" svg:y="2.077cm" svg:width="17.364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6">
            <chart:title svg:x="0.451cm" svg:y="14.332cm" chart:style-name="ch7">
              <text:p>Normalized Performance for Cost</text:p>
            </chart:title>
            <chart:grid chart:style-name="ch8" chart:class="major"/>
          </chart:axis>
          <chart:series chart:style-name="ch9" chart:values-cell-range-address="raid.BS2:raid.BS6" chart:label-cell-address="wifi.BL1:wifi.BL1" chart:class="chart:line">
            <chart:error-indicator chart:style-name="ch10" chart:dimension="y"/>
            <chart:data-point chart:repeated="5"/>
          </chart:series>
          <chart:series chart:style-name="ch11" chart:values-cell-range-address="raid.BS8:raid.BS12" chart:label-cell-address="wifi.BL7:wifi.BL7" chart:class="chart:line">
            <chart:error-indicator chart:style-name="ch10" chart:dimension="y"/>
            <chart:data-point chart:repeated="5"/>
          </chart:series>
          <chart:series chart:style-name="ch12" chart:values-cell-range-address="raid.BS14:raid.BS18" chart:label-cell-address="wifi.BL13:wifi.BL1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1.06937099766818">
                <text:p>1.06937099766818</text:p>
                <draw:g>
                  <svg:desc>raid.BS2:raid.BS6</svg:desc>
                </draw:g>
              </table:table-cell>
              <table:table-cell office:value-type="float" office:value="1">
                <text:p>1</text:p>
                <draw:g>
                  <svg:desc>raid.BS8:raid.BS12</svg:desc>
                </draw:g>
              </table:table-cell>
              <table:table-cell office:value-type="float" office:value="60.0265578747059">
                <text:p>60.0265578747059</text:p>
                <draw:g>
                  <svg:desc>raid.BS14:raid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829275592911">
                <text:p>3.7829275592911</text:p>
              </table:table-cell>
              <table:table-cell office:value-type="float" office:value="3.40682407233876">
                <text:p>3.40682407233876</text:p>
              </table:table-cell>
              <table:table-cell office:value-type="float" office:value="210.071885683415">
                <text:p>210.0718856834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32914733998447">
                <text:p>5.32914733998447</text:p>
              </table:table-cell>
              <table:table-cell office:value-type="float" office:value="5.28340573504862">
                <text:p>5.28340573504862</text:p>
              </table:table-cell>
              <table:table-cell office:value-type="float" office:value="509.272398985204">
                <text:p>509.2723989852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34315351063696">
                <text:p>8.34315351063696</text:p>
              </table:table-cell>
              <table:table-cell office:value-type="float" office:value="9.23466482677785">
                <text:p>9.23466482677785</text:p>
              </table:table-cell>
              <table:table-cell office:value-type="float" office:value="762.502963406296">
                <text:p>762.5029634062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980055138157">
                <text:p>11.8980055138157</text:p>
              </table:table-cell>
              <table:table-cell office:value-type="float" office:value="11.7444384565967">
                <text:p>11.7444384565967</text:p>
              </table:table-cell>
              <table:table-cell office:value-type="float" office:value="1986.38769781176">
                <text:p>1986.387697811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2:wifi.BK6 wifi.BL1:wifi.BL1 wifi.BS2:wifi.BS6 wifi.BL7:wifi.BL7 wifi.BS8:wifi.BS12 wifi.BL13:wifi.BL13 wifi.BS14:wifi.BS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2:wifi.BK6"/>
          </chart:axis>
          <chart:axis chart:dimension="y" chart:name="primary-y" chart:style-name="ch4">
            <chart:title svg:x="0.451cm" svg:y="14.332cm" chart:style-name="ch6">
              <text:p>Normalized Performance for Cost</text:p>
            </chart:title>
            <chart:grid chart:style-name="ch7" chart:class="major"/>
          </chart:axis>
          <chart:series chart:style-name="ch8" chart:values-cell-range-address="wifi.BS2:wifi.BS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S8:wifi.BS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S14:wifi.BS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2:wifi.BK6</svg:desc>
                </draw:g>
              </table:table-cell>
              <table:table-cell office:value-type="float" office:value="1.05663922836898">
                <text:p>1.05663922836898</text:p>
                <draw:g>
                  <svg:desc>wifi.BS2:wifi.BS6</svg:desc>
                </draw:g>
              </table:table-cell>
              <table:table-cell office:value-type="float" office:value="1">
                <text:p>1</text:p>
                <draw:g>
                  <svg:desc>wifi.BS8:wifi.BS12</svg:desc>
                </draw:g>
              </table:table-cell>
              <table:table-cell office:value-type="float" office:value="7.20615299679294">
                <text:p>7.20615299679294</text:p>
                <draw:g>
                  <svg:desc>wifi.BS14:wifi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1330707627202">
                <text:p>1.91330707627202</text:p>
              </table:table-cell>
              <table:table-cell office:value-type="float" office:value="1.77478101098784">
                <text:p>1.77478101098784</text:p>
              </table:table-cell>
              <table:table-cell office:value-type="float" office:value="11.7638066795149">
                <text:p>11.76380667951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9373302934563">
                <text:p>2.89373302934563</text:p>
              </table:table-cell>
              <table:table-cell office:value-type="float" office:value="2.9497997296688">
                <text:p>2.9497997296688</text:p>
              </table:table-cell>
              <table:table-cell office:value-type="float" office:value="19.6464124644227">
                <text:p>19.64641246442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8191056010467">
                <text:p>3.18191056010467</text:p>
              </table:table-cell>
              <table:table-cell office:value-type="float" office:value="3.47113993068398">
                <text:p>3.47113993068398</text:p>
              </table:table-cell>
              <table:table-cell office:value-type="float" office:value="10.9999606980907">
                <text:p>10.99996069809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73050083282699">
                <text:p>3.73050083282699</text:p>
              </table:table-cell>
              <table:table-cell office:value-type="float" office:value="3.7574085232704">
                <text:p>3.7574085232704</text:p>
              </table:table-cell>
              <table:table-cell office:value-type="float" office:value="24.9962279825335">
                <text:p>24.99622798253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2:disksim.BK6 disksim.BL1:disksim.BL1 disksim.BS2:disksim.BS6 wifi.BL7:wifi.BL7 disksim.BS8:disksim.BS12 wifi.BL13:wifi.BL13 disksim.BS14:disksim.BS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2:disksim.BK6"/>
          </chart:axis>
          <chart:axis chart:dimension="y" chart:name="primary-y" chart:style-name="ch4">
            <chart:title svg:x="0.451cm" svg:y="14.332cm" chart:style-name="ch6">
              <text:p>Normalized Performance for Cost</text:p>
            </chart:title>
            <chart:grid chart:style-name="ch7" chart:class="major"/>
          </chart:axis>
          <chart:series chart:style-name="ch8" chart:values-cell-range-address="disksim.BS2:disksim.BS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S8:disksim.BS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disksim.BS14:disksim.BS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2:disksim.BK6</svg:desc>
                </draw:g>
              </table:table-cell>
              <table:table-cell office:value-type="float" office:value="1.06002761414104">
                <text:p>1.06002761414104</text:p>
                <draw:g>
                  <svg:desc>disksim.BS2:disksim.BS6</svg:desc>
                </draw:g>
              </table:table-cell>
              <table:table-cell office:value-type="float" office:value="1">
                <text:p>1</text:p>
                <draw:g>
                  <svg:desc>disksim.BS8:disksim.BS12</svg:desc>
                </draw:g>
              </table:table-cell>
              <table:table-cell office:value-type="float" office:value="7.35987088840211">
                <text:p>7.35987088840211</text:p>
                <draw:g>
                  <svg:desc>disksim.BS14:disksim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1475698939941">
                <text:p>1.71475698939941</text:p>
              </table:table-cell>
              <table:table-cell office:value-type="float" office:value="1.57836877533728">
                <text:p>1.57836877533728</text:p>
              </table:table-cell>
              <table:table-cell office:value-type="float" office:value="12.6471344576565">
                <text:p>12.64713445765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300158638066">
                <text:p>2.03300158638066</text:p>
              </table:table-cell>
              <table:table-cell office:value-type="float" office:value="2.25522760209914">
                <text:p>2.25522760209914</text:p>
              </table:table-cell>
              <table:table-cell office:value-type="float" office:value="22.3347135136936">
                <text:p>22.33471351369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70182223268788">
                <text:p>1.70182223268788</text:p>
              </table:table-cell>
              <table:table-cell office:value-type="float" office:value="2.61047601020406">
                <text:p>2.61047601020406</text:p>
              </table:table-cell>
              <table:table-cell office:value-type="float" office:value="16.2349490490685">
                <text:p>16.23494904906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41230125361868">
                <text:p>2.41230125361868</text:p>
              </table:table-cell>
              <table:table-cell office:value-type="float" office:value="2.35627526556766">
                <text:p>2.35627526556766</text:p>
              </table:table-cell>
              <table:table-cell office:value-type="float" office:value="21.9315295164551">
                <text:p>21.931529516455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6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bar" chart:style-name="ch1">
        <chart:legend chart:legend-position="end" svg:x="27.581cm" svg:y="8.982cm" style:legend-expansion="high" chart:style-name="ch2"/>
        <chart:plot-area chart:style-name="ch3" table:cell-range-address="disksim.BA23:disksim.BB24 'Costperf Summary'.A7:'Costperf Summary'.A9 raid.BB23:raid.BB24 wifi.BB23:wifi.BB24" chart:data-source-has-labels="both" svg:x="1.059cm" svg:y="1.759cm" svg:width="25.304cm" svg:height="16.762cm">
          <chartooo:coordinate-region svg:x="4.028cm" svg:y="1.759cm" svg:width="21.572cm" svg:height="15.877cm"/>
          <chart:axis chart:dimension="x" chart:name="primary-x" chart:style-name="ch4" chartooo:axis-type="auto">
            <chartooo:date-scale/>
            <chart:categories table:cell-range-address="disksim.BA23:disksim.BA24"/>
          </chart:axis>
          <chart:axis chart:dimension="y" chart:name="primary-y" chart:style-name="ch5">
            <chart:title svg:x="7.259cm" svg:y="18.928cm" chart:style-name="ch6">
              <text:p>Maximum Normalized Performance Scaling for Cost</text:p>
            </chart:title>
            <chart:grid chart:style-name="ch7" chart:class="major"/>
          </chart:axis>
          <chart:series chart:style-name="ch8" chart:values-cell-range-address="disksim.BB23:disksim.BB24" chart:label-cell-address="'Costperf Summary'.A7:'Costperf Summary'.A7" chart:class="chart:bar">
            <chart:data-point chart:repeated="2"/>
          </chart:series>
          <chart:series chart:style-name="ch9" chart:values-cell-range-address="raid.BB23:raid.BB24" chart:label-cell-address="'Costperf Summary'.A8:'Costperf Summary'.A8" chart:class="chart:bar">
            <chart:data-point chart:repeated="2"/>
          </chart:series>
          <chart:series chart:style-name="ch10" chart:values-cell-range-address="wifi.BB23:wifi.BB24" chart:label-cell-address="'Costperf Summary'.A9:'Costperf Summary'.A9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ksim</text:p>
                <draw:g>
                  <svg:desc>'Costperf Summary'.A7:'Costperf Summary'.A7</svg:desc>
                </draw:g>
              </table:table-cell>
              <table:table-cell office:value-type="string">
                <text:p>raid</text:p>
                <draw:g>
                  <svg:desc>'Costperf Summary'.A8:'Costperf Summary'.A8</svg:desc>
                </draw:g>
              </table:table-cell>
              <table:table-cell office:value-type="string">
                <text:p>wifi</text:p>
                <draw:g>
                  <svg:desc>'Costperf Summary'.A9:'Costperf Summary'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86 value</text:p>
                <draw:g>
                  <svg:desc>disksim.BA23:disksim.BA24</svg:desc>
                </draw:g>
              </table:table-cell>
              <table:table-cell office:value-type="float" office:value="22.3347135136936">
                <text:p>22.3347135136936</text:p>
                <draw:g>
                  <svg:desc>disksim.BB23:disksim.BB24</svg:desc>
                </draw:g>
              </table:table-cell>
              <table:table-cell office:value-type="float" office:value="1986.38769781176">
                <text:p>1986.38769781176</text:p>
                <draw:g>
                  <svg:desc>raid.BB23:raid.BB24</svg:desc>
                </draw:g>
              </table:table-cell>
              <table:table-cell office:value-type="float" office:value="24.9962279825335">
                <text:p>24.9962279825335</text:p>
                <draw:g>
                  <svg:desc>wifi.BB23:wifi.BB24</svg:desc>
                </draw:g>
              </table:table-cell>
            </table:table-row>
            <table:table-row>
              <table:table-cell office:value-type="string">
                <text:p>ARM value</text:p>
              </table:table-cell>
              <table:table-cell office:value-type="float" office:value="2.61047601020406">
                <text:p>2.61047601020406</text:p>
              </table:table-cell>
              <table:table-cell office:value-type="float" office:value="11.8980055138157">
                <text:p>11.8980055138157</text:p>
              </table:table-cell>
              <table:table-cell office:value-type="float" office:value="3.7574085232704">
                <text:p>3.757408523270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32cm" svg:height="20.321cm" xlink:href=".." xlink:type="simple" chart:class="chart:bar" chart:style-name="ch1">
        <chart:legend chart:legend-position="end" svg:x="27.632cm" svg:y="8.982cm" style:legend-expansion="high" chart:style-name="ch2"/>
        <chart:plot-area chart:style-name="ch3" table:cell-range-address="'Costperf Summary'.A7:'Costperf Summary'.A9 disksim.BS23:disksim.BS23 raid.BS23:raid.BS23 wifi.BS23:wifi.BS23" chart:data-source-has-labels="column" svg:x="1.06cm" svg:y="1.759cm" svg:width="25.352cm" svg:height="17.736cm">
          <chartooo:coordinate-region svg:x="1.213cm" svg:y="1.759cm" svg:width="24.74cm" svg:height="16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ksim.BS23:disksim.BS23" chart:label-cell-address="'Costperf Summary'.A7:'Costperf Summary'.A7" chart:class="chart:bar">
            <chart:data-point/>
          </chart:series>
          <chart:series chart:style-name="ch8" chart:values-cell-range-address="raid.BS23:raid.BS23" chart:label-cell-address="'Costperf Summary'.A8:'Costperf Summary'.A8" chart:class="chart:bar">
            <chart:data-point/>
          </chart:series>
          <chart:series chart:style-name="ch9" chart:values-cell-range-address="wifi.BS23:wifi.BS23" chart:label-cell-address="'Costperf Summary'.A9:'Costperf Summary'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isksim</text:p>
                <draw:g>
                  <svg:desc>'Costperf Summary'.A7:'Costperf Summary'.A7</svg:desc>
                </draw:g>
              </table:table-cell>
              <table:table-cell office:value-type="float" office:value="13.3595257980698">
                <text:p>13.3595257980698</text:p>
                <draw:g>
                  <svg:desc>disksim.BS23:disksim.BS23</svg:desc>
                </draw:g>
              </table:table-cell>
            </table:table-row>
            <table:table-row>
              <table:table-cell office:value-type="string">
                <text:p>raid</text:p>
                <draw:g>
                  <svg:desc>'Costperf Summary'.A8:'Costperf Summary'.A8</svg:desc>
                </draw:g>
              </table:table-cell>
              <table:table-cell office:value-type="float" office:value="119.288816097333">
                <text:p>119.288816097333</text:p>
                <draw:g>
                  <svg:desc>raid.BS23:raid.BS23</svg:desc>
                </draw:g>
              </table:table-cell>
            </table:table-row>
            <table:table-row>
              <table:table-cell office:value-type="string">
                <text:p>wifi</text:p>
                <draw:g>
                  <svg:desc>'Costperf Summary'.A9:'Costperf Summary'.A9</svg:desc>
                </draw:g>
              </table:table-cell>
              <table:table-cell office:value-type="float" office:value="6.80736176991395">
                <text:p>6.80736176991395</text:p>
                <draw:g>
                  <svg:desc>wifi.BS23:wifi.BS23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6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532cm" svg:height="20.321cm" xlink:href=".." xlink:type="simple" chart:class="chart:bar" chart:style-name="ch1">
        <chart:legend chart:legend-position="end" svg:x="27.632cm" svg:y="8.982cm" style:legend-expansion="high" chart:style-name="ch2"/>
        <chart:plot-area chart:style-name="ch3" table:cell-range-address="'Costperf Summary'.A7:'Costperf Summary'.A9 disksim.BS21:disksim.BS21 raid.BS21:raid.BS21 wifi.BS21:wifi.BS21" chart:data-source-has-labels="column" svg:x="1.06cm" svg:y="1.759cm" svg:width="25.352cm" svg:height="16.762cm">
          <chartooo:coordinate-region svg:x="1.213cm" svg:y="1.759cm" svg:width="24.893cm" svg:height="15.877cm"/>
          <chart:axis chart:dimension="x" chart:name="primary-x" chart:style-name="ch4"/>
          <chart:axis chart:dimension="y" chart:name="primary-y" chart:style-name="ch5">
            <chart:title svg:x="9.621cm" svg:y="18.928cm" chart:style-name="ch6">
              <text:p>Times Faster than ARM for Price</text:p>
            </chart:title>
            <chart:grid chart:style-name="ch7" chart:class="major"/>
          </chart:axis>
          <chart:series chart:style-name="ch8" chart:values-cell-range-address="disksim.BS21:disksim.BS21" chart:label-cell-address="'Costperf Summary'.A7:'Costperf Summary'.A7" chart:class="chart:bar">
            <chart:data-point/>
          </chart:series>
          <chart:series chart:style-name="ch9" chart:values-cell-range-address="raid.BS21:raid.BS21" chart:label-cell-address="'Costperf Summary'.A8:'Costperf Summary'.A8" chart:class="chart:bar">
            <chart:data-point/>
          </chart:series>
          <chart:series chart:style-name="ch10" chart:values-cell-range-address="wifi.BS21:wifi.BS21" chart:label-cell-address="'Costperf Summary'.A9:'Costperf Summary'.A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isksim</text:p>
                <draw:g>
                  <svg:desc>'Costperf Summary'.A7:'Costperf Summary'.A7</svg:desc>
                </draw:g>
              </table:table-cell>
              <table:table-cell office:value-type="float" office:value="6.21915274670516">
                <text:p>6.21915274670516</text:p>
                <draw:g>
                  <svg:desc>disksim.BS21:disksim.BS21</svg:desc>
                </draw:g>
              </table:table-cell>
            </table:table-row>
            <table:table-row>
              <table:table-cell office:value-type="string">
                <text:p>raid</text:p>
                <draw:g>
                  <svg:desc>'Costperf Summary'.A8:'Costperf Summary'.A8</svg:desc>
                </draw:g>
              </table:table-cell>
              <table:table-cell office:value-type="float" office:value="55.531564480389">
                <text:p>55.531564480389</text:p>
                <draw:g>
                  <svg:desc>raid.BS21:raid.BS21</svg:desc>
                </draw:g>
              </table:table-cell>
            </table:table-row>
            <table:table-row>
              <table:table-cell office:value-type="string">
                <text:p>wifi</text:p>
                <draw:g>
                  <svg:desc>'Costperf Summary'.A9:'Costperf Summary'.A9</svg:desc>
                </draw:g>
              </table:table-cell>
              <table:table-cell office:value-type="float" office:value="3.16897645089265">
                <text:p>3.16897645089265</text:p>
                <draw:g>
                  <svg:desc>wifi.BS21:wifi.BS21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raid.BM2:raid.BM6" chart:error-lower-range="raid.BM2:raid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raid.BM8:raid.BM12" chart:error-lower-range="raid.BM8:raid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raid.BM14:raid.BM18" chart:error-lower-range="raid.BM14:raid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L18 raid.BL1:raid.BL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raid.BL2:raid.BL6" chart:label-cell-address="raid.BL1:raid.BL1" chart:class="chart:line">
            <chart:error-indicator chart:style-name="ch9" chart:dimension="y"/>
            <chart:data-point chart:repeated="5"/>
          </chart:series>
          <chart:series chart:style-name="ch10" chart:values-cell-range-address="raid.BL8:raid.BL12" chart:label-cell-address="raid.BL7:raid.BL7" chart:class="chart:line">
            <chart:error-indicator chart:style-name="ch9" chart:dimension="y"/>
            <chart:data-point chart:repeated="5"/>
          </chart:series>
          <chart:series chart:style-name="ch11" chart:values-cell-range-address="raid.BL14:raid.BL18" chart:label-cell-address="raid.BL13:raid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BL1:raid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raid.BL7:raid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raid.BL13:raid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36.071472">
                <text:p>36.071472</text:p>
                <draw:g>
                  <svg:desc>raid.BL2:raid.BL6</svg:desc>
                </draw:g>
              </table:table-cell>
              <table:table-cell office:value-type="float" office:value="0.0852565467927843">
                <text:p>0.0852565467927843</text:p>
                <draw:g>
                  <svg:desc>raid.BM2:raid.BM6</svg:desc>
                </draw:g>
              </table:table-cell>
              <table:table-cell office:value-type="float" office:value="0.0852565467927843">
                <text:p>0.0852565467927843</text:p>
                <draw:g>
                  <svg:desc>raid.BM2:raid.BM6</svg:desc>
                </draw:g>
              </table:table-cell>
              <table:table-cell office:value-type="float" office:value="38.573786">
                <text:p>38.573786</text:p>
                <draw:g>
                  <svg:desc>raid.BL8:raid.BL12</svg:desc>
                </draw:g>
              </table:table-cell>
              <table:table-cell office:value-type="float" office:value="0.167330889554905">
                <text:p>0.167330889554905</text:p>
                <draw:g>
                  <svg:desc>raid.BM8:raid.BM12</svg:desc>
                </draw:g>
              </table:table-cell>
              <table:table-cell office:value-type="float" office:value="0.167330889554905">
                <text:p>0.167330889554905</text:p>
                <draw:g>
                  <svg:desc>raid.BM8:raid.BM12</svg:desc>
                </draw:g>
              </table:table-cell>
              <table:table-cell office:value-type="float" office:value="0.29915">
                <text:p>0.29915</text:p>
                <draw:g>
                  <svg:desc>raid.BL14:raid.BL18</svg:desc>
                </draw:g>
              </table:table-cell>
              <table:table-cell office:value-type="float" office:value="0.00807460747475701">
                <text:p>0.00807460747475701</text:p>
                <draw:g>
                  <svg:desc>raid.BM14:raid.BM18</svg:desc>
                </draw:g>
              </table:table-cell>
              <table:table-cell office:value-type="float" office:value="0.00807460747475701">
                <text:p>0.00807460747475701</text:p>
                <draw:g>
                  <svg:desc>raid.BM14:raid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196808">
                <text:p>10.196808</text:p>
              </table:table-cell>
              <table:table-cell office:value-type="float" office:value="0.0153905348274175">
                <text:p>0.0153905348274175</text:p>
              </table:table-cell>
              <table:table-cell office:value-type="float" office:value="0.0153905348274175">
                <text:p>0.0153905348274175</text:p>
              </table:table-cell>
              <table:table-cell office:value-type="float" office:value="11.322506">
                <text:p>11.322506</text:p>
              </table:table-cell>
              <table:table-cell office:value-type="float" office:value="0.0245698510153621">
                <text:p>0.0245698510153621</text:p>
              </table:table-cell>
              <table:table-cell office:value-type="float" office:value="0.0245698510153621">
                <text:p>0.0245698510153621</text:p>
              </table:table-cell>
              <table:table-cell office:value-type="float" office:value="0.08548">
                <text:p>0.08548</text:p>
              </table:table-cell>
              <table:table-cell office:value-type="float" office:value="0.00958293127178254">
                <text:p>0.00958293127178254</text:p>
              </table:table-cell>
              <table:table-cell office:value-type="float" office:value="0.00958293127178254">
                <text:p>0.009582931271782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238266">
                <text:p>7.238266</text:p>
              </table:table-cell>
              <table:table-cell office:value-type="float" office:value="0.46051641800034">
                <text:p>0.46051641800034</text:p>
              </table:table-cell>
              <table:table-cell office:value-type="float" office:value="0.46051641800034">
                <text:p>0.46051641800034</text:p>
              </table:table-cell>
              <table:table-cell office:value-type="float" office:value="7.300932">
                <text:p>7.300932</text:p>
              </table:table-cell>
              <table:table-cell office:value-type="float" office:value="0.0254194746818407">
                <text:p>0.0254194746818407</text:p>
              </table:table-cell>
              <table:table-cell office:value-type="float" office:value="0.0254194746818407">
                <text:p>0.0254194746818407</text:p>
              </table:table-cell>
              <table:table-cell office:value-type="float" office:value="0.03526">
                <text:p>0.03526</text:p>
              </table:table-cell>
              <table:table-cell office:value-type="float" office:value="0.0192311031693734">
                <text:p>0.0192311031693734</text:p>
              </table:table-cell>
              <table:table-cell office:value-type="float" office:value="0.0192311031693734">
                <text:p>0.01923110316937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623406">
                <text:p>4.623406</text:p>
              </table:table-cell>
              <table:table-cell office:value-type="float" office:value="0.445464043798936">
                <text:p>0.445464043798936</text:p>
              </table:table-cell>
              <table:table-cell office:value-type="float" office:value="0.445464043798936">
                <text:p>0.445464043798936</text:p>
              </table:table-cell>
              <table:table-cell office:value-type="float" office:value="4.177064">
                <text:p>4.177064</text:p>
              </table:table-cell>
              <table:table-cell office:value-type="float" office:value="0.0192036017040451">
                <text:p>0.0192036017040451</text:p>
              </table:table-cell>
              <table:table-cell office:value-type="float" office:value="0.0192036017040451">
                <text:p>0.0192036017040451</text:p>
              </table:table-cell>
              <table:table-cell office:value-type="float" office:value="0.02355">
                <text:p>0.02355</text:p>
              </table:table-cell>
              <table:table-cell office:value-type="float" office:value="0.0130729505183211">
                <text:p>0.0130729505183211</text:p>
              </table:table-cell>
              <table:table-cell office:value-type="float" office:value="0.0130729505183211">
                <text:p>0.01307295051832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2038">
                <text:p>3.242038</text:p>
              </table:table-cell>
              <table:table-cell office:value-type="float" office:value="0.0193475977921217">
                <text:p>0.0193475977921217</text:p>
              </table:table-cell>
              <table:table-cell office:value-type="float" office:value="0.0193475977921217">
                <text:p>0.0193475977921217</text:p>
              </table:table-cell>
              <table:table-cell office:value-type="float" office:value="3.28443">
                <text:p>3.28443</text:p>
              </table:table-cell>
              <table:table-cell office:value-type="float" office:value="0.0109671210487733">
                <text:p>0.0109671210487733</text:p>
              </table:table-cell>
              <table:table-cell office:value-type="float" office:value="0.0109671210487733">
                <text:p>0.0109671210487733</text:p>
              </table:table-cell>
              <table:table-cell office:value-type="float" office:value="0.00904">
                <text:p>0.00904</text:p>
              </table:table-cell>
              <table:table-cell office:value-type="float" office:value="0.000184950204195431">
                <text:p>0.000184950204195431</text:p>
              </table:table-cell>
              <table:table-cell office:value-type="float" office:value="0.000184950204195431">
                <text:p>0.000184950204195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disksim.BM14:disksim.BM18" chart:error-lower-range="disksim.BM14:disksim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14:disksim.BL18 disksim.BL1:disksim.BL13" chart:data-source-has-labels="both" svg:x="1.932cm" svg:y="1.759cm" svg:width="19.446cm" svg:height="16.762cm">
          <chartooo:coordinate-region svg:x="2.945cm" svg:y="2.077cm" svg:width="18.126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14:disksim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disksim.BL2:disksim.BL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L8:disksim.BL12" chart:label-cell-address="disksim.BL7:disksim.BL7" chart:class="chart:line">
            <chart:error-indicator chart:style-name="ch9" chart:dimension="y"/>
            <chart:data-point chart:repeated="5"/>
          </chart:series>
          <chart:series chart:style-name="ch11" chart:values-cell-range-address="disksim.BL14:disksim.BL18" chart:label-cell-address="disksim.BL13:disksim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disksim.BL7:disksim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disksim.BL13:disksim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14:disksim.BK18</svg:desc>
                </draw:g>
              </table:table-cell>
              <table:table-cell office:value-type="float" office:value="2.36352333333333">
                <text:p>2.36352333333333</text:p>
                <draw:g>
                  <svg:desc>disksim.BL2:disksim.BL6</svg:desc>
                </draw:g>
              </table:table-cell>
              <table:table-cell office:value-type="float" office:value="0.00660443591123049">
                <text:p>0.00660443591123049</text:p>
                <draw:g>
                  <svg:desc>disksim.BM2:disksim.BM6</svg:desc>
                </draw:g>
              </table:table-cell>
              <table:table-cell office:value-type="float" office:value="0.00660443591123049">
                <text:p>0.00660443591123049</text:p>
                <draw:g>
                  <svg:desc>disksim.BM2:disksim.BM6</svg:desc>
                </draw:g>
              </table:table-cell>
              <table:table-cell office:value-type="float" office:value="2.5054">
                <text:p>2.5054</text:p>
                <draw:g>
                  <svg:desc>disksim.BL8:disksim.BL12</svg:desc>
                </draw:g>
              </table:table-cell>
              <table:table-cell office:value-type="float" office:value="0.00778832613727298">
                <text:p>0.00778832613727298</text:p>
                <draw:g>
                  <svg:desc>disksim.BM8:disksim.BM12</svg:desc>
                </draw:g>
              </table:table-cell>
              <table:table-cell office:value-type="float" office:value="0.00778832613727298">
                <text:p>0.00778832613727298</text:p>
                <draw:g>
                  <svg:desc>disksim.BM8:disksim.BM12</svg:desc>
                </draw:g>
              </table:table-cell>
              <table:table-cell office:value-type="float" office:value="0.15847">
                <text:p>0.15847</text:p>
                <draw:g>
                  <svg:desc>disksim.BL14:disksim.BL18</svg:desc>
                </draw:g>
              </table:table-cell>
              <table:table-cell office:value-type="float" office:value="0.0145138603795692">
                <text:p>0.0145138603795692</text:p>
                <draw:g>
                  <svg:desc>disksim.BM14:disksim.BM18</svg:desc>
                </draw:g>
              </table:table-cell>
              <table:table-cell office:value-type="float" office:value="0.0145138603795692">
                <text:p>0.0145138603795692</text:p>
                <draw:g>
                  <svg:desc>disksim.BM14:disksim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6108166666667">
                <text:p>1.46108166666667</text:p>
              </table:table-cell>
              <table:table-cell office:value-type="float" office:value="0.00406621055826412">
                <text:p>0.00406621055826412</text:p>
              </table:table-cell>
              <table:table-cell office:value-type="float" office:value="0.00406621055826412">
                <text:p>0.00406621055826412</text:p>
              </table:table-cell>
              <table:table-cell office:value-type="float" office:value="1.587335">
                <text:p>1.587335</text:p>
              </table:table-cell>
              <table:table-cell office:value-type="float" office:value="0.00447369985059823">
                <text:p>0.00447369985059823</text:p>
              </table:table-cell>
              <table:table-cell office:value-type="float" office:value="0.00447369985059823">
                <text:p>0.00447369985059823</text:p>
              </table:table-cell>
              <table:table-cell office:value-type="float" office:value="0.09222">
                <text:p>0.09222</text:p>
              </table:table-cell>
              <table:table-cell office:value-type="float" office:value="0.0188176157440506">
                <text:p>0.0188176157440506</text:p>
              </table:table-cell>
              <table:table-cell office:value-type="float" office:value="0.0188176157440506">
                <text:p>0.01881761574405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32365">
                <text:p>1.232365</text:p>
              </table:table-cell>
              <table:table-cell office:value-type="float" office:value="0.245865159163139">
                <text:p>0.245865159163139</text:p>
              </table:table-cell>
              <table:table-cell office:value-type="float" office:value="0.245865159163139">
                <text:p>0.245865159163139</text:p>
              </table:table-cell>
              <table:table-cell office:value-type="float" office:value="1.11093">
                <text:p>1.11093</text:p>
              </table:table-cell>
              <table:table-cell office:value-type="float" office:value="0.00728040441467902">
                <text:p>0.00728040441467902</text:p>
              </table:table-cell>
              <table:table-cell office:value-type="float" office:value="0.00728040441467902">
                <text:p>0.00728040441467902</text:p>
              </table:table-cell>
              <table:table-cell office:value-type="float" office:value="0.05222">
                <text:p>0.05222</text:p>
              </table:table-cell>
              <table:table-cell office:value-type="float" office:value="0.00311967325511363">
                <text:p>0.00311967325511363</text:p>
              </table:table-cell>
              <table:table-cell office:value-type="float" office:value="0.00311967325511363">
                <text:p>0.003119673255113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47218666666667">
                <text:p>1.47218666666667</text:p>
              </table:table-cell>
              <table:table-cell office:value-type="float" office:value="0.296624256385659">
                <text:p>0.296624256385659</text:p>
              </table:table-cell>
              <table:table-cell office:value-type="float" office:value="0.296624256385659">
                <text:p>0.296624256385659</text:p>
              </table:table-cell>
              <table:table-cell office:value-type="float" office:value="0.959748333333333">
                <text:p>0.959748333333333</text:p>
              </table:table-cell>
              <table:table-cell office:value-type="float" office:value="0.00608479791527289">
                <text:p>0.00608479791527289</text:p>
              </table:table-cell>
              <table:table-cell office:value-type="float" office:value="0.00608479791527289">
                <text:p>0.00608479791527289</text:p>
              </table:table-cell>
              <table:table-cell office:value-type="float" office:value="0.07184">
                <text:p>0.07184</text:p>
              </table:table-cell>
              <table:table-cell office:value-type="float" office:value="0.0153321934464688">
                <text:p>0.0153321934464688</text:p>
              </table:table-cell>
              <table:table-cell office:value-type="float" office:value="0.0153321934464688">
                <text:p>0.01533219344646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3859333333333">
                <text:p>1.03859333333333</text:p>
              </table:table-cell>
              <table:table-cell office:value-type="float" office:value="0.057494546572382">
                <text:p>0.057494546572382</text:p>
              </table:table-cell>
              <table:table-cell office:value-type="float" office:value="0.057494546572382">
                <text:p>0.057494546572382</text:p>
              </table:table-cell>
              <table:table-cell office:value-type="float" office:value="1.06328833333333">
                <text:p>1.06328833333333</text:p>
              </table:table-cell>
              <table:table-cell office:value-type="float" office:value="0.00703675347031209">
                <text:p>0.00703675347031209</text:p>
              </table:table-cell>
              <table:table-cell office:value-type="float" office:value="0.00703675347031209">
                <text:p>0.00703675347031209</text:p>
              </table:table-cell>
              <table:table-cell office:value-type="float" office:value="0.05318">
                <text:p>0.05318</text:p>
              </table:table-cell>
              <table:table-cell office:value-type="float" office:value="0.000509120117339607">
                <text:p>0.000509120117339607</text:p>
              </table:table-cell>
              <table:table-cell office:value-type="float" office:value="0.000509120117339607">
                <text:p>0.000509120117339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14:disksim.BK18 disksim.BL1:disksim.BL1 disksim.BN2:disksim.BN6 disksim.BL7:disksim.BL7 disksim.BN8:disksim.BN12 disksim.BL13:disksim.BL13 disksim.BN14:disksim.BN18" chart:data-source-has-labels="both" svg:x="1.932cm" svg:y="1.759cm" svg:width="19.446cm" svg:height="16.762cm">
          <chartooo:coordinate-region svg:x="2.945cm" svg:y="2.077cm" svg:width="18.126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14:disksim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disksim.BN2:disksim.BN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N8:disksim.BN12" chart:label-cell-address="disksim.BL7:disksim.BL7" chart:class="chart:line">
            <chart:error-indicator chart:style-name="ch9" chart:dimension="y"/>
            <chart:data-point chart:repeated="5"/>
          </chart:series>
          <chart:series chart:style-name="ch11" chart:values-cell-range-address="disksim.BN14:disksim.BN18" chart:label-cell-address="disksim.BL13:disksim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TCP</text:p>
                <draw:g>
                  <svg:desc>disksim.BL7:disksim.BL7</svg:desc>
                </draw:g>
              </table:table-cell>
              <table:table-cell office:value-type="string">
                <text:p>x86</text:p>
                <draw:g>
                  <svg:desc>disksim.BL13:disksim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14:disksim.BK18</svg:desc>
                </draw:g>
              </table:table-cell>
              <table:table-cell office:value-type="float" office:value="2.3656">
                <text:p>2.3656</text:p>
                <draw:g>
                  <svg:desc>disksim.BN2:disksim.BN6</svg:desc>
                </draw:g>
              </table:table-cell>
              <table:table-cell office:value-type="float" office:value="2.501">
                <text:p>2.501</text:p>
                <draw:g>
                  <svg:desc>disksim.BN8:disksim.BN12</svg:desc>
                </draw:g>
              </table:table-cell>
              <table:table-cell office:value-type="float" office:value="0.1646">
                <text:p>0.1646</text:p>
                <draw:g>
                  <svg:desc>disksim.BN14:disksim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599">
                <text:p>1.4599</text:p>
              </table:table-cell>
              <table:table-cell office:value-type="float" office:value="1.58715">
                <text:p>1.5871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968">
                <text:p>0.9968</text:p>
              </table:table-cell>
              <table:table-cell office:value-type="float" office:value="1.1106">
                <text:p>1.1106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466">
                <text:p>0.9466</text:p>
              </table:table-cell>
              <table:table-cell office:value-type="float" office:value="0.9586">
                <text:p>0.9586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1625">
                <text:p>1.01625</text:p>
              </table:table-cell>
              <table:table-cell office:value-type="float" office:value="1.06005">
                <text:p>1.06005</text:p>
              </table:table-cell>
              <table:table-cell office:value-type="float" office:value="0.0531">
                <text:p>0.05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K18 raid.BL1:raid.BL1 raid.BN2:raid.BN6 raid.BL7:raid.BL7 raid.BN8:raid.BN12 raid.BL13:raid.BL13 raid.BN14:raid.BN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raid.BN2:raid.BN6" chart:label-cell-address="raid.BL1:raid.BL1" chart:class="chart:line">
            <chart:error-indicator chart:style-name="ch9" chart:dimension="y"/>
            <chart:data-point chart:repeated="5"/>
          </chart:series>
          <chart:series chart:style-name="ch10" chart:values-cell-range-address="raid.BN8:raid.BN12" chart:label-cell-address="raid.BL7:raid.BL7" chart:class="chart:line">
            <chart:error-indicator chart:style-name="ch9" chart:dimension="y"/>
            <chart:data-point chart:repeated="5"/>
          </chart:series>
          <chart:series chart:style-name="ch11" chart:values-cell-range-address="raid.BN14:raid.BN18" chart:label-cell-address="raid.BL13:raid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BL1:raid.BL1</svg:desc>
                </draw:g>
              </table:table-cell>
              <table:table-cell office:value-type="string">
                <text:p>TCP</text:p>
                <draw:g>
                  <svg:desc>raid.BL7:raid.BL7</svg:desc>
                </draw:g>
              </table:table-cell>
              <table:table-cell office:value-type="string">
                <text:p>x86</text:p>
                <draw:g>
                  <svg:desc>raid.BL13:raid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35.9861">
                <text:p>35.9861</text:p>
                <draw:g>
                  <svg:desc>raid.BN2:raid.BN6</svg:desc>
                </draw:g>
              </table:table-cell>
              <table:table-cell office:value-type="float" office:value="38.3428">
                <text:p>38.3428</text:p>
                <draw:g>
                  <svg:desc>raid.BN8:raid.BN12</svg:desc>
                </draw:g>
              </table:table-cell>
              <table:table-cell office:value-type="float" office:value="0.3054">
                <text:p>0.3054</text:p>
                <draw:g>
                  <svg:desc>raid.BN14:raid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1881">
                <text:p>10.1881</text:p>
              </table:table-cell>
              <table:table-cell office:value-type="float" office:value="11.31975">
                <text:p>11.31975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75725">
                <text:p>6.75725</text:p>
              </table:table-cell>
              <table:table-cell office:value-type="float" office:value="7.32825">
                <text:p>7.32825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00795">
                <text:p>4.00795</text:p>
              </table:table-cell>
              <table:table-cell office:value-type="float" office:value="4.14695">
                <text:p>4.1469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288">
                <text:p>3.2288</text:p>
              </table:table-cell>
              <table:table-cell office:value-type="float" office:value="3.28255">
                <text:p>3.28255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14:wifi.BK18 wifi.BL1:wifi.BL1 wifi.BN2:wifi.BN6 wifi.BL7:wifi.BL7 wifi.BN8:wifi.BN12 wifi.BL13:wifi.BL13 wifi.BN14:wifi.BN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14:wifi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wifi.BN2:wifi.BN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N8:wifi.BN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N14:wifi.BN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14:wifi.BK18</svg:desc>
                </draw:g>
              </table:table-cell>
              <table:table-cell office:value-type="float" office:value="75.5479">
                <text:p>75.5479</text:p>
                <draw:g>
                  <svg:desc>wifi.BN2:wifi.BN6</svg:desc>
                </draw:g>
              </table:table-cell>
              <table:table-cell office:value-type="float" office:value="79.7638">
                <text:p>79.7638</text:p>
                <draw:g>
                  <svg:desc>wifi.BN8:wifi.BN12</svg:desc>
                </draw:g>
              </table:table-cell>
              <table:table-cell office:value-type="float" office:value="5.1419">
                <text:p>5.1419</text:p>
                <draw:g>
                  <svg:desc>wifi.BN14:wifi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6623">
                <text:p>41.6623</text:p>
              </table:table-cell>
              <table:table-cell office:value-type="float" office:value="44.9608">
                <text:p>44.9608</text:p>
              </table:table-cell>
              <table:table-cell office:value-type="float" office:value="2.8363">
                <text:p>2.83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0409">
                <text:p>27.0409</text:p>
              </table:table-cell>
              <table:table-cell office:value-type="float" office:value="27.153">
                <text:p>27.153</text:p>
              </table:table-cell>
              <table:table-cell office:value-type="float" office:value="1.8993">
                <text:p>1.89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.8153">
                <text:p>21.8153</text:p>
              </table:table-cell>
              <table:table-cell office:value-type="float" office:value="22.706">
                <text:p>22.706</text:p>
              </table:table-cell>
              <table:table-cell office:value-type="float" office:value="2.9185">
                <text:p>2.91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.2895">
                <text:p>21.2895</text:p>
              </table:table-cell>
              <table:table-cell office:value-type="float" office:value="21.1668">
                <text:p>21.1668</text:p>
              </table:table-cell>
              <table:table-cell office:value-type="float" office:value="1.4864">
                <text:p>1.48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6" chart:maximum="1.2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disksim.BK2:disksim.BK6 disksim.BO2:disksim.BO6" chart:data-source-has-labels="column" svg:x="1.932cm" svg:y="1.759cm" svg:width="22.453cm" svg:height="16.762cm">
          <chartooo:coordinate-region svg:x="2.945cm" svg:y="2.077cm" svg:width="21.133cm" svg:height="15.559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disksim.BK2:disksim.BK6"/>
          </chart:axis>
          <chart:axis chart:dimension="y" chart:name="primary-y" chart:style-name="ch5">
            <chart:title svg:x="0.451cm" svg:y="12.173cm" chart:style-name="ch6">
              <text:p>RoCE Speedup</text:p>
            </chart:title>
            <chart:grid chart:style-name="ch7" chart:class="major"/>
          </chart:axis>
          <chart:series chart:style-name="ch8" chart:values-cell-range-address="disksim.BO2:disksim.BO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2:disksim.BK6</svg:desc>
                </draw:g>
              </table:table-cell>
              <table:table-cell office:value-type="float" office:value="1.06002761414104">
                <text:p>1.06002761414104</text:p>
                <draw:g>
                  <svg:desc>disksim.BO2:disksim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8641086683496">
                <text:p>1.086410866834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1461823404592">
                <text:p>0.9014618234045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1920272791494">
                <text:p>0.6519202727914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2377735270141">
                <text:p>1.023777352701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6" chart:maximum="1.2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raid.BK2:raid.BK6 raid.BO2:raid.BO6" chart:data-source-has-labels="column" svg:x="1.932cm" svg:y="1.759cm" svg:width="22.453cm" svg:height="16.762cm">
          <chartooo:coordinate-region svg:x="2.945cm" svg:y="2.077cm" svg:width="21.133cm" svg:height="15.559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raid.BK2:raid.BK6"/>
          </chart:axis>
          <chart:axis chart:dimension="y" chart:name="primary-y" chart:style-name="ch5">
            <chart:title svg:x="0.451cm" svg:y="12.173cm" chart:style-name="ch6">
              <text:p>RoCE Speedup</text:p>
            </chart:title>
            <chart:grid chart:style-name="ch7" chart:class="major"/>
          </chart:axis>
          <chart:series chart:style-name="ch8" chart:values-cell-range-address="raid.BO2:raid.BO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2:raid.BK6</svg:desc>
                </draw:g>
              </table:table-cell>
              <table:table-cell office:value-type="float" office:value="1.06937099766818">
                <text:p>1.06937099766818</text:p>
                <draw:g>
                  <svg:desc>raid.BO2:raid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1039709681697">
                <text:p>1.110397096816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0865759838061">
                <text:p>1.008657598380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03460349361488">
                <text:p>0.9034603493614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1307572582431">
                <text:p>1.013075725824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6" chart:maximum="1.2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wifi.BK2:wifi.BK6 wifi.BO2:wifi.BO6" chart:data-source-has-labels="column" svg:x="1.932cm" svg:y="1.759cm" svg:width="22.453cm" svg:height="16.762cm">
          <chartooo:coordinate-region svg:x="2.945cm" svg:y="2.077cm" svg:width="21.133cm" svg:height="15.559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wifi.BK2:wifi.BK6"/>
          </chart:axis>
          <chart:axis chart:dimension="y" chart:name="primary-y" chart:style-name="ch5">
            <chart:title svg:x="0.451cm" svg:y="12.173cm" chart:style-name="ch6">
              <text:p>RoCE Speedup</text:p>
            </chart:title>
            <chart:grid chart:style-name="ch7" chart:class="major"/>
          </chart:axis>
          <chart:series chart:style-name="ch8" chart:values-cell-range-address="wifi.BO2:wifi.BO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2:wifi.BK6</svg:desc>
                </draw:g>
              </table:table-cell>
              <table:table-cell office:value-type="float" office:value="1.05663922836898">
                <text:p>1.05663922836898</text:p>
                <draw:g>
                  <svg:desc>wifi.BO2:wifi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7805248333544">
                <text:p>1.07805248333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80993048524868">
                <text:p>0.98099304852486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16675969175833">
                <text:p>0.9166759691758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92838763664701">
                <text:p>0.9928387636647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